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5.2426"/>
          <table:table-cell office:value-type="float" office:value="13.514"/>
          <table:table-cell office:value-type="float" office:value="12.01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8182.0"/>
          <table:table-cell office:value-type="float" office:value="169655.0"/>
          <table:table-cell office:value-type="float" office:value="212058.0"/>
          <table:table-cell office:value-type="float" office:value="817570.0"/>
          <table:table-cell office:value-type="float" office:value="190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792.0"/>
          <table:table-cell office:value-type="float" office:value="364155.0"/>
          <table:table-cell office:value-type="float" office:value="324241.0"/>
          <table:table-cell office:value-type="float" office:value="229311.0"/>
          <table:table-cell office:value-type="float" office:value="44955.0"/>
          <table:table-cell office:value-type="float" office:value="500.0"/>
          <table:table-cell office:value-type="float" office:value="5.23928"/>
          <table:table-cell office:value-type="float" office:value="3.218"/>
          <table:table-cell office:value-type="float" office:value="1.75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723.0"/>
          <table:table-cell office:value-type="float" office:value="52056.0"/>
          <table:table-cell office:value-type="float" office:value="212058.0"/>
          <table:table-cell office:value-type="float" office:value="817570.0"/>
          <table:table-cell office:value-type="float" office:value="1903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6792.0"/>
          <table:table-cell office:value-type="float" office:value="364155.0"/>
          <table:table-cell office:value-type="float" office:value="324241.0"/>
          <table:table-cell office:value-type="float" office:value="229311.0"/>
          <table:table-cell office:value-type="float" office:value="44955.0"/>
          <table:table-cell office:value-type="float" office:value="500.0"/>
          <table:table-cell office:value-type="float" office:value="5.26269"/>
          <table:table-cell office:value-type="float" office:value="1.602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714.0"/>
          <table:table-cell office:value-type="float" office:value="211558.0"/>
          <table:table-cell office:value-type="float" office:value="816030.0"/>
          <table:table-cell office:value-type="float" office:value="1917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912.0"/>
          <table:table-cell office:value-type="float" office:value="363849.0"/>
          <table:table-cell office:value-type="float" office:value="323935.0"/>
          <table:table-cell office:value-type="float" office:value="230937.0"/>
          <table:table-cell office:value-type="float" office:value="48287.0"/>
          <table:table-cell office:value-type="float" office:value="500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1.8174"/>
          <table:table-cell office:value-type="float" office:value="10.07"/>
          <table:table-cell office:value-type="float" office:value="8.67"/>
          <table:table-cell office:value-type="float" office:value="0.0"/>
          <table:table-cell office:value-type="float" office:value="0.0"/>
          <table:table-cell office:value-type="float" office:value="83.0"/>
          <table:table-cell office:value-type="float" office:value="21412.0"/>
          <table:table-cell office:value-type="float" office:value="214005.0"/>
          <table:table-cell office:value-type="float" office:value="212058.0"/>
          <table:table-cell office:value-type="float" office:value="817571.0"/>
          <table:table-cell office:value-type="float" office:value="190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792.0"/>
          <table:table-cell office:value-type="float" office:value="364155.0"/>
          <table:table-cell office:value-type="float" office:value="324241.0"/>
          <table:table-cell office:value-type="float" office:value="229311.0"/>
          <table:table-cell office:value-type="float" office:value="44955.0"/>
          <table:table-cell office:value-type="float" office:value="500.0"/>
          <table:table-cell office:value-type="float" office:value="5.38961"/>
          <table:table-cell office:value-type="float" office:value="3.918"/>
          <table:table-cell office:value-type="float" office:value="2.68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3079.0"/>
          <table:table-cell office:value-type="float" office:value="75924.0"/>
          <table:table-cell office:value-type="float" office:value="212058.0"/>
          <table:table-cell office:value-type="float" office:value="817571.0"/>
          <table:table-cell office:value-type="float" office:value="1903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6792.0"/>
          <table:table-cell office:value-type="float" office:value="364155.0"/>
          <table:table-cell office:value-type="float" office:value="324241.0"/>
          <table:table-cell office:value-type="float" office:value="229311.0"/>
          <table:table-cell office:value-type="float" office:value="44955.0"/>
          <table:table-cell office:value-type="float" office:value="500.0"/>
          <table:table-cell office:value-type="float" office:value="5.30648"/>
          <table:table-cell office:value-type="float" office:value="1.528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1676.0"/>
          <table:table-cell office:value-type="float" office:value="211558.0"/>
          <table:table-cell office:value-type="float" office:value="816031.0"/>
          <table:table-cell office:value-type="float" office:value="191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912.0"/>
          <table:table-cell office:value-type="float" office:value="363849.0"/>
          <table:table-cell office:value-type="float" office:value="323935.0"/>
          <table:table-cell office:value-type="float" office:value="230937.0"/>
          <table:table-cell office:value-type="float" office:value="48287.0"/>
          <table:table-cell office:value-type="float" office:value="500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5.252"/>
          <table:table-cell office:value-type="float" office:value="13.411"/>
          <table:table-cell office:value-type="float" office:value="12.0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1675.0"/>
          <table:table-cell office:value-type="float" office:value="290872.0"/>
          <table:table-cell office:value-type="float" office:value="212058.0"/>
          <table:table-cell office:value-type="float" office:value="817570.0"/>
          <table:table-cell office:value-type="float" office:value="190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792.0"/>
          <table:table-cell office:value-type="float" office:value="364155.0"/>
          <table:table-cell office:value-type="float" office:value="324241.0"/>
          <table:table-cell office:value-type="float" office:value="229311.0"/>
          <table:table-cell office:value-type="float" office:value="44955.0"/>
          <table:table-cell office:value-type="float" office:value="500.0"/>
          <table:table-cell office:value-type="float" office:value="6.94516"/>
          <table:table-cell office:value-type="float" office:value="5.457"/>
          <table:table-cell office:value-type="float" office:value="4.14"/>
          <table:table-cell office:value-type="float" office:value="1.0"/>
          <table:table-cell office:value-type="float" office:value="0.0"/>
          <table:table-cell office:value-type="float" office:value="42.0"/>
          <table:table-cell office:value-type="float" office:value="8658.0"/>
          <table:table-cell office:value-type="float" office:value="117226.0"/>
          <table:table-cell office:value-type="float" office:value="212058.0"/>
          <table:table-cell office:value-type="float" office:value="817570.0"/>
          <table:table-cell office:value-type="float" office:value="1903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6792.0"/>
          <table:table-cell office:value-type="float" office:value="364155.0"/>
          <table:table-cell office:value-type="float" office:value="324241.0"/>
          <table:table-cell office:value-type="float" office:value="229311.0"/>
          <table:table-cell office:value-type="float" office:value="44955.0"/>
          <table:table-cell office:value-type="float" office:value="500.0"/>
          <table:table-cell office:value-type="float" office:value="5.66279"/>
          <table:table-cell office:value-type="float" office:value="1.904"/>
          <table:table-cell office:value-type="float" office:value="0.29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65.0"/>
          <table:table-cell office:value-type="float" office:value="6861.0"/>
          <table:table-cell office:value-type="float" office:value="211558.0"/>
          <table:table-cell office:value-type="float" office:value="816030.0"/>
          <table:table-cell office:value-type="float" office:value="1912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912.0"/>
          <table:table-cell office:value-type="float" office:value="363849.0"/>
          <table:table-cell office:value-type="float" office:value="323935.0"/>
          <table:table-cell office:value-type="float" office:value="230937.0"/>
          <table:table-cell office:value-type="float" office:value="48287.0"/>
          <table:table-cell office:value-type="float" office:value="500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0.7554"/>
          <table:table-cell office:value-type="float" office:value="9.042"/>
          <table:table-cell office:value-type="float" office:value="7.51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4740.0"/>
          <table:table-cell office:value-type="float" office:value="173618.0"/>
          <table:table-cell office:value-type="float" office:value="212058.0"/>
          <table:table-cell office:value-type="float" office:value="817570.0"/>
          <table:table-cell office:value-type="float" office:value="190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792.0"/>
          <table:table-cell office:value-type="float" office:value="364155.0"/>
          <table:table-cell office:value-type="float" office:value="324241.0"/>
          <table:table-cell office:value-type="float" office:value="229311.0"/>
          <table:table-cell office:value-type="float" office:value="44955.0"/>
          <table:table-cell office:value-type="float" office:value="500.0"/>
          <table:table-cell office:value-type="float" office:value="12.4303"/>
          <table:table-cell office:value-type="float" office:value="10.715"/>
          <table:table-cell office:value-type="float" office:value="9.22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1794.0"/>
          <table:table-cell office:value-type="float" office:value="196156.0"/>
          <table:table-cell office:value-type="float" office:value="212058.0"/>
          <table:table-cell office:value-type="float" office:value="817570.0"/>
          <table:table-cell office:value-type="float" office:value="1903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792.0"/>
          <table:table-cell office:value-type="float" office:value="364155.0"/>
          <table:table-cell office:value-type="float" office:value="324241.0"/>
          <table:table-cell office:value-type="float" office:value="229311.0"/>
          <table:table-cell office:value-type="float" office:value="44955.0"/>
          <table:table-cell office:value-type="float" office:value="500.0"/>
          <table:table-cell office:value-type="float" office:value="5.33536"/>
          <table:table-cell office:value-type="float" office:value="1.286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1.0"/>
          <table:table-cell office:value-type="float" office:value="4274.0"/>
          <table:table-cell office:value-type="float" office:value="211558.0"/>
          <table:table-cell office:value-type="float" office:value="816030.0"/>
          <table:table-cell office:value-type="float" office:value="1912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912.0"/>
          <table:table-cell office:value-type="float" office:value="363849.0"/>
          <table:table-cell office:value-type="float" office:value="323935.0"/>
          <table:table-cell office:value-type="float" office:value="230937.0"/>
          <table:table-cell office:value-type="float" office:value="48287.0"/>
          <table:table-cell office:value-type="float" office:value="500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57.7098"/>
          <table:table-cell office:value-type="float" office:value="56.022"/>
          <table:table-cell office:value-type="float" office:value="54.52"/>
          <table:table-cell office:value-type="float" office:value="0.0"/>
          <table:table-cell office:value-type="float" office:value="0.0"/>
          <table:table-cell office:value-type="float" office:value="505.0"/>
          <table:table-cell office:value-type="float" office:value="158486.0"/>
          <table:table-cell office:value-type="float" office:value="1299597.0"/>
          <table:table-cell office:value-type="float" office:value="212058.0"/>
          <table:table-cell office:value-type="float" office:value="817571.0"/>
          <table:table-cell office:value-type="float" office:value="190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792.0"/>
          <table:table-cell office:value-type="float" office:value="364155.0"/>
          <table:table-cell office:value-type="float" office:value="324241.0"/>
          <table:table-cell office:value-type="float" office:value="229311.0"/>
          <table:table-cell office:value-type="float" office:value="44955.0"/>
          <table:table-cell office:value-type="float" office:value="500.0"/>
          <table:table-cell office:value-type="float" office:value="5.18666"/>
          <table:table-cell office:value-type="float" office:value="3.367"/>
          <table:table-cell office:value-type="float" office:value="1.73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197.0"/>
          <table:table-cell office:value-type="float" office:value="56320.0"/>
          <table:table-cell office:value-type="float" office:value="212058.0"/>
          <table:table-cell office:value-type="float" office:value="817571.0"/>
          <table:table-cell office:value-type="float" office:value="1903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6792.0"/>
          <table:table-cell office:value-type="float" office:value="364155.0"/>
          <table:table-cell office:value-type="float" office:value="324241.0"/>
          <table:table-cell office:value-type="float" office:value="229311.0"/>
          <table:table-cell office:value-type="float" office:value="44955.0"/>
          <table:table-cell office:value-type="float" office:value="500.0"/>
          <table:table-cell office:value-type="float" office:value="6.62884"/>
          <table:table-cell office:value-type="float" office:value="2.439"/>
          <table:table-cell office:value-type="float" office:value="0.92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594.0"/>
          <table:table-cell office:value-type="float" office:value="12005.0"/>
          <table:table-cell office:value-type="float" office:value="211558.0"/>
          <table:table-cell office:value-type="float" office:value="816031.0"/>
          <table:table-cell office:value-type="float" office:value="1912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7912.0"/>
          <table:table-cell office:value-type="float" office:value="363849.0"/>
          <table:table-cell office:value-type="float" office:value="323935.0"/>
          <table:table-cell office:value-type="float" office:value="230937.0"/>
          <table:table-cell office:value-type="float" office:value="48287.0"/>
          <table:table-cell office:value-type="float" office:value="500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6.60659"/>
          <table:table-cell office:value-type="float" office:value="4.86"/>
          <table:table-cell office:value-type="float" office:value="3.27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9611.0"/>
          <table:table-cell office:value-type="float" office:value="87580.0"/>
          <table:table-cell office:value-type="float" office:value="241180.0"/>
          <table:table-cell office:value-type="float" office:value="927400.0"/>
          <table:table-cell office:value-type="float" office:value="2038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3588.0"/>
          <table:table-cell office:value-type="float" office:value="412456.0"/>
          <table:table-cell office:value-type="float" office:value="367338.0"/>
          <table:table-cell office:value-type="float" office:value="258814.0"/>
          <table:table-cell office:value-type="float" office:value="50171.0"/>
          <table:table-cell office:value-type="float" office:value="500.0"/>
          <table:table-cell office:value-type="float" office:value="4.65827"/>
          <table:table-cell office:value-type="float" office:value="3.017"/>
          <table:table-cell office:value-type="float" office:value="1.13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3054.0"/>
          <table:table-cell office:value-type="float" office:value="25891.0"/>
          <table:table-cell office:value-type="float" office:value="241180.0"/>
          <table:table-cell office:value-type="float" office:value="927400.0"/>
          <table:table-cell office:value-type="float" office:value="2030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3588.0"/>
          <table:table-cell office:value-type="float" office:value="412456.0"/>
          <table:table-cell office:value-type="float" office:value="367338.0"/>
          <table:table-cell office:value-type="float" office:value="258814.0"/>
          <table:table-cell office:value-type="float" office:value="50171.0"/>
          <table:table-cell office:value-type="float" office:value="500.0"/>
          <table:table-cell office:value-type="float" office:value="5.45272"/>
          <table:table-cell office:value-type="float" office:value="1.722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2.0"/>
          <table:table-cell office:value-type="float" office:value="2478.0"/>
          <table:table-cell office:value-type="float" office:value="240680.0"/>
          <table:table-cell office:value-type="float" office:value="925860.0"/>
          <table:table-cell office:value-type="float" office:value="2044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708.0"/>
          <table:table-cell office:value-type="float" office:value="412150.0"/>
          <table:table-cell office:value-type="float" office:value="367032.0"/>
          <table:table-cell office:value-type="float" office:value="260440.0"/>
          <table:table-cell office:value-type="float" office:value="53503.0"/>
          <table:table-cell office:value-type="float" office:value="500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2.2456"/>
          <table:table-cell office:value-type="float" office:value="10.567"/>
          <table:table-cell office:value-type="float" office:value="8.82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6830.0"/>
          <table:table-cell office:value-type="float" office:value="204648.0"/>
          <table:table-cell office:value-type="float" office:value="241180.0"/>
          <table:table-cell office:value-type="float" office:value="927400.0"/>
          <table:table-cell office:value-type="float" office:value="2028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3588.0"/>
          <table:table-cell office:value-type="float" office:value="412456.0"/>
          <table:table-cell office:value-type="float" office:value="367338.0"/>
          <table:table-cell office:value-type="float" office:value="258814.0"/>
          <table:table-cell office:value-type="float" office:value="50171.0"/>
          <table:table-cell office:value-type="float" office:value="500.0"/>
          <table:table-cell office:value-type="float" office:value="7.8265"/>
          <table:table-cell office:value-type="float" office:value="6.203"/>
          <table:table-cell office:value-type="float" office:value="4.45"/>
          <table:table-cell office:value-type="float" office:value="1.0"/>
          <table:table-cell office:value-type="float" office:value="0.0"/>
          <table:table-cell office:value-type="float" office:value="37.0"/>
          <table:table-cell office:value-type="float" office:value="7979.0"/>
          <table:table-cell office:value-type="float" office:value="159851.0"/>
          <table:table-cell office:value-type="float" office:value="241180.0"/>
          <table:table-cell office:value-type="float" office:value="927400.0"/>
          <table:table-cell office:value-type="float" office:value="2027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3588.0"/>
          <table:table-cell office:value-type="float" office:value="412456.0"/>
          <table:table-cell office:value-type="float" office:value="367338.0"/>
          <table:table-cell office:value-type="float" office:value="258814.0"/>
          <table:table-cell office:value-type="float" office:value="50171.0"/>
          <table:table-cell office:value-type="float" office:value="500.0"/>
          <table:table-cell office:value-type="float" office:value="5.52091"/>
          <table:table-cell office:value-type="float" office:value="1.832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6.0"/>
          <table:table-cell office:value-type="float" office:value="4259.0"/>
          <table:table-cell office:value-type="float" office:value="240680.0"/>
          <table:table-cell office:value-type="float" office:value="925860.0"/>
          <table:table-cell office:value-type="float" office:value="2044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708.0"/>
          <table:table-cell office:value-type="float" office:value="412150.0"/>
          <table:table-cell office:value-type="float" office:value="367032.0"/>
          <table:table-cell office:value-type="float" office:value="260440.0"/>
          <table:table-cell office:value-type="float" office:value="53503.0"/>
          <table:table-cell office:value-type="float" office:value="500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9.58381"/>
          <table:table-cell office:value-type="float" office:value="7.879"/>
          <table:table-cell office:value-type="float" office:value="6.17"/>
          <table:table-cell office:value-type="float" office:value="0.0"/>
          <table:table-cell office:value-type="float" office:value="0.0"/>
          <table:table-cell office:value-type="float" office:value="64.0"/>
          <table:table-cell office:value-type="float" office:value="16939.0"/>
          <table:table-cell office:value-type="float" office:value="144799.0"/>
          <table:table-cell office:value-type="float" office:value="241180.0"/>
          <table:table-cell office:value-type="float" office:value="927401.0"/>
          <table:table-cell office:value-type="float" office:value="2038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3588.0"/>
          <table:table-cell office:value-type="float" office:value="412456.0"/>
          <table:table-cell office:value-type="float" office:value="367338.0"/>
          <table:table-cell office:value-type="float" office:value="258814.0"/>
          <table:table-cell office:value-type="float" office:value="50171.0"/>
          <table:table-cell office:value-type="float" office:value="500.0"/>
          <table:table-cell office:value-type="float" office:value="7.96096"/>
          <table:table-cell office:value-type="float" office:value="6.099"/>
          <table:table-cell office:value-type="float" office:value="4.45"/>
          <table:table-cell office:value-type="float" office:value="1.0"/>
          <table:table-cell office:value-type="float" office:value="0.0"/>
          <table:table-cell office:value-type="float" office:value="34.0"/>
          <table:table-cell office:value-type="float" office:value="7223.0"/>
          <table:table-cell office:value-type="float" office:value="140243.0"/>
          <table:table-cell office:value-type="float" office:value="241180.0"/>
          <table:table-cell office:value-type="float" office:value="927401.0"/>
          <table:table-cell office:value-type="float" office:value="2038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3588.0"/>
          <table:table-cell office:value-type="float" office:value="412456.0"/>
          <table:table-cell office:value-type="float" office:value="367338.0"/>
          <table:table-cell office:value-type="float" office:value="258814.0"/>
          <table:table-cell office:value-type="float" office:value="50171.0"/>
          <table:table-cell office:value-type="float" office:value="500.0"/>
          <table:table-cell office:value-type="float" office:value="5.61054"/>
          <table:table-cell office:value-type="float" office:value="1.914"/>
          <table:table-cell office:value-type="float" office:value="0.2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6.0"/>
          <table:table-cell office:value-type="float" office:value="6106.0"/>
          <table:table-cell office:value-type="float" office:value="240680.0"/>
          <table:table-cell office:value-type="float" office:value="925861.0"/>
          <table:table-cell office:value-type="float" office:value="2047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708.0"/>
          <table:table-cell office:value-type="float" office:value="412150.0"/>
          <table:table-cell office:value-type="float" office:value="367032.0"/>
          <table:table-cell office:value-type="float" office:value="260440.0"/>
          <table:table-cell office:value-type="float" office:value="53503.0"/>
          <table:table-cell office:value-type="float" office:value="500.0"/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28.4548"/>
          <table:table-cell office:value-type="float" office:value="26.828"/>
          <table:table-cell office:value-type="float" office:value="25.15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2778.0"/>
          <table:table-cell office:value-type="float" office:value="581930.0"/>
          <table:table-cell office:value-type="float" office:value="241180.0"/>
          <table:table-cell office:value-type="float" office:value="927402.0"/>
          <table:table-cell office:value-type="float" office:value="2028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3588.0"/>
          <table:table-cell office:value-type="float" office:value="412456.0"/>
          <table:table-cell office:value-type="float" office:value="367338.0"/>
          <table:table-cell office:value-type="float" office:value="258814.0"/>
          <table:table-cell office:value-type="float" office:value="50171.0"/>
          <table:table-cell office:value-type="float" office:value="500.0"/>
          <table:table-cell office:value-type="float" office:value="10.2383"/>
          <table:table-cell office:value-type="float" office:value="8.518"/>
          <table:table-cell office:value-type="float" office:value="6.89"/>
          <table:table-cell office:value-type="float" office:value="0.0"/>
          <table:table-cell office:value-type="float" office:value="0.0"/>
          <table:table-cell office:value-type="float" office:value="99.0"/>
          <table:table-cell office:value-type="float" office:value="24075.0"/>
          <table:table-cell office:value-type="float" office:value="173010.0"/>
          <table:table-cell office:value-type="float" office:value="241180.0"/>
          <table:table-cell office:value-type="float" office:value="927402.0"/>
          <table:table-cell office:value-type="float" office:value="2028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3588.0"/>
          <table:table-cell office:value-type="float" office:value="412456.0"/>
          <table:table-cell office:value-type="float" office:value="367338.0"/>
          <table:table-cell office:value-type="float" office:value="258814.0"/>
          <table:table-cell office:value-type="float" office:value="50171.0"/>
          <table:table-cell office:value-type="float" office:value="500.0"/>
          <table:table-cell office:value-type="float" office:value="5.52295"/>
          <table:table-cell office:value-type="float" office:value="1.825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4.0"/>
          <table:table-cell office:value-type="float" office:value="3559.0"/>
          <table:table-cell office:value-type="float" office:value="240680.0"/>
          <table:table-cell office:value-type="float" office:value="925862.0"/>
          <table:table-cell office:value-type="float" office:value="2044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708.0"/>
          <table:table-cell office:value-type="float" office:value="412150.0"/>
          <table:table-cell office:value-type="float" office:value="367032.0"/>
          <table:table-cell office:value-type="float" office:value="260440.0"/>
          <table:table-cell office:value-type="float" office:value="53503.0"/>
          <table:table-cell office:value-type="float" office:value="500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1.9058"/>
          <table:table-cell office:value-type="float" office:value="10.213"/>
          <table:table-cell office:value-type="float" office:value="8.61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5297.0"/>
          <table:table-cell office:value-type="float" office:value="134945.0"/>
          <table:table-cell office:value-type="float" office:value="241180.0"/>
          <table:table-cell office:value-type="float" office:value="927402.0"/>
          <table:table-cell office:value-type="float" office:value="2028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3588.0"/>
          <table:table-cell office:value-type="float" office:value="412456.0"/>
          <table:table-cell office:value-type="float" office:value="367338.0"/>
          <table:table-cell office:value-type="float" office:value="258814.0"/>
          <table:table-cell office:value-type="float" office:value="50171.0"/>
          <table:table-cell office:value-type="float" office:value="500.0"/>
          <table:table-cell office:value-type="float" office:value="7.26642"/>
          <table:table-cell office:value-type="float" office:value="5.383"/>
          <table:table-cell office:value-type="float" office:value="3.77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11466.0"/>
          <table:table-cell office:value-type="float" office:value="77865.0"/>
          <table:table-cell office:value-type="float" office:value="241180.0"/>
          <table:table-cell office:value-type="float" office:value="927402.0"/>
          <table:table-cell office:value-type="float" office:value="2040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3588.0"/>
          <table:table-cell office:value-type="float" office:value="412456.0"/>
          <table:table-cell office:value-type="float" office:value="367338.0"/>
          <table:table-cell office:value-type="float" office:value="258814.0"/>
          <table:table-cell office:value-type="float" office:value="50171.0"/>
          <table:table-cell office:value-type="float" office:value="500.0"/>
          <table:table-cell office:value-type="float" office:value="5.59672"/>
          <table:table-cell office:value-type="float" office:value="1.879"/>
          <table:table-cell office:value-type="float" office:value="0.2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2.0"/>
          <table:table-cell office:value-type="float" office:value="6288.0"/>
          <table:table-cell office:value-type="float" office:value="240680.0"/>
          <table:table-cell office:value-type="float" office:value="925862.0"/>
          <table:table-cell office:value-type="float" office:value="2044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708.0"/>
          <table:table-cell office:value-type="float" office:value="412150.0"/>
          <table:table-cell office:value-type="float" office:value="367032.0"/>
          <table:table-cell office:value-type="float" office:value="260440.0"/>
          <table:table-cell office:value-type="float" office:value="53503.0"/>
          <table:table-cell office:value-type="float" office:value="500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0.558"/>
          <table:table-cell office:value-type="float" office:value="8.872"/>
          <table:table-cell office:value-type="float" office:value="8.42"/>
          <table:table-cell office:value-type="float" office:value="0.0"/>
          <table:table-cell office:value-type="float" office:value="0.0"/>
          <table:table-cell office:value-type="float" office:value="124.0"/>
          <table:table-cell office:value-type="float" office:value="31388.0"/>
          <table:table-cell office:value-type="float" office:value="183998.0"/>
          <table:table-cell office:value-type="float" office:value="70700.0"/>
          <table:table-cell office:value-type="float" office:value="269397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130.0"/>
          <table:table-cell office:value-type="float" office:value="123624.0"/>
          <table:table-cell office:value-type="float" office:value="109192.0"/>
          <table:table-cell office:value-type="float" office:value="79418.0"/>
          <table:table-cell office:value-type="float" office:value="15971.0"/>
          <table:table-cell office:value-type="float" office:value="250.0"/>
          <table:table-cell office:value-type="float" office:value="19.8565"/>
          <table:table-cell office:value-type="float" office:value="18.196"/>
          <table:table-cell office:value-type="float" office:value="17.73"/>
          <table:table-cell office:value-type="float" office:value="0.0"/>
          <table:table-cell office:value-type="float" office:value="0.0"/>
          <table:table-cell office:value-type="float" office:value="275.0"/>
          <table:table-cell office:value-type="float" office:value="91349.0"/>
          <table:table-cell office:value-type="float" office:value="404326.0"/>
          <table:table-cell office:value-type="float" office:value="70700.0"/>
          <table:table-cell office:value-type="float" office:value="269397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130.0"/>
          <table:table-cell office:value-type="float" office:value="123624.0"/>
          <table:table-cell office:value-type="float" office:value="109192.0"/>
          <table:table-cell office:value-type="float" office:value="79418.0"/>
          <table:table-cell office:value-type="float" office:value="15971.0"/>
          <table:table-cell office:value-type="float" office:value="250.0"/>
          <table:table-cell office:value-type="float" office:value="2.8102"/>
          <table:table-cell office:value-type="float" office:value="0.52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887.0"/>
          <table:table-cell office:value-type="float" office:value="70450.0"/>
          <table:table-cell office:value-type="float" office:value="268627.0"/>
          <table:table-cell office:value-type="float" office:value="1324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690.0"/>
          <table:table-cell office:value-type="float" office:value="123476.0"/>
          <table:table-cell office:value-type="float" office:value="109044.0"/>
          <table:table-cell office:value-type="float" office:value="80226.0"/>
          <table:table-cell office:value-type="float" office:value="17627.0"/>
          <table:table-cell office:value-type="float" office:value="250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6.20826"/>
          <table:table-cell office:value-type="float" office:value="4.638"/>
          <table:table-cell office:value-type="float" office:value="4.11"/>
          <table:table-cell office:value-type="float" office:value="0.0"/>
          <table:table-cell office:value-type="float" office:value="0.0"/>
          <table:table-cell office:value-type="float" office:value="73.0"/>
          <table:table-cell office:value-type="float" office:value="18365.0"/>
          <table:table-cell office:value-type="float" office:value="138936.0"/>
          <table:table-cell office:value-type="float" office:value="70700.0"/>
          <table:table-cell office:value-type="float" office:value="269397.0"/>
          <table:table-cell office:value-type="float" office:value="1225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130.0"/>
          <table:table-cell office:value-type="float" office:value="123624.0"/>
          <table:table-cell office:value-type="float" office:value="109192.0"/>
          <table:table-cell office:value-type="float" office:value="79418.0"/>
          <table:table-cell office:value-type="float" office:value="15971.0"/>
          <table:table-cell office:value-type="float" office:value="250.0"/>
          <table:table-cell office:value-type="float" office:value="2.59068"/>
          <table:table-cell office:value-type="float" office:value="1.023"/>
          <table:table-cell office:value-type="float" office:value="0.48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533.0"/>
          <table:table-cell office:value-type="float" office:value="27450.0"/>
          <table:table-cell office:value-type="float" office:value="70700.0"/>
          <table:table-cell office:value-type="float" office:value="269397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130.0"/>
          <table:table-cell office:value-type="float" office:value="123624.0"/>
          <table:table-cell office:value-type="float" office:value="109192.0"/>
          <table:table-cell office:value-type="float" office:value="79418.0"/>
          <table:table-cell office:value-type="float" office:value="15971.0"/>
          <table:table-cell office:value-type="float" office:value="250.0"/>
          <table:table-cell office:value-type="float" office:value="2.73718"/>
          <table:table-cell office:value-type="float" office:value="0.47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874.0"/>
          <table:table-cell office:value-type="float" office:value="70450.0"/>
          <table:table-cell office:value-type="float" office:value="268627.0"/>
          <table:table-cell office:value-type="float" office:value="1318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690.0"/>
          <table:table-cell office:value-type="float" office:value="123476.0"/>
          <table:table-cell office:value-type="float" office:value="109044.0"/>
          <table:table-cell office:value-type="float" office:value="80226.0"/>
          <table:table-cell office:value-type="float" office:value="17627.0"/>
          <table:table-cell office:value-type="float" office:value="250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9.10662"/>
          <table:table-cell office:value-type="float" office:value="7.459"/>
          <table:table-cell office:value-type="float" office:value="6.97"/>
          <table:table-cell office:value-type="float" office:value="0.0"/>
          <table:table-cell office:value-type="float" office:value="0.0"/>
          <table:table-cell office:value-type="float" office:value="119.0"/>
          <table:table-cell office:value-type="float" office:value="31655.0"/>
          <table:table-cell office:value-type="float" office:value="155845.0"/>
          <table:table-cell office:value-type="float" office:value="70700.0"/>
          <table:table-cell office:value-type="float" office:value="269397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130.0"/>
          <table:table-cell office:value-type="float" office:value="123624.0"/>
          <table:table-cell office:value-type="float" office:value="109192.0"/>
          <table:table-cell office:value-type="float" office:value="79418.0"/>
          <table:table-cell office:value-type="float" office:value="15971.0"/>
          <table:table-cell office:value-type="float" office:value="250.0"/>
          <table:table-cell office:value-type="float" office:value="3.13228"/>
          <table:table-cell office:value-type="float" office:value="1.597"/>
          <table:table-cell office:value-type="float" office:value="1.06"/>
          <table:table-cell office:value-type="float" office:value="1.0"/>
          <table:table-cell office:value-type="float" office:value="0.0"/>
          <table:table-cell office:value-type="float" office:value="24.0"/>
          <table:table-cell office:value-type="float" office:value="4680.0"/>
          <table:table-cell office:value-type="float" office:value="41471.0"/>
          <table:table-cell office:value-type="float" office:value="70700.0"/>
          <table:table-cell office:value-type="float" office:value="269397.0"/>
          <table:table-cell office:value-type="float" office:value="1230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130.0"/>
          <table:table-cell office:value-type="float" office:value="123624.0"/>
          <table:table-cell office:value-type="float" office:value="109192.0"/>
          <table:table-cell office:value-type="float" office:value="79418.0"/>
          <table:table-cell office:value-type="float" office:value="15971.0"/>
          <table:table-cell office:value-type="float" office:value="250.0"/>
          <table:table-cell office:value-type="float" office:value="2.77557"/>
          <table:table-cell office:value-type="float" office:value="0.54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817.0"/>
          <table:table-cell office:value-type="float" office:value="70450.0"/>
          <table:table-cell office:value-type="float" office:value="268627.0"/>
          <table:table-cell office:value-type="float" office:value="1324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690.0"/>
          <table:table-cell office:value-type="float" office:value="123476.0"/>
          <table:table-cell office:value-type="float" office:value="109044.0"/>
          <table:table-cell office:value-type="float" office:value="80226.0"/>
          <table:table-cell office:value-type="float" office:value="17627.0"/>
          <table:table-cell office:value-type="float" office:value="250.0"/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8.80472"/>
          <table:table-cell office:value-type="float" office:value="7.18"/>
          <table:table-cell office:value-type="float" office:value="6.65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2572.0"/>
          <table:table-cell office:value-type="float" office:value="196399.0"/>
          <table:table-cell office:value-type="float" office:value="70700.0"/>
          <table:table-cell office:value-type="float" office:value="269397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130.0"/>
          <table:table-cell office:value-type="float" office:value="123624.0"/>
          <table:table-cell office:value-type="float" office:value="109192.0"/>
          <table:table-cell office:value-type="float" office:value="79418.0"/>
          <table:table-cell office:value-type="float" office:value="15971.0"/>
          <table:table-cell office:value-type="float" office:value="250.0"/>
          <table:table-cell office:value-type="float" office:value="2.67565"/>
          <table:table-cell office:value-type="float" office:value="1.081"/>
          <table:table-cell office:value-type="float" office:value="0.58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3191.0"/>
          <table:table-cell office:value-type="float" office:value="23027.0"/>
          <table:table-cell office:value-type="float" office:value="70700.0"/>
          <table:table-cell office:value-type="float" office:value="269397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130.0"/>
          <table:table-cell office:value-type="float" office:value="123624.0"/>
          <table:table-cell office:value-type="float" office:value="109192.0"/>
          <table:table-cell office:value-type="float" office:value="79418.0"/>
          <table:table-cell office:value-type="float" office:value="15971.0"/>
          <table:table-cell office:value-type="float" office:value="250.0"/>
          <table:table-cell office:value-type="float" office:value="3.00006"/>
          <table:table-cell office:value-type="float" office:value="0.44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17.0"/>
          <table:table-cell office:value-type="float" office:value="70450.0"/>
          <table:table-cell office:value-type="float" office:value="268627.0"/>
          <table:table-cell office:value-type="float" office:value="1328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690.0"/>
          <table:table-cell office:value-type="float" office:value="123476.0"/>
          <table:table-cell office:value-type="float" office:value="109044.0"/>
          <table:table-cell office:value-type="float" office:value="80226.0"/>
          <table:table-cell office:value-type="float" office:value="17627.0"/>
          <table:table-cell office:value-type="float" office:value="250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3.30505"/>
          <table:table-cell office:value-type="float" office:value="1.721"/>
          <table:table-cell office:value-type="float" office:value="1.22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5126.0"/>
          <table:table-cell office:value-type="float" office:value="45513.0"/>
          <table:table-cell office:value-type="float" office:value="70700.0"/>
          <table:table-cell office:value-type="float" office:value="269397.0"/>
          <table:table-cell office:value-type="float" office:value="1228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130.0"/>
          <table:table-cell office:value-type="float" office:value="123624.0"/>
          <table:table-cell office:value-type="float" office:value="109192.0"/>
          <table:table-cell office:value-type="float" office:value="79418.0"/>
          <table:table-cell office:value-type="float" office:value="15971.0"/>
          <table:table-cell office:value-type="float" office:value="250.0"/>
          <table:table-cell office:value-type="float" office:value="6.16459"/>
          <table:table-cell office:value-type="float" office:value="4.641"/>
          <table:table-cell office:value-type="float" office:value="4.14"/>
          <table:table-cell office:value-type="float" office:value="1.0"/>
          <table:table-cell office:value-type="float" office:value="0.0"/>
          <table:table-cell office:value-type="float" office:value="92.0"/>
          <table:table-cell office:value-type="float" office:value="22052.0"/>
          <table:table-cell office:value-type="float" office:value="123124.0"/>
          <table:table-cell office:value-type="float" office:value="70700.0"/>
          <table:table-cell office:value-type="float" office:value="269397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130.0"/>
          <table:table-cell office:value-type="float" office:value="123624.0"/>
          <table:table-cell office:value-type="float" office:value="109192.0"/>
          <table:table-cell office:value-type="float" office:value="79418.0"/>
          <table:table-cell office:value-type="float" office:value="15971.0"/>
          <table:table-cell office:value-type="float" office:value="250.0"/>
          <table:table-cell office:value-type="float" office:value="2.77196"/>
          <table:table-cell office:value-type="float" office:value="0.51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50.0"/>
          <table:table-cell office:value-type="float" office:value="70450.0"/>
          <table:table-cell office:value-type="float" office:value="268627.0"/>
          <table:table-cell office:value-type="float" office:value="1318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690.0"/>
          <table:table-cell office:value-type="float" office:value="123476.0"/>
          <table:table-cell office:value-type="float" office:value="109044.0"/>
          <table:table-cell office:value-type="float" office:value="80226.0"/>
          <table:table-cell office:value-type="float" office:value="17627.0"/>
          <table:table-cell office:value-type="float" office:value="250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8.51077"/>
          <table:table-cell office:value-type="float" office:value="6.834"/>
          <table:table-cell office:value-type="float" office:value="5.5"/>
          <table:table-cell office:value-type="float" office:value="0.0"/>
          <table:table-cell office:value-type="float" office:value="0.0"/>
          <table:table-cell office:value-type="float" office:value="78.0"/>
          <table:table-cell office:value-type="float" office:value="19747.0"/>
          <table:table-cell office:value-type="float" office:value="125838.0"/>
          <table:table-cell office:value-type="float" office:value="195700.0"/>
          <table:table-cell office:value-type="float" office:value="755293.0"/>
          <table:table-cell office:value-type="float" office:value="1796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010.0"/>
          <table:table-cell office:value-type="float" office:value="336994.0"/>
          <table:table-cell office:value-type="float" office:value="299982.0"/>
          <table:table-cell office:value-type="float" office:value="212716.0"/>
          <table:table-cell office:value-type="float" office:value="42047.0"/>
          <table:table-cell office:value-type="float" office:value="500.0"/>
          <table:table-cell office:value-type="float" office:value="6.85154"/>
          <table:table-cell office:value-type="float" office:value="5.062"/>
          <table:table-cell office:value-type="float" office:value="3.81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12630.0"/>
          <table:table-cell office:value-type="float" office:value="100734.0"/>
          <table:table-cell office:value-type="float" office:value="195700.0"/>
          <table:table-cell office:value-type="float" office:value="755293.0"/>
          <table:table-cell office:value-type="float" office:value="1801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010.0"/>
          <table:table-cell office:value-type="float" office:value="336994.0"/>
          <table:table-cell office:value-type="float" office:value="299982.0"/>
          <table:table-cell office:value-type="float" office:value="212716.0"/>
          <table:table-cell office:value-type="float" office:value="42047.0"/>
          <table:table-cell office:value-type="float" office:value="500.0"/>
          <table:table-cell office:value-type="float" office:value="4.84036"/>
          <table:table-cell office:value-type="float" office:value="1.259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2987.0"/>
          <table:table-cell office:value-type="float" office:value="195200.0"/>
          <table:table-cell office:value-type="float" office:value="753753.0"/>
          <table:table-cell office:value-type="float" office:value="1806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4130.0"/>
          <table:table-cell office:value-type="float" office:value="336688.0"/>
          <table:table-cell office:value-type="float" office:value="299676.0"/>
          <table:table-cell office:value-type="float" office:value="214342.0"/>
          <table:table-cell office:value-type="float" office:value="45379.0"/>
          <table:table-cell office:value-type="float" office:value="500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6.84707"/>
          <table:table-cell office:value-type="float" office:value="5.094"/>
          <table:table-cell office:value-type="float" office:value="3.82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11535.0"/>
          <table:table-cell office:value-type="float" office:value="112753.0"/>
          <table:table-cell office:value-type="float" office:value="195700.0"/>
          <table:table-cell office:value-type="float" office:value="755292.0"/>
          <table:table-cell office:value-type="float" office:value="1796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010.0"/>
          <table:table-cell office:value-type="float" office:value="336994.0"/>
          <table:table-cell office:value-type="float" office:value="299982.0"/>
          <table:table-cell office:value-type="float" office:value="212716.0"/>
          <table:table-cell office:value-type="float" office:value="42047.0"/>
          <table:table-cell office:value-type="float" office:value="500.0"/>
          <table:table-cell office:value-type="float" office:value="4.89073"/>
          <table:table-cell office:value-type="float" office:value="3.116"/>
          <table:table-cell office:value-type="float" office:value="1.89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6216.0"/>
          <table:table-cell office:value-type="float" office:value="53157.0"/>
          <table:table-cell office:value-type="float" office:value="195700.0"/>
          <table:table-cell office:value-type="float" office:value="755292.0"/>
          <table:table-cell office:value-type="float" office:value="1796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010.0"/>
          <table:table-cell office:value-type="float" office:value="336994.0"/>
          <table:table-cell office:value-type="float" office:value="299982.0"/>
          <table:table-cell office:value-type="float" office:value="212716.0"/>
          <table:table-cell office:value-type="float" office:value="42047.0"/>
          <table:table-cell office:value-type="float" office:value="500.0"/>
          <table:table-cell office:value-type="float" office:value="4.71317"/>
          <table:table-cell office:value-type="float" office:value="1.377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3733.0"/>
          <table:table-cell office:value-type="float" office:value="195200.0"/>
          <table:table-cell office:value-type="float" office:value="753752.0"/>
          <table:table-cell office:value-type="float" office:value="1806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4130.0"/>
          <table:table-cell office:value-type="float" office:value="336688.0"/>
          <table:table-cell office:value-type="float" office:value="299676.0"/>
          <table:table-cell office:value-type="float" office:value="214342.0"/>
          <table:table-cell office:value-type="float" office:value="45379.0"/>
          <table:table-cell office:value-type="float" office:value="500.0"/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9.36716"/>
          <table:table-cell office:value-type="float" office:value="7.463"/>
          <table:table-cell office:value-type="float" office:value="5.22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7828.0"/>
          <table:table-cell office:value-type="float" office:value="73123.0"/>
          <table:table-cell office:value-type="float" office:value="195700.0"/>
          <table:table-cell office:value-type="float" office:value="755292.0"/>
          <table:table-cell office:value-type="float" office:value="1796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010.0"/>
          <table:table-cell office:value-type="float" office:value="336994.0"/>
          <table:table-cell office:value-type="float" office:value="299982.0"/>
          <table:table-cell office:value-type="float" office:value="212716.0"/>
          <table:table-cell office:value-type="float" office:value="42047.0"/>
          <table:table-cell office:value-type="float" office:value="500.0"/>
          <table:table-cell office:value-type="float" office:value="14.181"/>
          <table:table-cell office:value-type="float" office:value="12.343"/>
          <table:table-cell office:value-type="float" office:value="10.97"/>
          <table:table-cell office:value-type="float" office:value="1.0"/>
          <table:table-cell office:value-type="float" office:value="0.0"/>
          <table:table-cell office:value-type="float" office:value="125.0"/>
          <table:table-cell office:value-type="float" office:value="32732.0"/>
          <table:table-cell office:value-type="float" office:value="376629.0"/>
          <table:table-cell office:value-type="float" office:value="195700.0"/>
          <table:table-cell office:value-type="float" office:value="755292.0"/>
          <table:table-cell office:value-type="float" office:value="1796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010.0"/>
          <table:table-cell office:value-type="float" office:value="336994.0"/>
          <table:table-cell office:value-type="float" office:value="299982.0"/>
          <table:table-cell office:value-type="float" office:value="212716.0"/>
          <table:table-cell office:value-type="float" office:value="42047.0"/>
          <table:table-cell office:value-type="float" office:value="500.0"/>
          <table:table-cell office:value-type="float" office:value="4.74529"/>
          <table:table-cell office:value-type="float" office:value="1.496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7237.0"/>
          <table:table-cell office:value-type="float" office:value="195200.0"/>
          <table:table-cell office:value-type="float" office:value="753752.0"/>
          <table:table-cell office:value-type="float" office:value="1806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4130.0"/>
          <table:table-cell office:value-type="float" office:value="336688.0"/>
          <table:table-cell office:value-type="float" office:value="299676.0"/>
          <table:table-cell office:value-type="float" office:value="214342.0"/>
          <table:table-cell office:value-type="float" office:value="45379.0"/>
          <table:table-cell office:value-type="float" office:value="500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45.6827"/>
          <table:table-cell office:value-type="float" office:value="43.921"/>
          <table:table-cell office:value-type="float" office:value="42.58"/>
          <table:table-cell office:value-type="float" office:value="0.0"/>
          <table:table-cell office:value-type="float" office:value="0.0"/>
          <table:table-cell office:value-type="float" office:value="443.0"/>
          <table:table-cell office:value-type="float" office:value="143023.0"/>
          <table:table-cell office:value-type="float" office:value="853298.0"/>
          <table:table-cell office:value-type="float" office:value="195700.0"/>
          <table:table-cell office:value-type="float" office:value="755292.0"/>
          <table:table-cell office:value-type="float" office:value="1796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010.0"/>
          <table:table-cell office:value-type="float" office:value="336994.0"/>
          <table:table-cell office:value-type="float" office:value="299982.0"/>
          <table:table-cell office:value-type="float" office:value="212716.0"/>
          <table:table-cell office:value-type="float" office:value="42047.0"/>
          <table:table-cell office:value-type="float" office:value="500.0"/>
          <table:table-cell office:value-type="float" office:value="6.97152"/>
          <table:table-cell office:value-type="float" office:value="5.133"/>
          <table:table-cell office:value-type="float" office:value="3.77"/>
          <table:table-cell office:value-type="float" office:value="1.0"/>
          <table:table-cell office:value-type="float" office:value="0.0"/>
          <table:table-cell office:value-type="float" office:value="45.0"/>
          <table:table-cell office:value-type="float" office:value="10659.0"/>
          <table:table-cell office:value-type="float" office:value="99998.0"/>
          <table:table-cell office:value-type="float" office:value="195700.0"/>
          <table:table-cell office:value-type="float" office:value="755292.0"/>
          <table:table-cell office:value-type="float" office:value="1796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010.0"/>
          <table:table-cell office:value-type="float" office:value="336994.0"/>
          <table:table-cell office:value-type="float" office:value="299982.0"/>
          <table:table-cell office:value-type="float" office:value="212716.0"/>
          <table:table-cell office:value-type="float" office:value="42047.0"/>
          <table:table-cell office:value-type="float" office:value="500.0"/>
          <table:table-cell office:value-type="float" office:value="4.57573"/>
          <table:table-cell office:value-type="float" office:value="1.244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1746.0"/>
          <table:table-cell office:value-type="float" office:value="195200.0"/>
          <table:table-cell office:value-type="float" office:value="753752.0"/>
          <table:table-cell office:value-type="float" office:value="1806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4130.0"/>
          <table:table-cell office:value-type="float" office:value="336688.0"/>
          <table:table-cell office:value-type="float" office:value="299676.0"/>
          <table:table-cell office:value-type="float" office:value="214342.0"/>
          <table:table-cell office:value-type="float" office:value="45379.0"/>
          <table:table-cell office:value-type="float" office:value="500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9.01996"/>
          <table:table-cell office:value-type="float" office:value="7.316"/>
          <table:table-cell office:value-type="float" office:value="5.99"/>
          <table:table-cell office:value-type="float" office:value="0.0"/>
          <table:table-cell office:value-type="float" office:value="0.0"/>
          <table:table-cell office:value-type="float" office:value="73.0"/>
          <table:table-cell office:value-type="float" office:value="19744.0"/>
          <table:table-cell office:value-type="float" office:value="202026.0"/>
          <table:table-cell office:value-type="float" office:value="195700.0"/>
          <table:table-cell office:value-type="float" office:value="755294.0"/>
          <table:table-cell office:value-type="float" office:value="1796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010.0"/>
          <table:table-cell office:value-type="float" office:value="336994.0"/>
          <table:table-cell office:value-type="float" office:value="299982.0"/>
          <table:table-cell office:value-type="float" office:value="212716.0"/>
          <table:table-cell office:value-type="float" office:value="42047.0"/>
          <table:table-cell office:value-type="float" office:value="500.0"/>
          <table:table-cell office:value-type="float" office:value="13.7094"/>
          <table:table-cell office:value-type="float" office:value="11.917"/>
          <table:table-cell office:value-type="float" office:value="10.66"/>
          <table:table-cell office:value-type="float" office:value="1.0"/>
          <table:table-cell office:value-type="float" office:value="0.0"/>
          <table:table-cell office:value-type="float" office:value="132.0"/>
          <table:table-cell office:value-type="float" office:value="41642.0"/>
          <table:table-cell office:value-type="float" office:value="306475.0"/>
          <table:table-cell office:value-type="float" office:value="195700.0"/>
          <table:table-cell office:value-type="float" office:value="755294.0"/>
          <table:table-cell office:value-type="float" office:value="180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010.0"/>
          <table:table-cell office:value-type="float" office:value="336994.0"/>
          <table:table-cell office:value-type="float" office:value="299982.0"/>
          <table:table-cell office:value-type="float" office:value="212716.0"/>
          <table:table-cell office:value-type="float" office:value="42047.0"/>
          <table:table-cell office:value-type="float" office:value="500.0"/>
          <table:table-cell office:value-type="float" office:value="4.90378"/>
          <table:table-cell office:value-type="float" office:value="1.356"/>
          <table:table-cell office:value-type="float" office:value="0.2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59.0"/>
          <table:table-cell office:value-type="float" office:value="8696.0"/>
          <table:table-cell office:value-type="float" office:value="195200.0"/>
          <table:table-cell office:value-type="float" office:value="753754.0"/>
          <table:table-cell office:value-type="float" office:value="1806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4130.0"/>
          <table:table-cell office:value-type="float" office:value="336688.0"/>
          <table:table-cell office:value-type="float" office:value="299676.0"/>
          <table:table-cell office:value-type="float" office:value="214342.0"/>
          <table:table-cell office:value-type="float" office:value="45379.0"/>
          <table:table-cell office:value-type="float" office:value="500.0"/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83363"/>
          <table:table-cell office:value-type="float" office:value="0.24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292.0"/>
          <table:table-cell office:value-type="float" office:value="22498.0"/>
          <table:table-cell office:value-type="float" office:value="85835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758.0"/>
          <table:table-cell office:value-type="float" office:value="42988.0"/>
          <table:table-cell office:value-type="float" office:value="34730.0"/>
          <table:table-cell office:value-type="float" office:value="29210.0"/>
          <table:table-cell office:value-type="float" office:value="5164.0"/>
          <table:table-cell office:value-type="float" office:value="100.0"/>
          <table:table-cell office:value-type="float" office:value="1.9625"/>
          <table:table-cell office:value-type="float" office:value="0.2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3.0"/>
          <table:table-cell office:value-type="float" office:value="2235.0"/>
          <table:table-cell office:value-type="float" office:value="22498.0"/>
          <table:table-cell office:value-type="float" office:value="85835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758.0"/>
          <table:table-cell office:value-type="float" office:value="42988.0"/>
          <table:table-cell office:value-type="float" office:value="34730.0"/>
          <table:table-cell office:value-type="float" office:value="29210.0"/>
          <table:table-cell office:value-type="float" office:value="5164.0"/>
          <table:table-cell office:value-type="float" office:value="100.0"/>
          <table:table-cell office:value-type="float" office:value="1.85109"/>
          <table:table-cell office:value-type="float" office:value="0.15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7.0"/>
          <table:table-cell office:value-type="float" office:value="22398.0"/>
          <table:table-cell office:value-type="float" office:value="85527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982.0"/>
          <table:table-cell office:value-type="float" office:value="42929.0"/>
          <table:table-cell office:value-type="float" office:value="34671.0"/>
          <table:table-cell office:value-type="float" office:value="29533.0"/>
          <table:table-cell office:value-type="float" office:value="5826.0"/>
          <table:table-cell office:value-type="float" office:value="100.0"/>
          <table:table-cell table:formula="of:=MIN([.$B23];[.$V23];[.$AP23])" office:value-type="float"/>
          <table:table-cell table:formula="of:=MIN([.$C23];[.$W23];[.$AQ23])" office:value-type="float"/>
          <table:table-cell table:formula="of:=MIN([.$D23];[.$X23];[.$AR23])" office:value-type="float"/>
          <table:table-cell table:formula="of:=MIN([.$E23];[.$Y23];[.$AS23])" office:value-type="float"/>
          <table:table-cell table:formula="of:=MIN([.$F23];[.$Z23];[.$AT23])" office:value-type="float"/>
          <table:table-cell table:formula="of:=MIN([.$G23];[.$AA23];[.$AU23])" office:value-type="float"/>
          <table:table-cell table:formula="of:=MIN([.$H23];[.$AB23];[.$AV23])" office:value-type="float"/>
          <table:table-cell table:formula="of:=MIN([.$I23];[.$AC23];[.$AW23])" office:value-type="float"/>
          <table:table-cell table:formula="of:=MIN([.$J23];[.$AD23];[.$AX23])" office:value-type="float"/>
          <table:table-cell table:formula="of:=MIN([.$K23];[.$AE23];[.$AY23])" office:value-type="float"/>
          <table:table-cell table:formula="of:=MIN([.$L23];[.$AF23];[.$AZ23])" office:value-type="float"/>
          <table:table-cell table:formula="of:=MIN([.$M23];[.$AG23];[.$BA23])" office:value-type="float"/>
          <table:table-cell table:formula="of:=MIN([.$N23];[.$AH23];[.$BB23])" office:value-type="float"/>
          <table:table-cell table:formula="of:=MIN([.$O23];[.$AI23];[.$BC23])" office:value-type="float"/>
          <table:table-cell table:formula="of:=MIN([.$P23];[.$AJ23];[.$BD23])" office:value-type="float"/>
          <table:table-cell table:formula="of:=MIN([.$Q23];[.$AK23];[.$BE23])" office:value-type="float"/>
          <table:table-cell table:formula="of:=MIN([.$R23];[.$AL23];[.$BF23])" office:value-type="float"/>
          <table:table-cell table:formula="of:=MIN([.$S23];[.$AM23];[.$BG23])" office:value-type="float"/>
          <table:table-cell table:formula="of:=MIN([.$T23];[.$AN23];[.$BH23])" office:value-type="float"/>
          <table:table-cell table:formula="of:=MIN([.$U23];[.$AO23];[.$BI23])" office:value-type="float"/>
          <table:table-cell table:formula="of:=MEDIAN([.$B23];[.$V23];[.$AP23])" office:value-type="float"/>
          <table:table-cell table:formula="of:=MEDIAN([.$C23];[.$W23];[.$AQ23])" office:value-type="float"/>
          <table:table-cell table:formula="of:=MEDIAN([.$D23];[.$X23];[.$AR23])" office:value-type="float"/>
          <table:table-cell table:formula="of:=MEDIAN([.$E23];[.$Y23];[.$AS23])" office:value-type="float"/>
          <table:table-cell table:formula="of:=MEDIAN([.$F23];[.$Z23];[.$AT23])" office:value-type="float"/>
          <table:table-cell table:formula="of:=MEDIAN([.$G23];[.$AA23];[.$AU23])" office:value-type="float"/>
          <table:table-cell table:formula="of:=MEDIAN([.$H23];[.$AB23];[.$AV23])" office:value-type="float"/>
          <table:table-cell table:formula="of:=MEDIAN([.$I23];[.$AC23];[.$AW23])" office:value-type="float"/>
          <table:table-cell table:formula="of:=MEDIAN([.$J23];[.$AD23];[.$AX23])" office:value-type="float"/>
          <table:table-cell table:formula="of:=MEDIAN([.$K23];[.$AE23];[.$AY23])" office:value-type="float"/>
          <table:table-cell table:formula="of:=MEDIAN([.$L23];[.$AF23];[.$AZ23])" office:value-type="float"/>
          <table:table-cell table:formula="of:=MEDIAN([.$M23];[.$AG23];[.$BA23])" office:value-type="float"/>
          <table:table-cell table:formula="of:=MEDIAN([.$N23];[.$AH23];[.$BB23])" office:value-type="float"/>
          <table:table-cell table:formula="of:=MEDIAN([.$O23];[.$AI23];[.$BC23])" office:value-type="float"/>
          <table:table-cell table:formula="of:=MEDIAN([.$P23];[.$AJ23];[.$BD23])" office:value-type="float"/>
          <table:table-cell table:formula="of:=MEDIAN([.$Q23];[.$AK23];[.$BE23])" office:value-type="float"/>
          <table:table-cell table:formula="of:=MEDIAN([.$R23];[.$AL23];[.$BF23])" office:value-type="float"/>
          <table:table-cell table:formula="of:=MEDIAN([.$S23];[.$AM23];[.$BG23])" office:value-type="float"/>
          <table:table-cell table:formula="of:=MEDIAN([.$T23];[.$AN23];[.$BH23])" office:value-type="float"/>
          <table:table-cell table:formula="of:=MEDIAN([.$U23];[.$AO23];[.$BI23])" office:value-type="float"/>
          <table:table-cell table:formula="of:=MAX([.$B23];[.$V23];[.$AP23])" office:value-type="float"/>
          <table:table-cell table:formula="of:=MAX([.$C23];[.$W23];[.$AQ23])" office:value-type="float"/>
          <table:table-cell table:formula="of:=MAX([.$D23];[.$X23];[.$AR23])" office:value-type="float"/>
          <table:table-cell table:formula="of:=MAX([.$E23];[.$Y23];[.$AS23])" office:value-type="float"/>
          <table:table-cell table:formula="of:=MAX([.$F23];[.$Z23];[.$AT23])" office:value-type="float"/>
          <table:table-cell table:formula="of:=MAX([.$G23];[.$AA23];[.$AU23])" office:value-type="float"/>
          <table:table-cell table:formula="of:=MAX([.$H23];[.$AB23];[.$AV23])" office:value-type="float"/>
          <table:table-cell table:formula="of:=MAX([.$I23];[.$AC23];[.$AW23])" office:value-type="float"/>
          <table:table-cell table:formula="of:=MAX([.$J23];[.$AD23];[.$AX23])" office:value-type="float"/>
          <table:table-cell table:formula="of:=MAX([.$K23];[.$AE23];[.$AY23])" office:value-type="float"/>
          <table:table-cell table:formula="of:=MAX([.$L23];[.$AF23];[.$AZ23])" office:value-type="float"/>
          <table:table-cell table:formula="of:=MAX([.$M23];[.$AG23];[.$BA23])" office:value-type="float"/>
          <table:table-cell table:formula="of:=MAX([.$N23];[.$AH23];[.$BB23])" office:value-type="float"/>
          <table:table-cell table:formula="of:=MAX([.$O23];[.$AI23];[.$BC23])" office:value-type="float"/>
          <table:table-cell table:formula="of:=MAX([.$P23];[.$AJ23];[.$BD23])" office:value-type="float"/>
          <table:table-cell table:formula="of:=MAX([.$Q23];[.$AK23];[.$BE23])" office:value-type="float"/>
          <table:table-cell table:formula="of:=MAX([.$R23];[.$AL23];[.$BF23])" office:value-type="float"/>
          <table:table-cell table:formula="of:=MAX([.$S23];[.$AM23];[.$BG23])" office:value-type="float"/>
          <table:table-cell table:formula="of:=MAX([.$T23];[.$AN23];[.$BH23])" office:value-type="float"/>
          <table:table-cell table:formula="of:=MAX([.$U23];[.$AO23];[.$BI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93731"/>
          <table:table-cell office:value-type="float" office:value="0.165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7.0"/>
          <table:table-cell office:value-type="float" office:value="2762.0"/>
          <table:table-cell office:value-type="float" office:value="22498.0"/>
          <table:table-cell office:value-type="float" office:value="85835.0"/>
          <table:table-cell office:value-type="float" office:value="1258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758.0"/>
          <table:table-cell office:value-type="float" office:value="42988.0"/>
          <table:table-cell office:value-type="float" office:value="34730.0"/>
          <table:table-cell office:value-type="float" office:value="29210.0"/>
          <table:table-cell office:value-type="float" office:value="5164.0"/>
          <table:table-cell office:value-type="float" office:value="100.0"/>
          <table:table-cell office:value-type="float" office:value="1.77905"/>
          <table:table-cell office:value-type="float" office:value="0.233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38.0"/>
          <table:table-cell office:value-type="float" office:value="3333.0"/>
          <table:table-cell office:value-type="float" office:value="22498.0"/>
          <table:table-cell office:value-type="float" office:value="85835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758.0"/>
          <table:table-cell office:value-type="float" office:value="42988.0"/>
          <table:table-cell office:value-type="float" office:value="34730.0"/>
          <table:table-cell office:value-type="float" office:value="29210.0"/>
          <table:table-cell office:value-type="float" office:value="5164.0"/>
          <table:table-cell office:value-type="float" office:value="100.0"/>
          <table:table-cell office:value-type="float" office:value="1.90677"/>
          <table:table-cell office:value-type="float" office:value="0.18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8.0"/>
          <table:table-cell office:value-type="float" office:value="22398.0"/>
          <table:table-cell office:value-type="float" office:value="85527.0"/>
          <table:table-cell office:value-type="float" office:value="1283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982.0"/>
          <table:table-cell office:value-type="float" office:value="42929.0"/>
          <table:table-cell office:value-type="float" office:value="34671.0"/>
          <table:table-cell office:value-type="float" office:value="29533.0"/>
          <table:table-cell office:value-type="float" office:value="5826.0"/>
          <table:table-cell office:value-type="float" office:value="100.0"/>
          <table:table-cell table:formula="of:=MIN([.$B24];[.$V24];[.$AP24])" office:value-type="float"/>
          <table:table-cell table:formula="of:=MIN([.$C24];[.$W24];[.$AQ24])" office:value-type="float"/>
          <table:table-cell table:formula="of:=MIN([.$D24];[.$X24];[.$AR24])" office:value-type="float"/>
          <table:table-cell table:formula="of:=MIN([.$E24];[.$Y24];[.$AS24])" office:value-type="float"/>
          <table:table-cell table:formula="of:=MIN([.$F24];[.$Z24];[.$AT24])" office:value-type="float"/>
          <table:table-cell table:formula="of:=MIN([.$G24];[.$AA24];[.$AU24])" office:value-type="float"/>
          <table:table-cell table:formula="of:=MIN([.$H24];[.$AB24];[.$AV24])" office:value-type="float"/>
          <table:table-cell table:formula="of:=MIN([.$I24];[.$AC24];[.$AW24])" office:value-type="float"/>
          <table:table-cell table:formula="of:=MIN([.$J24];[.$AD24];[.$AX24])" office:value-type="float"/>
          <table:table-cell table:formula="of:=MIN([.$K24];[.$AE24];[.$AY24])" office:value-type="float"/>
          <table:table-cell table:formula="of:=MIN([.$L24];[.$AF24];[.$AZ24])" office:value-type="float"/>
          <table:table-cell table:formula="of:=MIN([.$M24];[.$AG24];[.$BA24])" office:value-type="float"/>
          <table:table-cell table:formula="of:=MIN([.$N24];[.$AH24];[.$BB24])" office:value-type="float"/>
          <table:table-cell table:formula="of:=MIN([.$O24];[.$AI24];[.$BC24])" office:value-type="float"/>
          <table:table-cell table:formula="of:=MIN([.$P24];[.$AJ24];[.$BD24])" office:value-type="float"/>
          <table:table-cell table:formula="of:=MIN([.$Q24];[.$AK24];[.$BE24])" office:value-type="float"/>
          <table:table-cell table:formula="of:=MIN([.$R24];[.$AL24];[.$BF24])" office:value-type="float"/>
          <table:table-cell table:formula="of:=MIN([.$S24];[.$AM24];[.$BG24])" office:value-type="float"/>
          <table:table-cell table:formula="of:=MIN([.$T24];[.$AN24];[.$BH24])" office:value-type="float"/>
          <table:table-cell table:formula="of:=MIN([.$U24];[.$AO24];[.$BI24])" office:value-type="float"/>
          <table:table-cell table:formula="of:=MEDIAN([.$B24];[.$V24];[.$AP24])" office:value-type="float"/>
          <table:table-cell table:formula="of:=MEDIAN([.$C24];[.$W24];[.$AQ24])" office:value-type="float"/>
          <table:table-cell table:formula="of:=MEDIAN([.$D24];[.$X24];[.$AR24])" office:value-type="float"/>
          <table:table-cell table:formula="of:=MEDIAN([.$E24];[.$Y24];[.$AS24])" office:value-type="float"/>
          <table:table-cell table:formula="of:=MEDIAN([.$F24];[.$Z24];[.$AT24])" office:value-type="float"/>
          <table:table-cell table:formula="of:=MEDIAN([.$G24];[.$AA24];[.$AU24])" office:value-type="float"/>
          <table:table-cell table:formula="of:=MEDIAN([.$H24];[.$AB24];[.$AV24])" office:value-type="float"/>
          <table:table-cell table:formula="of:=MEDIAN([.$I24];[.$AC24];[.$AW24])" office:value-type="float"/>
          <table:table-cell table:formula="of:=MEDIAN([.$J24];[.$AD24];[.$AX24])" office:value-type="float"/>
          <table:table-cell table:formula="of:=MEDIAN([.$K24];[.$AE24];[.$AY24])" office:value-type="float"/>
          <table:table-cell table:formula="of:=MEDIAN([.$L24];[.$AF24];[.$AZ24])" office:value-type="float"/>
          <table:table-cell table:formula="of:=MEDIAN([.$M24];[.$AG24];[.$BA24])" office:value-type="float"/>
          <table:table-cell table:formula="of:=MEDIAN([.$N24];[.$AH24];[.$BB24])" office:value-type="float"/>
          <table:table-cell table:formula="of:=MEDIAN([.$O24];[.$AI24];[.$BC24])" office:value-type="float"/>
          <table:table-cell table:formula="of:=MEDIAN([.$P24];[.$AJ24];[.$BD24])" office:value-type="float"/>
          <table:table-cell table:formula="of:=MEDIAN([.$Q24];[.$AK24];[.$BE24])" office:value-type="float"/>
          <table:table-cell table:formula="of:=MEDIAN([.$R24];[.$AL24];[.$BF24])" office:value-type="float"/>
          <table:table-cell table:formula="of:=MEDIAN([.$S24];[.$AM24];[.$BG24])" office:value-type="float"/>
          <table:table-cell table:formula="of:=MEDIAN([.$T24];[.$AN24];[.$BH24])" office:value-type="float"/>
          <table:table-cell table:formula="of:=MEDIAN([.$U24];[.$AO24];[.$BI24])" office:value-type="float"/>
          <table:table-cell table:formula="of:=MAX([.$B24];[.$V24];[.$AP24])" office:value-type="float"/>
          <table:table-cell table:formula="of:=MAX([.$C24];[.$W24];[.$AQ24])" office:value-type="float"/>
          <table:table-cell table:formula="of:=MAX([.$D24];[.$X24];[.$AR24])" office:value-type="float"/>
          <table:table-cell table:formula="of:=MAX([.$E24];[.$Y24];[.$AS24])" office:value-type="float"/>
          <table:table-cell table:formula="of:=MAX([.$F24];[.$Z24];[.$AT24])" office:value-type="float"/>
          <table:table-cell table:formula="of:=MAX([.$G24];[.$AA24];[.$AU24])" office:value-type="float"/>
          <table:table-cell table:formula="of:=MAX([.$H24];[.$AB24];[.$AV24])" office:value-type="float"/>
          <table:table-cell table:formula="of:=MAX([.$I24];[.$AC24];[.$AW24])" office:value-type="float"/>
          <table:table-cell table:formula="of:=MAX([.$J24];[.$AD24];[.$AX24])" office:value-type="float"/>
          <table:table-cell table:formula="of:=MAX([.$K24];[.$AE24];[.$AY24])" office:value-type="float"/>
          <table:table-cell table:formula="of:=MAX([.$L24];[.$AF24];[.$AZ24])" office:value-type="float"/>
          <table:table-cell table:formula="of:=MAX([.$M24];[.$AG24];[.$BA24])" office:value-type="float"/>
          <table:table-cell table:formula="of:=MAX([.$N24];[.$AH24];[.$BB24])" office:value-type="float"/>
          <table:table-cell table:formula="of:=MAX([.$O24];[.$AI24];[.$BC24])" office:value-type="float"/>
          <table:table-cell table:formula="of:=MAX([.$P24];[.$AJ24];[.$BD24])" office:value-type="float"/>
          <table:table-cell table:formula="of:=MAX([.$Q24];[.$AK24];[.$BE24])" office:value-type="float"/>
          <table:table-cell table:formula="of:=MAX([.$R24];[.$AL24];[.$BF24])" office:value-type="float"/>
          <table:table-cell table:formula="of:=MAX([.$S24];[.$AM24];[.$BG24])" office:value-type="float"/>
          <table:table-cell table:formula="of:=MAX([.$T24];[.$AN24];[.$BH24])" office:value-type="float"/>
          <table:table-cell table:formula="of:=MAX([.$U24];[.$AO24];[.$BI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84414"/>
          <table:table-cell office:value-type="float" office:value="0.24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429.0"/>
          <table:table-cell office:value-type="float" office:value="22498.0"/>
          <table:table-cell office:value-type="float" office:value="85835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758.0"/>
          <table:table-cell office:value-type="float" office:value="42988.0"/>
          <table:table-cell office:value-type="float" office:value="34730.0"/>
          <table:table-cell office:value-type="float" office:value="29210.0"/>
          <table:table-cell office:value-type="float" office:value="5164.0"/>
          <table:table-cell office:value-type="float" office:value="100.0"/>
          <table:table-cell office:value-type="float" office:value="1.9273"/>
          <table:table-cell office:value-type="float" office:value="0.13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184.0"/>
          <table:table-cell office:value-type="float" office:value="22498.0"/>
          <table:table-cell office:value-type="float" office:value="85835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758.0"/>
          <table:table-cell office:value-type="float" office:value="42988.0"/>
          <table:table-cell office:value-type="float" office:value="34730.0"/>
          <table:table-cell office:value-type="float" office:value="29210.0"/>
          <table:table-cell office:value-type="float" office:value="5164.0"/>
          <table:table-cell office:value-type="float" office:value="100.0"/>
          <table:table-cell office:value-type="float" office:value="1.89974"/>
          <table:table-cell office:value-type="float" office:value="0.19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8.0"/>
          <table:table-cell office:value-type="float" office:value="22398.0"/>
          <table:table-cell office:value-type="float" office:value="85527.0"/>
          <table:table-cell office:value-type="float" office:value="1290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982.0"/>
          <table:table-cell office:value-type="float" office:value="42929.0"/>
          <table:table-cell office:value-type="float" office:value="34671.0"/>
          <table:table-cell office:value-type="float" office:value="29533.0"/>
          <table:table-cell office:value-type="float" office:value="5826.0"/>
          <table:table-cell office:value-type="float" office:value="100.0"/>
          <table:table-cell table:formula="of:=MIN([.$B25];[.$V25];[.$AP25])" office:value-type="float"/>
          <table:table-cell table:formula="of:=MIN([.$C25];[.$W25];[.$AQ25])" office:value-type="float"/>
          <table:table-cell table:formula="of:=MIN([.$D25];[.$X25];[.$AR25])" office:value-type="float"/>
          <table:table-cell table:formula="of:=MIN([.$E25];[.$Y25];[.$AS25])" office:value-type="float"/>
          <table:table-cell table:formula="of:=MIN([.$F25];[.$Z25];[.$AT25])" office:value-type="float"/>
          <table:table-cell table:formula="of:=MIN([.$G25];[.$AA25];[.$AU25])" office:value-type="float"/>
          <table:table-cell table:formula="of:=MIN([.$H25];[.$AB25];[.$AV25])" office:value-type="float"/>
          <table:table-cell table:formula="of:=MIN([.$I25];[.$AC25];[.$AW25])" office:value-type="float"/>
          <table:table-cell table:formula="of:=MIN([.$J25];[.$AD25];[.$AX25])" office:value-type="float"/>
          <table:table-cell table:formula="of:=MIN([.$K25];[.$AE25];[.$AY25])" office:value-type="float"/>
          <table:table-cell table:formula="of:=MIN([.$L25];[.$AF25];[.$AZ25])" office:value-type="float"/>
          <table:table-cell table:formula="of:=MIN([.$M25];[.$AG25];[.$BA25])" office:value-type="float"/>
          <table:table-cell table:formula="of:=MIN([.$N25];[.$AH25];[.$BB25])" office:value-type="float"/>
          <table:table-cell table:formula="of:=MIN([.$O25];[.$AI25];[.$BC25])" office:value-type="float"/>
          <table:table-cell table:formula="of:=MIN([.$P25];[.$AJ25];[.$BD25])" office:value-type="float"/>
          <table:table-cell table:formula="of:=MIN([.$Q25];[.$AK25];[.$BE25])" office:value-type="float"/>
          <table:table-cell table:formula="of:=MIN([.$R25];[.$AL25];[.$BF25])" office:value-type="float"/>
          <table:table-cell table:formula="of:=MIN([.$S25];[.$AM25];[.$BG25])" office:value-type="float"/>
          <table:table-cell table:formula="of:=MIN([.$T25];[.$AN25];[.$BH25])" office:value-type="float"/>
          <table:table-cell table:formula="of:=MIN([.$U25];[.$AO25];[.$BI25])" office:value-type="float"/>
          <table:table-cell table:formula="of:=MEDIAN([.$B25];[.$V25];[.$AP25])" office:value-type="float"/>
          <table:table-cell table:formula="of:=MEDIAN([.$C25];[.$W25];[.$AQ25])" office:value-type="float"/>
          <table:table-cell table:formula="of:=MEDIAN([.$D25];[.$X25];[.$AR25])" office:value-type="float"/>
          <table:table-cell table:formula="of:=MEDIAN([.$E25];[.$Y25];[.$AS25])" office:value-type="float"/>
          <table:table-cell table:formula="of:=MEDIAN([.$F25];[.$Z25];[.$AT25])" office:value-type="float"/>
          <table:table-cell table:formula="of:=MEDIAN([.$G25];[.$AA25];[.$AU25])" office:value-type="float"/>
          <table:table-cell table:formula="of:=MEDIAN([.$H25];[.$AB25];[.$AV25])" office:value-type="float"/>
          <table:table-cell table:formula="of:=MEDIAN([.$I25];[.$AC25];[.$AW25])" office:value-type="float"/>
          <table:table-cell table:formula="of:=MEDIAN([.$J25];[.$AD25];[.$AX25])" office:value-type="float"/>
          <table:table-cell table:formula="of:=MEDIAN([.$K25];[.$AE25];[.$AY25])" office:value-type="float"/>
          <table:table-cell table:formula="of:=MEDIAN([.$L25];[.$AF25];[.$AZ25])" office:value-type="float"/>
          <table:table-cell table:formula="of:=MEDIAN([.$M25];[.$AG25];[.$BA25])" office:value-type="float"/>
          <table:table-cell table:formula="of:=MEDIAN([.$N25];[.$AH25];[.$BB25])" office:value-type="float"/>
          <table:table-cell table:formula="of:=MEDIAN([.$O25];[.$AI25];[.$BC25])" office:value-type="float"/>
          <table:table-cell table:formula="of:=MEDIAN([.$P25];[.$AJ25];[.$BD25])" office:value-type="float"/>
          <table:table-cell table:formula="of:=MEDIAN([.$Q25];[.$AK25];[.$BE25])" office:value-type="float"/>
          <table:table-cell table:formula="of:=MEDIAN([.$R25];[.$AL25];[.$BF25])" office:value-type="float"/>
          <table:table-cell table:formula="of:=MEDIAN([.$S25];[.$AM25];[.$BG25])" office:value-type="float"/>
          <table:table-cell table:formula="of:=MEDIAN([.$T25];[.$AN25];[.$BH25])" office:value-type="float"/>
          <table:table-cell table:formula="of:=MEDIAN([.$U25];[.$AO25];[.$BI25])" office:value-type="float"/>
          <table:table-cell table:formula="of:=MAX([.$B25];[.$V25];[.$AP25])" office:value-type="float"/>
          <table:table-cell table:formula="of:=MAX([.$C25];[.$W25];[.$AQ25])" office:value-type="float"/>
          <table:table-cell table:formula="of:=MAX([.$D25];[.$X25];[.$AR25])" office:value-type="float"/>
          <table:table-cell table:formula="of:=MAX([.$E25];[.$Y25];[.$AS25])" office:value-type="float"/>
          <table:table-cell table:formula="of:=MAX([.$F25];[.$Z25];[.$AT25])" office:value-type="float"/>
          <table:table-cell table:formula="of:=MAX([.$G25];[.$AA25];[.$AU25])" office:value-type="float"/>
          <table:table-cell table:formula="of:=MAX([.$H25];[.$AB25];[.$AV25])" office:value-type="float"/>
          <table:table-cell table:formula="of:=MAX([.$I25];[.$AC25];[.$AW25])" office:value-type="float"/>
          <table:table-cell table:formula="of:=MAX([.$J25];[.$AD25];[.$AX25])" office:value-type="float"/>
          <table:table-cell table:formula="of:=MAX([.$K25];[.$AE25];[.$AY25])" office:value-type="float"/>
          <table:table-cell table:formula="of:=MAX([.$L25];[.$AF25];[.$AZ25])" office:value-type="float"/>
          <table:table-cell table:formula="of:=MAX([.$M25];[.$AG25];[.$BA25])" office:value-type="float"/>
          <table:table-cell table:formula="of:=MAX([.$N25];[.$AH25];[.$BB25])" office:value-type="float"/>
          <table:table-cell table:formula="of:=MAX([.$O25];[.$AI25];[.$BC25])" office:value-type="float"/>
          <table:table-cell table:formula="of:=MAX([.$P25];[.$AJ25];[.$BD25])" office:value-type="float"/>
          <table:table-cell table:formula="of:=MAX([.$Q25];[.$AK25];[.$BE25])" office:value-type="float"/>
          <table:table-cell table:formula="of:=MAX([.$R25];[.$AL25];[.$BF25])" office:value-type="float"/>
          <table:table-cell table:formula="of:=MAX([.$S25];[.$AM25];[.$BG25])" office:value-type="float"/>
          <table:table-cell table:formula="of:=MAX([.$T25];[.$AN25];[.$BH25])" office:value-type="float"/>
          <table:table-cell table:formula="of:=MAX([.$U25];[.$AO25];[.$BI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84409"/>
          <table:table-cell office:value-type="float" office:value="0.235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29.0"/>
          <table:table-cell office:value-type="float" office:value="2544.0"/>
          <table:table-cell office:value-type="float" office:value="22498.0"/>
          <table:table-cell office:value-type="float" office:value="85835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758.0"/>
          <table:table-cell office:value-type="float" office:value="42988.0"/>
          <table:table-cell office:value-type="float" office:value="34730.0"/>
          <table:table-cell office:value-type="float" office:value="29210.0"/>
          <table:table-cell office:value-type="float" office:value="5164.0"/>
          <table:table-cell office:value-type="float" office:value="100.0"/>
          <table:table-cell office:value-type="float" office:value="1.88299"/>
          <table:table-cell office:value-type="float" office:value="0.36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84.0"/>
          <table:table-cell office:value-type="float" office:value="22498.0"/>
          <table:table-cell office:value-type="float" office:value="85835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758.0"/>
          <table:table-cell office:value-type="float" office:value="42988.0"/>
          <table:table-cell office:value-type="float" office:value="34730.0"/>
          <table:table-cell office:value-type="float" office:value="29210.0"/>
          <table:table-cell office:value-type="float" office:value="5164.0"/>
          <table:table-cell office:value-type="float" office:value="100.0"/>
          <table:table-cell office:value-type="float" office:value="1.9057"/>
          <table:table-cell office:value-type="float" office:value="0.15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8.0"/>
          <table:table-cell office:value-type="float" office:value="22398.0"/>
          <table:table-cell office:value-type="float" office:value="85527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982.0"/>
          <table:table-cell office:value-type="float" office:value="42929.0"/>
          <table:table-cell office:value-type="float" office:value="34671.0"/>
          <table:table-cell office:value-type="float" office:value="29533.0"/>
          <table:table-cell office:value-type="float" office:value="5826.0"/>
          <table:table-cell office:value-type="float" office:value="100.0"/>
          <table:table-cell table:formula="of:=MIN([.$B26];[.$V26];[.$AP26])" office:value-type="float"/>
          <table:table-cell table:formula="of:=MIN([.$C26];[.$W26];[.$AQ26])" office:value-type="float"/>
          <table:table-cell table:formula="of:=MIN([.$D26];[.$X26];[.$AR26])" office:value-type="float"/>
          <table:table-cell table:formula="of:=MIN([.$E26];[.$Y26];[.$AS26])" office:value-type="float"/>
          <table:table-cell table:formula="of:=MIN([.$F26];[.$Z26];[.$AT26])" office:value-type="float"/>
          <table:table-cell table:formula="of:=MIN([.$G26];[.$AA26];[.$AU26])" office:value-type="float"/>
          <table:table-cell table:formula="of:=MIN([.$H26];[.$AB26];[.$AV26])" office:value-type="float"/>
          <table:table-cell table:formula="of:=MIN([.$I26];[.$AC26];[.$AW26])" office:value-type="float"/>
          <table:table-cell table:formula="of:=MIN([.$J26];[.$AD26];[.$AX26])" office:value-type="float"/>
          <table:table-cell table:formula="of:=MIN([.$K26];[.$AE26];[.$AY26])" office:value-type="float"/>
          <table:table-cell table:formula="of:=MIN([.$L26];[.$AF26];[.$AZ26])" office:value-type="float"/>
          <table:table-cell table:formula="of:=MIN([.$M26];[.$AG26];[.$BA26])" office:value-type="float"/>
          <table:table-cell table:formula="of:=MIN([.$N26];[.$AH26];[.$BB26])" office:value-type="float"/>
          <table:table-cell table:formula="of:=MIN([.$O26];[.$AI26];[.$BC26])" office:value-type="float"/>
          <table:table-cell table:formula="of:=MIN([.$P26];[.$AJ26];[.$BD26])" office:value-type="float"/>
          <table:table-cell table:formula="of:=MIN([.$Q26];[.$AK26];[.$BE26])" office:value-type="float"/>
          <table:table-cell table:formula="of:=MIN([.$R26];[.$AL26];[.$BF26])" office:value-type="float"/>
          <table:table-cell table:formula="of:=MIN([.$S26];[.$AM26];[.$BG26])" office:value-type="float"/>
          <table:table-cell table:formula="of:=MIN([.$T26];[.$AN26];[.$BH26])" office:value-type="float"/>
          <table:table-cell table:formula="of:=MIN([.$U26];[.$AO26];[.$BI26])" office:value-type="float"/>
          <table:table-cell table:formula="of:=MEDIAN([.$B26];[.$V26];[.$AP26])" office:value-type="float"/>
          <table:table-cell table:formula="of:=MEDIAN([.$C26];[.$W26];[.$AQ26])" office:value-type="float"/>
          <table:table-cell table:formula="of:=MEDIAN([.$D26];[.$X26];[.$AR26])" office:value-type="float"/>
          <table:table-cell table:formula="of:=MEDIAN([.$E26];[.$Y26];[.$AS26])" office:value-type="float"/>
          <table:table-cell table:formula="of:=MEDIAN([.$F26];[.$Z26];[.$AT26])" office:value-type="float"/>
          <table:table-cell table:formula="of:=MEDIAN([.$G26];[.$AA26];[.$AU26])" office:value-type="float"/>
          <table:table-cell table:formula="of:=MEDIAN([.$H26];[.$AB26];[.$AV26])" office:value-type="float"/>
          <table:table-cell table:formula="of:=MEDIAN([.$I26];[.$AC26];[.$AW26])" office:value-type="float"/>
          <table:table-cell table:formula="of:=MEDIAN([.$J26];[.$AD26];[.$AX26])" office:value-type="float"/>
          <table:table-cell table:formula="of:=MEDIAN([.$K26];[.$AE26];[.$AY26])" office:value-type="float"/>
          <table:table-cell table:formula="of:=MEDIAN([.$L26];[.$AF26];[.$AZ26])" office:value-type="float"/>
          <table:table-cell table:formula="of:=MEDIAN([.$M26];[.$AG26];[.$BA26])" office:value-type="float"/>
          <table:table-cell table:formula="of:=MEDIAN([.$N26];[.$AH26];[.$BB26])" office:value-type="float"/>
          <table:table-cell table:formula="of:=MEDIAN([.$O26];[.$AI26];[.$BC26])" office:value-type="float"/>
          <table:table-cell table:formula="of:=MEDIAN([.$P26];[.$AJ26];[.$BD26])" office:value-type="float"/>
          <table:table-cell table:formula="of:=MEDIAN([.$Q26];[.$AK26];[.$BE26])" office:value-type="float"/>
          <table:table-cell table:formula="of:=MEDIAN([.$R26];[.$AL26];[.$BF26])" office:value-type="float"/>
          <table:table-cell table:formula="of:=MEDIAN([.$S26];[.$AM26];[.$BG26])" office:value-type="float"/>
          <table:table-cell table:formula="of:=MEDIAN([.$T26];[.$AN26];[.$BH26])" office:value-type="float"/>
          <table:table-cell table:formula="of:=MEDIAN([.$U26];[.$AO26];[.$BI26])" office:value-type="float"/>
          <table:table-cell table:formula="of:=MAX([.$B26];[.$V26];[.$AP26])" office:value-type="float"/>
          <table:table-cell table:formula="of:=MAX([.$C26];[.$W26];[.$AQ26])" office:value-type="float"/>
          <table:table-cell table:formula="of:=MAX([.$D26];[.$X26];[.$AR26])" office:value-type="float"/>
          <table:table-cell table:formula="of:=MAX([.$E26];[.$Y26];[.$AS26])" office:value-type="float"/>
          <table:table-cell table:formula="of:=MAX([.$F26];[.$Z26];[.$AT26])" office:value-type="float"/>
          <table:table-cell table:formula="of:=MAX([.$G26];[.$AA26];[.$AU26])" office:value-type="float"/>
          <table:table-cell table:formula="of:=MAX([.$H26];[.$AB26];[.$AV26])" office:value-type="float"/>
          <table:table-cell table:formula="of:=MAX([.$I26];[.$AC26];[.$AW26])" office:value-type="float"/>
          <table:table-cell table:formula="of:=MAX([.$J26];[.$AD26];[.$AX26])" office:value-type="float"/>
          <table:table-cell table:formula="of:=MAX([.$K26];[.$AE26];[.$AY26])" office:value-type="float"/>
          <table:table-cell table:formula="of:=MAX([.$L26];[.$AF26];[.$AZ26])" office:value-type="float"/>
          <table:table-cell table:formula="of:=MAX([.$M26];[.$AG26];[.$BA26])" office:value-type="float"/>
          <table:table-cell table:formula="of:=MAX([.$N26];[.$AH26];[.$BB26])" office:value-type="float"/>
          <table:table-cell table:formula="of:=MAX([.$O26];[.$AI26];[.$BC26])" office:value-type="float"/>
          <table:table-cell table:formula="of:=MAX([.$P26];[.$AJ26];[.$BD26])" office:value-type="float"/>
          <table:table-cell table:formula="of:=MAX([.$Q26];[.$AK26];[.$BE26])" office:value-type="float"/>
          <table:table-cell table:formula="of:=MAX([.$R26];[.$AL26];[.$BF26])" office:value-type="float"/>
          <table:table-cell table:formula="of:=MAX([.$S26];[.$AM26];[.$BG26])" office:value-type="float"/>
          <table:table-cell table:formula="of:=MAX([.$T26];[.$AN26];[.$BH26])" office:value-type="float"/>
          <table:table-cell table:formula="of:=MAX([.$U26];[.$AO26];[.$BI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894"/>
          <table:table-cell office:value-type="float" office:value="0.27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255.0"/>
          <table:table-cell office:value-type="float" office:value="22498.0"/>
          <table:table-cell office:value-type="float" office:value="85835.0"/>
          <table:table-cell office:value-type="float" office:value="1228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758.0"/>
          <table:table-cell office:value-type="float" office:value="42988.0"/>
          <table:table-cell office:value-type="float" office:value="34730.0"/>
          <table:table-cell office:value-type="float" office:value="29210.0"/>
          <table:table-cell office:value-type="float" office:value="5164.0"/>
          <table:table-cell office:value-type="float" office:value="100.0"/>
          <table:table-cell office:value-type="float" office:value="1.76165"/>
          <table:table-cell office:value-type="float" office:value="0.269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64.0"/>
          <table:table-cell office:value-type="float" office:value="2975.0"/>
          <table:table-cell office:value-type="float" office:value="22498.0"/>
          <table:table-cell office:value-type="float" office:value="85835.0"/>
          <table:table-cell office:value-type="float" office:value="1246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758.0"/>
          <table:table-cell office:value-type="float" office:value="42988.0"/>
          <table:table-cell office:value-type="float" office:value="34730.0"/>
          <table:table-cell office:value-type="float" office:value="29210.0"/>
          <table:table-cell office:value-type="float" office:value="5164.0"/>
          <table:table-cell office:value-type="float" office:value="100.0"/>
          <table:table-cell office:value-type="float" office:value="1.92689"/>
          <table:table-cell office:value-type="float" office:value="0.18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6.0"/>
          <table:table-cell office:value-type="float" office:value="22398.0"/>
          <table:table-cell office:value-type="float" office:value="85527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982.0"/>
          <table:table-cell office:value-type="float" office:value="42929.0"/>
          <table:table-cell office:value-type="float" office:value="34671.0"/>
          <table:table-cell office:value-type="float" office:value="29533.0"/>
          <table:table-cell office:value-type="float" office:value="5826.0"/>
          <table:table-cell office:value-type="float" office:value="100.0"/>
          <table:table-cell table:formula="of:=MIN([.$B27];[.$V27];[.$AP27])" office:value-type="float"/>
          <table:table-cell table:formula="of:=MIN([.$C27];[.$W27];[.$AQ27])" office:value-type="float"/>
          <table:table-cell table:formula="of:=MIN([.$D27];[.$X27];[.$AR27])" office:value-type="float"/>
          <table:table-cell table:formula="of:=MIN([.$E27];[.$Y27];[.$AS27])" office:value-type="float"/>
          <table:table-cell table:formula="of:=MIN([.$F27];[.$Z27];[.$AT27])" office:value-type="float"/>
          <table:table-cell table:formula="of:=MIN([.$G27];[.$AA27];[.$AU27])" office:value-type="float"/>
          <table:table-cell table:formula="of:=MIN([.$H27];[.$AB27];[.$AV27])" office:value-type="float"/>
          <table:table-cell table:formula="of:=MIN([.$I27];[.$AC27];[.$AW27])" office:value-type="float"/>
          <table:table-cell table:formula="of:=MIN([.$J27];[.$AD27];[.$AX27])" office:value-type="float"/>
          <table:table-cell table:formula="of:=MIN([.$K27];[.$AE27];[.$AY27])" office:value-type="float"/>
          <table:table-cell table:formula="of:=MIN([.$L27];[.$AF27];[.$AZ27])" office:value-type="float"/>
          <table:table-cell table:formula="of:=MIN([.$M27];[.$AG27];[.$BA27])" office:value-type="float"/>
          <table:table-cell table:formula="of:=MIN([.$N27];[.$AH27];[.$BB27])" office:value-type="float"/>
          <table:table-cell table:formula="of:=MIN([.$O27];[.$AI27];[.$BC27])" office:value-type="float"/>
          <table:table-cell table:formula="of:=MIN([.$P27];[.$AJ27];[.$BD27])" office:value-type="float"/>
          <table:table-cell table:formula="of:=MIN([.$Q27];[.$AK27];[.$BE27])" office:value-type="float"/>
          <table:table-cell table:formula="of:=MIN([.$R27];[.$AL27];[.$BF27])" office:value-type="float"/>
          <table:table-cell table:formula="of:=MIN([.$S27];[.$AM27];[.$BG27])" office:value-type="float"/>
          <table:table-cell table:formula="of:=MIN([.$T27];[.$AN27];[.$BH27])" office:value-type="float"/>
          <table:table-cell table:formula="of:=MIN([.$U27];[.$AO27];[.$BI27])" office:value-type="float"/>
          <table:table-cell table:formula="of:=MEDIAN([.$B27];[.$V27];[.$AP27])" office:value-type="float"/>
          <table:table-cell table:formula="of:=MEDIAN([.$C27];[.$W27];[.$AQ27])" office:value-type="float"/>
          <table:table-cell table:formula="of:=MEDIAN([.$D27];[.$X27];[.$AR27])" office:value-type="float"/>
          <table:table-cell table:formula="of:=MEDIAN([.$E27];[.$Y27];[.$AS27])" office:value-type="float"/>
          <table:table-cell table:formula="of:=MEDIAN([.$F27];[.$Z27];[.$AT27])" office:value-type="float"/>
          <table:table-cell table:formula="of:=MEDIAN([.$G27];[.$AA27];[.$AU27])" office:value-type="float"/>
          <table:table-cell table:formula="of:=MEDIAN([.$H27];[.$AB27];[.$AV27])" office:value-type="float"/>
          <table:table-cell table:formula="of:=MEDIAN([.$I27];[.$AC27];[.$AW27])" office:value-type="float"/>
          <table:table-cell table:formula="of:=MEDIAN([.$J27];[.$AD27];[.$AX27])" office:value-type="float"/>
          <table:table-cell table:formula="of:=MEDIAN([.$K27];[.$AE27];[.$AY27])" office:value-type="float"/>
          <table:table-cell table:formula="of:=MEDIAN([.$L27];[.$AF27];[.$AZ27])" office:value-type="float"/>
          <table:table-cell table:formula="of:=MEDIAN([.$M27];[.$AG27];[.$BA27])" office:value-type="float"/>
          <table:table-cell table:formula="of:=MEDIAN([.$N27];[.$AH27];[.$BB27])" office:value-type="float"/>
          <table:table-cell table:formula="of:=MEDIAN([.$O27];[.$AI27];[.$BC27])" office:value-type="float"/>
          <table:table-cell table:formula="of:=MEDIAN([.$P27];[.$AJ27];[.$BD27])" office:value-type="float"/>
          <table:table-cell table:formula="of:=MEDIAN([.$Q27];[.$AK27];[.$BE27])" office:value-type="float"/>
          <table:table-cell table:formula="of:=MEDIAN([.$R27];[.$AL27];[.$BF27])" office:value-type="float"/>
          <table:table-cell table:formula="of:=MEDIAN([.$S27];[.$AM27];[.$BG27])" office:value-type="float"/>
          <table:table-cell table:formula="of:=MEDIAN([.$T27];[.$AN27];[.$BH27])" office:value-type="float"/>
          <table:table-cell table:formula="of:=MEDIAN([.$U27];[.$AO27];[.$BI27])" office:value-type="float"/>
          <table:table-cell table:formula="of:=MAX([.$B27];[.$V27];[.$AP27])" office:value-type="float"/>
          <table:table-cell table:formula="of:=MAX([.$C27];[.$W27];[.$AQ27])" office:value-type="float"/>
          <table:table-cell table:formula="of:=MAX([.$D27];[.$X27];[.$AR27])" office:value-type="float"/>
          <table:table-cell table:formula="of:=MAX([.$E27];[.$Y27];[.$AS27])" office:value-type="float"/>
          <table:table-cell table:formula="of:=MAX([.$F27];[.$Z27];[.$AT27])" office:value-type="float"/>
          <table:table-cell table:formula="of:=MAX([.$G27];[.$AA27];[.$AU27])" office:value-type="float"/>
          <table:table-cell table:formula="of:=MAX([.$H27];[.$AB27];[.$AV27])" office:value-type="float"/>
          <table:table-cell table:formula="of:=MAX([.$I27];[.$AC27];[.$AW27])" office:value-type="float"/>
          <table:table-cell table:formula="of:=MAX([.$J27];[.$AD27];[.$AX27])" office:value-type="float"/>
          <table:table-cell table:formula="of:=MAX([.$K27];[.$AE27];[.$AY27])" office:value-type="float"/>
          <table:table-cell table:formula="of:=MAX([.$L27];[.$AF27];[.$AZ27])" office:value-type="float"/>
          <table:table-cell table:formula="of:=MAX([.$M27];[.$AG27];[.$BA27])" office:value-type="float"/>
          <table:table-cell table:formula="of:=MAX([.$N27];[.$AH27];[.$BB27])" office:value-type="float"/>
          <table:table-cell table:formula="of:=MAX([.$O27];[.$AI27];[.$BC27])" office:value-type="float"/>
          <table:table-cell table:formula="of:=MAX([.$P27];[.$AJ27];[.$BD27])" office:value-type="float"/>
          <table:table-cell table:formula="of:=MAX([.$Q27];[.$AK27];[.$BE27])" office:value-type="float"/>
          <table:table-cell table:formula="of:=MAX([.$R27];[.$AL27];[.$BF27])" office:value-type="float"/>
          <table:table-cell table:formula="of:=MAX([.$S27];[.$AM27];[.$BG27])" office:value-type="float"/>
          <table:table-cell table:formula="of:=MAX([.$T27];[.$AN27];[.$BH27])" office:value-type="float"/>
          <table:table-cell table:formula="of:=MAX([.$U27];[.$AO27];[.$BI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  <table:table-cell table:formula="of:=SUM([.CH3:.CH27])" office:value-type="float"/>
          <table:table-cell table:formula="of:=SUM([.CI3:.CI27])" office:value-type="float"/>
          <table:table-cell table:formula="of:=SUM([.CJ3:.CJ27])" office:value-type="float"/>
          <table:table-cell table:formula="of:=SUM([.CK3:.CK27])" office:value-type="float"/>
          <table:table-cell table:formula="of:=SUM([.CL3:.CL27])" office:value-type="float"/>
          <table:table-cell table:formula="of:=SUM([.CM3:.CM27])" office:value-type="float"/>
          <table:table-cell table:formula="of:=SUM([.CN3:.CN27])" office:value-type="float"/>
          <table:table-cell table:formula="of:=SUM([.CO3:.CO27])" office:value-type="float"/>
          <table:table-cell table:formula="of:=SUM([.CP3:.CP27])" office:value-type="float"/>
          <table:table-cell table:formula="of:=SUM([.CQ3:.CQ27])" office:value-type="float"/>
          <table:table-cell table:formula="of:=SUM([.CR3:.CR27])" office:value-type="float"/>
          <table:table-cell table:formula="of:=SUM([.CS3:.CS27])" office:value-type="float"/>
          <table:table-cell table:formula="of:=SUM([.CT3:.CT27])" office:value-type="float"/>
          <table:table-cell table:formula="of:=SUM([.CU3:.CU27])" office:value-type="float"/>
          <table:table-cell table:formula="of:=SUM([.CV3:.CV27])" office:value-type="float"/>
          <table:table-cell table:formula="of:=SUM([.CW3:.CW27])" office:value-type="float"/>
          <table:table-cell table:formula="of:=SUM([.CX3:.CX27])" office:value-type="float"/>
          <table:table-cell table:formula="of:=SUM([.CY3:.CY27])" office:value-type="float"/>
          <table:table-cell table:formula="of:=SUM([.CZ3:.CZ27])" office:value-type="float"/>
          <table:table-cell table:formula="of:=SUM([.DA3:.DA27])" office:value-type="float"/>
          <table:table-cell table:formula="of:=SUM([.DB3:.DB27])" office:value-type="float"/>
          <table:table-cell table:formula="of:=SUM([.DC3:.DC27])" office:value-type="float"/>
          <table:table-cell table:formula="of:=SUM([.DD3:.DD27])" office:value-type="float"/>
          <table:table-cell table:formula="of:=SUM([.DE3:.DE27])" office:value-type="float"/>
          <table:table-cell table:formula="of:=SUM([.DF3:.DF27])" office:value-type="float"/>
          <table:table-cell table:formula="of:=SUM([.DG3:.DG27])" office:value-type="float"/>
          <table:table-cell table:formula="of:=SUM([.DH3:.DH27])" office:value-type="float"/>
          <table:table-cell table:formula="of:=SUM([.DI3:.DI27])" office:value-type="float"/>
          <table:table-cell table:formula="of:=SUM([.DJ3:.DJ27])" office:value-type="float"/>
          <table:table-cell table:formula="of:=SUM([.DK3:.DK27])" office:value-type="float"/>
          <table:table-cell table:formula="of:=SUM([.DL3:.DL27])" office:value-type="float"/>
          <table:table-cell table:formula="of:=SUM([.DM3:.DM27])" office:value-type="float"/>
          <table:table-cell table:formula="of:=SUM([.DN3:.DN27])" office:value-type="float"/>
          <table:table-cell table:formula="of:=SUM([.DO3:.DO27])" office:value-type="float"/>
          <table:table-cell table:formula="of:=SUM([.DP3:.DP27])" office:value-type="float"/>
          <table:table-cell table:formula="of:=SUM([.DQ3:.DQ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  <table:table-cell table:formula="of:=AVERAGE([.CH3:.CH27])" office:value-type="float"/>
          <table:table-cell table:formula="of:=AVERAGE([.CI3:.CI27])" office:value-type="float"/>
          <table:table-cell table:formula="of:=AVERAGE([.CJ3:.CJ27])" office:value-type="float"/>
          <table:table-cell table:formula="of:=AVERAGE([.CK3:.CK27])" office:value-type="float"/>
          <table:table-cell table:formula="of:=AVERAGE([.CL3:.CL27])" office:value-type="float"/>
          <table:table-cell table:formula="of:=AVERAGE([.CM3:.CM27])" office:value-type="float"/>
          <table:table-cell table:formula="of:=AVERAGE([.CN3:.CN27])" office:value-type="float"/>
          <table:table-cell table:formula="of:=AVERAGE([.CO3:.CO27])" office:value-type="float"/>
          <table:table-cell table:formula="of:=AVERAGE([.CP3:.CP27])" office:value-type="float"/>
          <table:table-cell table:formula="of:=AVERAGE([.CQ3:.CQ27])" office:value-type="float"/>
          <table:table-cell table:formula="of:=AVERAGE([.CR3:.CR27])" office:value-type="float"/>
          <table:table-cell table:formula="of:=AVERAGE([.CS3:.CS27])" office:value-type="float"/>
          <table:table-cell table:formula="of:=AVERAGE([.CT3:.CT27])" office:value-type="float"/>
          <table:table-cell table:formula="of:=AVERAGE([.CU3:.CU27])" office:value-type="float"/>
          <table:table-cell table:formula="of:=AVERAGE([.CV3:.CV27])" office:value-type="float"/>
          <table:table-cell table:formula="of:=AVERAGE([.CW3:.CW27])" office:value-type="float"/>
          <table:table-cell table:formula="of:=AVERAGE([.CX3:.CX27])" office:value-type="float"/>
          <table:table-cell table:formula="of:=AVERAGE([.CY3:.CY27])" office:value-type="float"/>
          <table:table-cell table:formula="of:=AVERAGE([.CZ3:.CZ27])" office:value-type="float"/>
          <table:table-cell table:formula="of:=AVERAGE([.DA3:.DA27])" office:value-type="float"/>
          <table:table-cell table:formula="of:=AVERAGE([.DB3:.DB27])" office:value-type="float"/>
          <table:table-cell table:formula="of:=AVERAGE([.DC3:.DC27])" office:value-type="float"/>
          <table:table-cell table:formula="of:=AVERAGE([.DD3:.DD27])" office:value-type="float"/>
          <table:table-cell table:formula="of:=AVERAGE([.DE3:.DE27])" office:value-type="float"/>
          <table:table-cell table:formula="of:=AVERAGE([.DF3:.DF27])" office:value-type="float"/>
          <table:table-cell table:formula="of:=AVERAGE([.DG3:.DG27])" office:value-type="float"/>
          <table:table-cell table:formula="of:=AVERAGE([.DH3:.DH27])" office:value-type="float"/>
          <table:table-cell table:formula="of:=AVERAGE([.DI3:.DI27])" office:value-type="float"/>
          <table:table-cell table:formula="of:=AVERAGE([.DJ3:.DJ27])" office:value-type="float"/>
          <table:table-cell table:formula="of:=AVERAGE([.DK3:.DK27])" office:value-type="float"/>
          <table:table-cell table:formula="of:=AVERAGE([.DL3:.DL27])" office:value-type="float"/>
          <table:table-cell table:formula="of:=AVERAGE([.DM3:.DM27])" office:value-type="float"/>
          <table:table-cell table:formula="of:=AVERAGE([.DN3:.DN27])" office:value-type="float"/>
          <table:table-cell table:formula="of:=AVERAGE([.DO3:.DO27])" office:value-type="float"/>
          <table:table-cell table:formula="of:=AVERAGE([.DP3:.DP27])" office:value-type="float"/>
          <table:table-cell table:formula="of:=AVERAGE([.DQ3:.DQ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  <table:table-cell table:formula="of:=STDEV([.CH3:.CH27])" office:value-type="float"/>
          <table:table-cell table:formula="of:=STDEV([.CI3:.CI27])" office:value-type="float"/>
          <table:table-cell table:formula="of:=STDEV([.CJ3:.CJ27])" office:value-type="float"/>
          <table:table-cell table:formula="of:=STDEV([.CK3:.CK27])" office:value-type="float"/>
          <table:table-cell table:formula="of:=STDEV([.CL3:.CL27])" office:value-type="float"/>
          <table:table-cell table:formula="of:=STDEV([.CM3:.CM27])" office:value-type="float"/>
          <table:table-cell table:formula="of:=STDEV([.CN3:.CN27])" office:value-type="float"/>
          <table:table-cell table:formula="of:=STDEV([.CO3:.CO27])" office:value-type="float"/>
          <table:table-cell table:formula="of:=STDEV([.CP3:.CP27])" office:value-type="float"/>
          <table:table-cell table:formula="of:=STDEV([.CQ3:.CQ27])" office:value-type="float"/>
          <table:table-cell table:formula="of:=STDEV([.CR3:.CR27])" office:value-type="float"/>
          <table:table-cell table:formula="of:=STDEV([.CS3:.CS27])" office:value-type="float"/>
          <table:table-cell table:formula="of:=STDEV([.CT3:.CT27])" office:value-type="float"/>
          <table:table-cell table:formula="of:=STDEV([.CU3:.CU27])" office:value-type="float"/>
          <table:table-cell table:formula="of:=STDEV([.CV3:.CV27])" office:value-type="float"/>
          <table:table-cell table:formula="of:=STDEV([.CW3:.CW27])" office:value-type="float"/>
          <table:table-cell table:formula="of:=STDEV([.CX3:.CX27])" office:value-type="float"/>
          <table:table-cell table:formula="of:=STDEV([.CY3:.CY27])" office:value-type="float"/>
          <table:table-cell table:formula="of:=STDEV([.CZ3:.CZ27])" office:value-type="float"/>
          <table:table-cell table:formula="of:=STDEV([.DA3:.DA27])" office:value-type="float"/>
          <table:table-cell table:formula="of:=STDEV([.DB3:.DB27])" office:value-type="float"/>
          <table:table-cell table:formula="of:=STDEV([.DC3:.DC27])" office:value-type="float"/>
          <table:table-cell table:formula="of:=STDEV([.DD3:.DD27])" office:value-type="float"/>
          <table:table-cell table:formula="of:=STDEV([.DE3:.DE27])" office:value-type="float"/>
          <table:table-cell table:formula="of:=STDEV([.DF3:.DF27])" office:value-type="float"/>
          <table:table-cell table:formula="of:=STDEV([.DG3:.DG27])" office:value-type="float"/>
          <table:table-cell table:formula="of:=STDEV([.DH3:.DH27])" office:value-type="float"/>
          <table:table-cell table:formula="of:=STDEV([.DI3:.DI27])" office:value-type="float"/>
          <table:table-cell table:formula="of:=STDEV([.DJ3:.DJ27])" office:value-type="float"/>
          <table:table-cell table:formula="of:=STDEV([.DK3:.DK27])" office:value-type="float"/>
          <table:table-cell table:formula="of:=STDEV([.DL3:.DL27])" office:value-type="float"/>
          <table:table-cell table:formula="of:=STDEV([.DM3:.DM27])" office:value-type="float"/>
          <table:table-cell table:formula="of:=STDEV([.DN3:.DN27])" office:value-type="float"/>
          <table:table-cell table:formula="of:=STDEV([.DO3:.DO27])" office:value-type="float"/>
          <table:table-cell table:formula="of:=STDEV([.DP3:.DP27])" office:value-type="float"/>
          <table:table-cell table:formula="of:=STDEV([.DQ3:.DQ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BJ3:.$BJ27])^2)^0.5" office:value-type="float"/>
          <table:table-cell table:number-matrix-columns-spanned="1" table:number-matrix-rows-spanned="1" table:formula="of:=SUM(([.C3:.C27]-[.$BK3:.$BK27])^2)^0.5" office:value-type="float"/>
          <table:table-cell table:number-matrix-columns-spanned="1" table:number-matrix-rows-spanned="1" table:formula="of:=SUM(([.D3:.D27]-[.$BL3:.$BL27])^2)^0.5" office:value-type="float"/>
          <table:table-cell table:number-matrix-columns-spanned="1" table:number-matrix-rows-spanned="1" table:formula="of:=SUM(([.E3:.E27]-[.$BM3:.$BM27])^2)^0.5" office:value-type="float"/>
          <table:table-cell table:number-matrix-columns-spanned="1" table:number-matrix-rows-spanned="1" table:formula="of:=SUM(([.F3:.F27]-[.$BN3:.$BN27])^2)^0.5" office:value-type="float"/>
          <table:table-cell table:number-matrix-columns-spanned="1" table:number-matrix-rows-spanned="1" table:formula="of:=SUM(([.G3:.G27]-[.$BO3:.$BO27])^2)^0.5" office:value-type="float"/>
          <table:table-cell table:number-matrix-columns-spanned="1" table:number-matrix-rows-spanned="1" table:formula="of:=SUM(([.H3:.H27]-[.$BP3:.$BP27])^2)^0.5" office:value-type="float"/>
          <table:table-cell table:number-matrix-columns-spanned="1" table:number-matrix-rows-spanned="1" table:formula="of:=SUM(([.I3:.I27]-[.$BQ3:.$BQ27])^2)^0.5" office:value-type="float"/>
          <table:table-cell table:number-matrix-columns-spanned="1" table:number-matrix-rows-spanned="1" table:formula="of:=SUM(([.J3:.J27]-[.$BR3:.$BR27])^2)^0.5" office:value-type="float"/>
          <table:table-cell table:number-matrix-columns-spanned="1" table:number-matrix-rows-spanned="1" table:formula="of:=SUM(([.K3:.K27]-[.$BS3:.$BS27])^2)^0.5" office:value-type="float"/>
          <table:table-cell table:number-matrix-columns-spanned="1" table:number-matrix-rows-spanned="1" table:formula="of:=SUM(([.L3:.L27]-[.$BT3:.$BT27])^2)^0.5" office:value-type="float"/>
          <table:table-cell table:number-matrix-columns-spanned="1" table:number-matrix-rows-spanned="1" table:formula="of:=SUM(([.M3:.M27]-[.$BU3:.$BU27])^2)^0.5" office:value-type="float"/>
          <table:table-cell table:number-matrix-columns-spanned="1" table:number-matrix-rows-spanned="1" table:formula="of:=SUM(([.N3:.N27]-[.$BV3:.$BV27])^2)^0.5" office:value-type="float"/>
          <table:table-cell table:number-matrix-columns-spanned="1" table:number-matrix-rows-spanned="1" table:formula="of:=SUM(([.O3:.O27]-[.$BW3:.$BW27])^2)^0.5" office:value-type="float"/>
          <table:table-cell table:number-matrix-columns-spanned="1" table:number-matrix-rows-spanned="1" table:formula="of:=SUM(([.P3:.P27]-[.$BX3:.$BX27])^2)^0.5" office:value-type="float"/>
          <table:table-cell table:number-matrix-columns-spanned="1" table:number-matrix-rows-spanned="1" table:formula="of:=SUM(([.Q3:.Q27]-[.$BY3:.$BY27])^2)^0.5" office:value-type="float"/>
          <table:table-cell table:number-matrix-columns-spanned="1" table:number-matrix-rows-spanned="1" table:formula="of:=SUM(([.R3:.R27]-[.$BZ3:.$BZ27])^2)^0.5" office:value-type="float"/>
          <table:table-cell table:number-matrix-columns-spanned="1" table:number-matrix-rows-spanned="1" table:formula="of:=SUM(([.S3:.S27]-[.$CA3:.$CA27])^2)^0.5" office:value-type="float"/>
          <table:table-cell table:number-matrix-columns-spanned="1" table:number-matrix-rows-spanned="1" table:formula="of:=SUM(([.T3:.T27]-[.$CB3:.$CB27])^2)^0.5" office:value-type="float"/>
          <table:table-cell table:number-matrix-columns-spanned="1" table:number-matrix-rows-spanned="1" table:formula="of:=SUM(([.U3:.U27]-[.$CC3:.$CC27])^2)^0.5" office:value-type="float"/>
          <table:table-cell table:number-matrix-columns-spanned="1" table:number-matrix-rows-spanned="1" table:formula="of:=SUM(([.V3:.V27]-[.$BJ3:.$BJ27])^2)^0.5" office:value-type="float"/>
          <table:table-cell table:number-matrix-columns-spanned="1" table:number-matrix-rows-spanned="1" table:formula="of:=SUM(([.W3:.W27]-[.$BK3:.$BK27])^2)^0.5" office:value-type="float"/>
          <table:table-cell table:number-matrix-columns-spanned="1" table:number-matrix-rows-spanned="1" table:formula="of:=SUM(([.X3:.X27]-[.$BL3:.$BL27])^2)^0.5" office:value-type="float"/>
          <table:table-cell table:number-matrix-columns-spanned="1" table:number-matrix-rows-spanned="1" table:formula="of:=SUM(([.Y3:.Y27]-[.$BM3:.$BM27])^2)^0.5" office:value-type="float"/>
          <table:table-cell table:number-matrix-columns-spanned="1" table:number-matrix-rows-spanned="1" table:formula="of:=SUM(([.Z3:.Z27]-[.$BN3:.$BN27])^2)^0.5" office:value-type="float"/>
          <table:table-cell table:number-matrix-columns-spanned="1" table:number-matrix-rows-spanned="1" table:formula="of:=SUM(([.AA3:.AA27]-[.$BO3:.$BO27])^2)^0.5" office:value-type="float"/>
          <table:table-cell table:number-matrix-columns-spanned="1" table:number-matrix-rows-spanned="1" table:formula="of:=SUM(([.AB3:.AB27]-[.$BP3:.$BP27])^2)^0.5" office:value-type="float"/>
          <table:table-cell table:number-matrix-columns-spanned="1" table:number-matrix-rows-spanned="1" table:formula="of:=SUM(([.AC3:.AC27]-[.$BQ3:.$BQ27])^2)^0.5" office:value-type="float"/>
          <table:table-cell table:number-matrix-columns-spanned="1" table:number-matrix-rows-spanned="1" table:formula="of:=SUM(([.AD3:.AD27]-[.$BR3:.$BR27])^2)^0.5" office:value-type="float"/>
          <table:table-cell table:number-matrix-columns-spanned="1" table:number-matrix-rows-spanned="1" table:formula="of:=SUM(([.AE3:.AE27]-[.$BS3:.$BS27])^2)^0.5" office:value-type="float"/>
          <table:table-cell table:number-matrix-columns-spanned="1" table:number-matrix-rows-spanned="1" table:formula="of:=SUM(([.AF3:.AF27]-[.$BT3:.$BT27])^2)^0.5" office:value-type="float"/>
          <table:table-cell table:number-matrix-columns-spanned="1" table:number-matrix-rows-spanned="1" table:formula="of:=SUM(([.AG3:.AG27]-[.$BU3:.$BU27])^2)^0.5" office:value-type="float"/>
          <table:table-cell table:number-matrix-columns-spanned="1" table:number-matrix-rows-spanned="1" table:formula="of:=SUM(([.AH3:.AH27]-[.$BV3:.$BV27])^2)^0.5" office:value-type="float"/>
          <table:table-cell table:number-matrix-columns-spanned="1" table:number-matrix-rows-spanned="1" table:formula="of:=SUM(([.AI3:.AI27]-[.$BW3:.$BW27])^2)^0.5" office:value-type="float"/>
          <table:table-cell table:number-matrix-columns-spanned="1" table:number-matrix-rows-spanned="1" table:formula="of:=SUM(([.AJ3:.AJ27]-[.$BX3:.$BX27])^2)^0.5" office:value-type="float"/>
          <table:table-cell table:number-matrix-columns-spanned="1" table:number-matrix-rows-spanned="1" table:formula="of:=SUM(([.AK3:.AK27]-[.$BY3:.$BY27])^2)^0.5" office:value-type="float"/>
          <table:table-cell table:number-matrix-columns-spanned="1" table:number-matrix-rows-spanned="1" table:formula="of:=SUM(([.AL3:.AL27]-[.$BZ3:.$BZ27])^2)^0.5" office:value-type="float"/>
          <table:table-cell table:number-matrix-columns-spanned="1" table:number-matrix-rows-spanned="1" table:formula="of:=SUM(([.AM3:.AM27]-[.$CA3:.$CA27])^2)^0.5" office:value-type="float"/>
          <table:table-cell table:number-matrix-columns-spanned="1" table:number-matrix-rows-spanned="1" table:formula="of:=SUM(([.AN3:.AN27]-[.$CB3:.$CB27])^2)^0.5" office:value-type="float"/>
          <table:table-cell table:number-matrix-columns-spanned="1" table:number-matrix-rows-spanned="1" table:formula="of:=SUM(([.AO3:.AO27]-[.$CC3:.$CC27])^2)^0.5" office:value-type="float"/>
          <table:table-cell table:number-matrix-columns-spanned="1" table:number-matrix-rows-spanned="1" table:formula="of:=SUM(([.AP3:.AP27]-[.$BJ3:.$BJ27])^2)^0.5" office:value-type="float"/>
          <table:table-cell table:number-matrix-columns-spanned="1" table:number-matrix-rows-spanned="1" table:formula="of:=SUM(([.AQ3:.AQ27]-[.$BK3:.$BK27])^2)^0.5" office:value-type="float"/>
          <table:table-cell table:number-matrix-columns-spanned="1" table:number-matrix-rows-spanned="1" table:formula="of:=SUM(([.AR3:.AR27]-[.$BL3:.$BL27])^2)^0.5" office:value-type="float"/>
          <table:table-cell table:number-matrix-columns-spanned="1" table:number-matrix-rows-spanned="1" table:formula="of:=SUM(([.AS3:.AS27]-[.$BM3:.$BM27])^2)^0.5" office:value-type="float"/>
          <table:table-cell table:number-matrix-columns-spanned="1" table:number-matrix-rows-spanned="1" table:formula="of:=SUM(([.AT3:.AT27]-[.$BN3:.$BN27])^2)^0.5" office:value-type="float"/>
          <table:table-cell table:number-matrix-columns-spanned="1" table:number-matrix-rows-spanned="1" table:formula="of:=SUM(([.AU3:.AU27]-[.$BO3:.$BO27])^2)^0.5" office:value-type="float"/>
          <table:table-cell table:number-matrix-columns-spanned="1" table:number-matrix-rows-spanned="1" table:formula="of:=SUM(([.AV3:.AV27]-[.$BP3:.$BP27])^2)^0.5" office:value-type="float"/>
          <table:table-cell table:number-matrix-columns-spanned="1" table:number-matrix-rows-spanned="1" table:formula="of:=SUM(([.AW3:.AW27]-[.$BQ3:.$BQ27])^2)^0.5" office:value-type="float"/>
          <table:table-cell table:number-matrix-columns-spanned="1" table:number-matrix-rows-spanned="1" table:formula="of:=SUM(([.AX3:.AX27]-[.$BR3:.$BR27])^2)^0.5" office:value-type="float"/>
          <table:table-cell table:number-matrix-columns-spanned="1" table:number-matrix-rows-spanned="1" table:formula="of:=SUM(([.AY3:.AY27]-[.$BS3:.$BS27])^2)^0.5" office:value-type="float"/>
          <table:table-cell table:number-matrix-columns-spanned="1" table:number-matrix-rows-spanned="1" table:formula="of:=SUM(([.AZ3:.AZ27]-[.$BT3:.$BT27])^2)^0.5" office:value-type="float"/>
          <table:table-cell table:number-matrix-columns-spanned="1" table:number-matrix-rows-spanned="1" table:formula="of:=SUM(([.BA3:.BA27]-[.$BU3:.$BU27])^2)^0.5" office:value-type="float"/>
          <table:table-cell table:number-matrix-columns-spanned="1" table:number-matrix-rows-spanned="1" table:formula="of:=SUM(([.BB3:.BB27]-[.$BV3:.$BV27])^2)^0.5" office:value-type="float"/>
          <table:table-cell table:number-matrix-columns-spanned="1" table:number-matrix-rows-spanned="1" table:formula="of:=SUM(([.BC3:.BC27]-[.$BW3:.$BW27])^2)^0.5" office:value-type="float"/>
          <table:table-cell table:number-matrix-columns-spanned="1" table:number-matrix-rows-spanned="1" table:formula="of:=SUM(([.BD3:.BD27]-[.$BX3:.$BX27])^2)^0.5" office:value-type="float"/>
          <table:table-cell table:number-matrix-columns-spanned="1" table:number-matrix-rows-spanned="1" table:formula="of:=SUM(([.BE3:.BE27]-[.$BY3:.$BY27])^2)^0.5" office:value-type="float"/>
          <table:table-cell table:number-matrix-columns-spanned="1" table:number-matrix-rows-spanned="1" table:formula="of:=SUM(([.BF3:.BF27]-[.$BZ3:.$BZ27])^2)^0.5" office:value-type="float"/>
          <table:table-cell table:number-matrix-columns-spanned="1" table:number-matrix-rows-spanned="1" table:formula="of:=SUM(([.BG3:.BG27]-[.$CA3:.$CA27])^2)^0.5" office:value-type="float"/>
          <table:table-cell table:number-matrix-columns-spanned="1" table:number-matrix-rows-spanned="1" table:formula="of:=SUM(([.BH3:.BH27]-[.$CB3:.$CB27])^2)^0.5" office:value-type="float"/>
          <table:table-cell table:number-matrix-columns-spanned="1" table:number-matrix-rows-spanned="1" table:formula="of:=SUM(([.BI3:.BI27]-[.$CC3:.$CC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BJ3:.$BJ27])" office:value-type="float"/>
          <table:table-cell table:number-matrix-columns-spanned="1" table:number-matrix-rows-spanned="1" table:formula="of:=SUM([.C3:.C27]=[.$BK3:.$BK27])" office:value-type="float"/>
          <table:table-cell table:number-matrix-columns-spanned="1" table:number-matrix-rows-spanned="1" table:formula="of:=SUM([.D3:.D27]=[.$BL3:.$BL27])" office:value-type="float"/>
          <table:table-cell table:number-matrix-columns-spanned="1" table:number-matrix-rows-spanned="1" table:formula="of:=SUM([.E3:.E27]=[.$BM3:.$BM27])" office:value-type="float"/>
          <table:table-cell table:number-matrix-columns-spanned="1" table:number-matrix-rows-spanned="1" table:formula="of:=SUM([.F3:.F27]=[.$BN3:.$BN27])" office:value-type="float"/>
          <table:table-cell table:number-matrix-columns-spanned="1" table:number-matrix-rows-spanned="1" table:formula="of:=SUM([.G3:.G27]=[.$BO3:.$BO27])" office:value-type="float"/>
          <table:table-cell table:number-matrix-columns-spanned="1" table:number-matrix-rows-spanned="1" table:formula="of:=SUM([.H3:.H27]=[.$BP3:.$BP27])" office:value-type="float"/>
          <table:table-cell table:number-matrix-columns-spanned="1" table:number-matrix-rows-spanned="1" table:formula="of:=SUM([.I3:.I27]=[.$BQ3:.$BQ27])" office:value-type="float"/>
          <table:table-cell table:number-matrix-columns-spanned="1" table:number-matrix-rows-spanned="1" table:formula="of:=SUM([.J3:.J27]=[.$BR3:.$BR27])" office:value-type="float"/>
          <table:table-cell table:number-matrix-columns-spanned="1" table:number-matrix-rows-spanned="1" table:formula="of:=SUM([.K3:.K27]=[.$BS3:.$BS27])" office:value-type="float"/>
          <table:table-cell table:number-matrix-columns-spanned="1" table:number-matrix-rows-spanned="1" table:formula="of:=SUM([.L3:.L27]=[.$BT3:.$BT27])" office:value-type="float"/>
          <table:table-cell table:number-matrix-columns-spanned="1" table:number-matrix-rows-spanned="1" table:formula="of:=SUM([.M3:.M27]=[.$BU3:.$BU27])" office:value-type="float"/>
          <table:table-cell table:number-matrix-columns-spanned="1" table:number-matrix-rows-spanned="1" table:formula="of:=SUM([.N3:.N27]=[.$BV3:.$BV27])" office:value-type="float"/>
          <table:table-cell table:number-matrix-columns-spanned="1" table:number-matrix-rows-spanned="1" table:formula="of:=SUM([.O3:.O27]=[.$BW3:.$BW27])" office:value-type="float"/>
          <table:table-cell table:number-matrix-columns-spanned="1" table:number-matrix-rows-spanned="1" table:formula="of:=SUM([.P3:.P27]=[.$BX3:.$BX27])" office:value-type="float"/>
          <table:table-cell table:number-matrix-columns-spanned="1" table:number-matrix-rows-spanned="1" table:formula="of:=SUM([.Q3:.Q27]=[.$BY3:.$BY27])" office:value-type="float"/>
          <table:table-cell table:number-matrix-columns-spanned="1" table:number-matrix-rows-spanned="1" table:formula="of:=SUM([.R3:.R27]=[.$BZ3:.$BZ27])" office:value-type="float"/>
          <table:table-cell table:number-matrix-columns-spanned="1" table:number-matrix-rows-spanned="1" table:formula="of:=SUM([.S3:.S27]=[.$CA3:.$CA27])" office:value-type="float"/>
          <table:table-cell table:number-matrix-columns-spanned="1" table:number-matrix-rows-spanned="1" table:formula="of:=SUM([.T3:.T27]=[.$CB3:.$CB27])" office:value-type="float"/>
          <table:table-cell table:number-matrix-columns-spanned="1" table:number-matrix-rows-spanned="1" table:formula="of:=SUM([.U3:.U27]=[.$CC3:.$CC27])" office:value-type="float"/>
          <table:table-cell table:number-matrix-columns-spanned="1" table:number-matrix-rows-spanned="1" table:formula="of:=SUM([.V3:.V27]=[.$BJ3:.$BJ27])" office:value-type="float"/>
          <table:table-cell table:number-matrix-columns-spanned="1" table:number-matrix-rows-spanned="1" table:formula="of:=SUM([.W3:.W27]=[.$BK3:.$BK27])" office:value-type="float"/>
          <table:table-cell table:number-matrix-columns-spanned="1" table:number-matrix-rows-spanned="1" table:formula="of:=SUM([.X3:.X27]=[.$BL3:.$BL27])" office:value-type="float"/>
          <table:table-cell table:number-matrix-columns-spanned="1" table:number-matrix-rows-spanned="1" table:formula="of:=SUM([.Y3:.Y27]=[.$BM3:.$BM27])" office:value-type="float"/>
          <table:table-cell table:number-matrix-columns-spanned="1" table:number-matrix-rows-spanned="1" table:formula="of:=SUM([.Z3:.Z27]=[.$BN3:.$BN27])" office:value-type="float"/>
          <table:table-cell table:number-matrix-columns-spanned="1" table:number-matrix-rows-spanned="1" table:formula="of:=SUM([.AA3:.AA27]=[.$BO3:.$BO27])" office:value-type="float"/>
          <table:table-cell table:number-matrix-columns-spanned="1" table:number-matrix-rows-spanned="1" table:formula="of:=SUM([.AB3:.AB27]=[.$BP3:.$BP27])" office:value-type="float"/>
          <table:table-cell table:number-matrix-columns-spanned="1" table:number-matrix-rows-spanned="1" table:formula="of:=SUM([.AC3:.AC27]=[.$BQ3:.$BQ27])" office:value-type="float"/>
          <table:table-cell table:number-matrix-columns-spanned="1" table:number-matrix-rows-spanned="1" table:formula="of:=SUM([.AD3:.AD27]=[.$BR3:.$BR27])" office:value-type="float"/>
          <table:table-cell table:number-matrix-columns-spanned="1" table:number-matrix-rows-spanned="1" table:formula="of:=SUM([.AE3:.AE27]=[.$BS3:.$BS27])" office:value-type="float"/>
          <table:table-cell table:number-matrix-columns-spanned="1" table:number-matrix-rows-spanned="1" table:formula="of:=SUM([.AF3:.AF27]=[.$BT3:.$BT27])" office:value-type="float"/>
          <table:table-cell table:number-matrix-columns-spanned="1" table:number-matrix-rows-spanned="1" table:formula="of:=SUM([.AG3:.AG27]=[.$BU3:.$BU27])" office:value-type="float"/>
          <table:table-cell table:number-matrix-columns-spanned="1" table:number-matrix-rows-spanned="1" table:formula="of:=SUM([.AH3:.AH27]=[.$BV3:.$BV27])" office:value-type="float"/>
          <table:table-cell table:number-matrix-columns-spanned="1" table:number-matrix-rows-spanned="1" table:formula="of:=SUM([.AI3:.AI27]=[.$BW3:.$BW27])" office:value-type="float"/>
          <table:table-cell table:number-matrix-columns-spanned="1" table:number-matrix-rows-spanned="1" table:formula="of:=SUM([.AJ3:.AJ27]=[.$BX3:.$BX27])" office:value-type="float"/>
          <table:table-cell table:number-matrix-columns-spanned="1" table:number-matrix-rows-spanned="1" table:formula="of:=SUM([.AK3:.AK27]=[.$BY3:.$BY27])" office:value-type="float"/>
          <table:table-cell table:number-matrix-columns-spanned="1" table:number-matrix-rows-spanned="1" table:formula="of:=SUM([.AL3:.AL27]=[.$BZ3:.$BZ27])" office:value-type="float"/>
          <table:table-cell table:number-matrix-columns-spanned="1" table:number-matrix-rows-spanned="1" table:formula="of:=SUM([.AM3:.AM27]=[.$CA3:.$CA27])" office:value-type="float"/>
          <table:table-cell table:number-matrix-columns-spanned="1" table:number-matrix-rows-spanned="1" table:formula="of:=SUM([.AN3:.AN27]=[.$CB3:.$CB27])" office:value-type="float"/>
          <table:table-cell table:number-matrix-columns-spanned="1" table:number-matrix-rows-spanned="1" table:formula="of:=SUM([.AO3:.AO27]=[.$CC3:.$CC27])" office:value-type="float"/>
          <table:table-cell table:number-matrix-columns-spanned="1" table:number-matrix-rows-spanned="1" table:formula="of:=SUM([.AP3:.AP27]=[.$BJ3:.$BJ27])" office:value-type="float"/>
          <table:table-cell table:number-matrix-columns-spanned="1" table:number-matrix-rows-spanned="1" table:formula="of:=SUM([.AQ3:.AQ27]=[.$BK3:.$BK27])" office:value-type="float"/>
          <table:table-cell table:number-matrix-columns-spanned="1" table:number-matrix-rows-spanned="1" table:formula="of:=SUM([.AR3:.AR27]=[.$BL3:.$BL27])" office:value-type="float"/>
          <table:table-cell table:number-matrix-columns-spanned="1" table:number-matrix-rows-spanned="1" table:formula="of:=SUM([.AS3:.AS27]=[.$BM3:.$BM27])" office:value-type="float"/>
          <table:table-cell table:number-matrix-columns-spanned="1" table:number-matrix-rows-spanned="1" table:formula="of:=SUM([.AT3:.AT27]=[.$BN3:.$BN27])" office:value-type="float"/>
          <table:table-cell table:number-matrix-columns-spanned="1" table:number-matrix-rows-spanned="1" table:formula="of:=SUM([.AU3:.AU27]=[.$BO3:.$BO27])" office:value-type="float"/>
          <table:table-cell table:number-matrix-columns-spanned="1" table:number-matrix-rows-spanned="1" table:formula="of:=SUM([.AV3:.AV27]=[.$BP3:.$BP27])" office:value-type="float"/>
          <table:table-cell table:number-matrix-columns-spanned="1" table:number-matrix-rows-spanned="1" table:formula="of:=SUM([.AW3:.AW27]=[.$BQ3:.$BQ27])" office:value-type="float"/>
          <table:table-cell table:number-matrix-columns-spanned="1" table:number-matrix-rows-spanned="1" table:formula="of:=SUM([.AX3:.AX27]=[.$BR3:.$BR27])" office:value-type="float"/>
          <table:table-cell table:number-matrix-columns-spanned="1" table:number-matrix-rows-spanned="1" table:formula="of:=SUM([.AY3:.AY27]=[.$BS3:.$BS27])" office:value-type="float"/>
          <table:table-cell table:number-matrix-columns-spanned="1" table:number-matrix-rows-spanned="1" table:formula="of:=SUM([.AZ3:.AZ27]=[.$BT3:.$BT27])" office:value-type="float"/>
          <table:table-cell table:number-matrix-columns-spanned="1" table:number-matrix-rows-spanned="1" table:formula="of:=SUM([.BA3:.BA27]=[.$BU3:.$BU27])" office:value-type="float"/>
          <table:table-cell table:number-matrix-columns-spanned="1" table:number-matrix-rows-spanned="1" table:formula="of:=SUM([.BB3:.BB27]=[.$BV3:.$BV27])" office:value-type="float"/>
          <table:table-cell table:number-matrix-columns-spanned="1" table:number-matrix-rows-spanned="1" table:formula="of:=SUM([.BC3:.BC27]=[.$BW3:.$BW27])" office:value-type="float"/>
          <table:table-cell table:number-matrix-columns-spanned="1" table:number-matrix-rows-spanned="1" table:formula="of:=SUM([.BD3:.BD27]=[.$BX3:.$BX27])" office:value-type="float"/>
          <table:table-cell table:number-matrix-columns-spanned="1" table:number-matrix-rows-spanned="1" table:formula="of:=SUM([.BE3:.BE27]=[.$BY3:.$BY27])" office:value-type="float"/>
          <table:table-cell table:number-matrix-columns-spanned="1" table:number-matrix-rows-spanned="1" table:formula="of:=SUM([.BF3:.BF27]=[.$BZ3:.$BZ27])" office:value-type="float"/>
          <table:table-cell table:number-matrix-columns-spanned="1" table:number-matrix-rows-spanned="1" table:formula="of:=SUM([.BG3:.BG27]=[.$CA3:.$CA27])" office:value-type="float"/>
          <table:table-cell table:number-matrix-columns-spanned="1" table:number-matrix-rows-spanned="1" table:formula="of:=SUM([.BH3:.BH27]=[.$CB3:.$CB27])" office:value-type="float"/>
          <table:table-cell table:number-matrix-columns-spanned="1" table:number-matrix-rows-spanned="1" table:formula="of:=SUM([.BI3:.BI27]=[.$CC3:.$CC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CD3:.$CD27])" office:value-type="float"/>
          <table:table-cell table:number-matrix-columns-spanned="1" table:number-matrix-rows-spanned="1" table:formula="of:=SUM([.C3:.C27]&lt;[.$CE3:.$CE27])" office:value-type="float"/>
          <table:table-cell table:number-matrix-columns-spanned="1" table:number-matrix-rows-spanned="1" table:formula="of:=SUM([.D3:.D27]&lt;[.$CF3:.$CF27])" office:value-type="float"/>
          <table:table-cell table:number-matrix-columns-spanned="1" table:number-matrix-rows-spanned="1" table:formula="of:=SUM([.E3:.E27]&lt;[.$CG3:.$CG27])" office:value-type="float"/>
          <table:table-cell table:number-matrix-columns-spanned="1" table:number-matrix-rows-spanned="1" table:formula="of:=SUM([.F3:.F27]&lt;[.$CH3:.$CH27])" office:value-type="float"/>
          <table:table-cell table:number-matrix-columns-spanned="1" table:number-matrix-rows-spanned="1" table:formula="of:=SUM([.G3:.G27]&lt;[.$CI3:.$CI27])" office:value-type="float"/>
          <table:table-cell table:number-matrix-columns-spanned="1" table:number-matrix-rows-spanned="1" table:formula="of:=SUM([.H3:.H27]&lt;[.$CJ3:.$CJ27])" office:value-type="float"/>
          <table:table-cell table:number-matrix-columns-spanned="1" table:number-matrix-rows-spanned="1" table:formula="of:=SUM([.I3:.I27]&lt;[.$CK3:.$CK27])" office:value-type="float"/>
          <table:table-cell table:number-matrix-columns-spanned="1" table:number-matrix-rows-spanned="1" table:formula="of:=SUM([.J3:.J27]&lt;[.$CL3:.$CL27])" office:value-type="float"/>
          <table:table-cell table:number-matrix-columns-spanned="1" table:number-matrix-rows-spanned="1" table:formula="of:=SUM([.K3:.K27]&lt;[.$CM3:.$CM27])" office:value-type="float"/>
          <table:table-cell table:number-matrix-columns-spanned="1" table:number-matrix-rows-spanned="1" table:formula="of:=SUM([.L3:.L27]&lt;[.$CN3:.$CN27])" office:value-type="float"/>
          <table:table-cell table:number-matrix-columns-spanned="1" table:number-matrix-rows-spanned="1" table:formula="of:=SUM([.M3:.M27]&lt;[.$CO3:.$CO27])" office:value-type="float"/>
          <table:table-cell table:number-matrix-columns-spanned="1" table:number-matrix-rows-spanned="1" table:formula="of:=SUM([.N3:.N27]&lt;[.$CP3:.$CP27])" office:value-type="float"/>
          <table:table-cell table:number-matrix-columns-spanned="1" table:number-matrix-rows-spanned="1" table:formula="of:=SUM([.O3:.O27]&lt;[.$CQ3:.$CQ27])" office:value-type="float"/>
          <table:table-cell table:number-matrix-columns-spanned="1" table:number-matrix-rows-spanned="1" table:formula="of:=SUM([.P3:.P27]&lt;[.$CR3:.$CR27])" office:value-type="float"/>
          <table:table-cell table:number-matrix-columns-spanned="1" table:number-matrix-rows-spanned="1" table:formula="of:=SUM([.Q3:.Q27]&lt;[.$CS3:.$CS27])" office:value-type="float"/>
          <table:table-cell table:number-matrix-columns-spanned="1" table:number-matrix-rows-spanned="1" table:formula="of:=SUM([.R3:.R27]&lt;[.$CT3:.$CT27])" office:value-type="float"/>
          <table:table-cell table:number-matrix-columns-spanned="1" table:number-matrix-rows-spanned="1" table:formula="of:=SUM([.S3:.S27]&lt;[.$CU3:.$CU27])" office:value-type="float"/>
          <table:table-cell table:number-matrix-columns-spanned="1" table:number-matrix-rows-spanned="1" table:formula="of:=SUM([.T3:.T27]&lt;[.$CV3:.$CV27])" office:value-type="float"/>
          <table:table-cell table:number-matrix-columns-spanned="1" table:number-matrix-rows-spanned="1" table:formula="of:=SUM([.U3:.U27]&lt;[.$CW3:.$CW27])" office:value-type="float"/>
          <table:table-cell table:number-matrix-columns-spanned="1" table:number-matrix-rows-spanned="1" table:formula="of:=SUM([.V3:.V27]&lt;[.$CD3:.$CD27])" office:value-type="float"/>
          <table:table-cell table:number-matrix-columns-spanned="1" table:number-matrix-rows-spanned="1" table:formula="of:=SUM([.W3:.W27]&lt;[.$CE3:.$CE27])" office:value-type="float"/>
          <table:table-cell table:number-matrix-columns-spanned="1" table:number-matrix-rows-spanned="1" table:formula="of:=SUM([.X3:.X27]&lt;[.$CF3:.$CF27])" office:value-type="float"/>
          <table:table-cell table:number-matrix-columns-spanned="1" table:number-matrix-rows-spanned="1" table:formula="of:=SUM([.Y3:.Y27]&lt;[.$CG3:.$CG27])" office:value-type="float"/>
          <table:table-cell table:number-matrix-columns-spanned="1" table:number-matrix-rows-spanned="1" table:formula="of:=SUM([.Z3:.Z27]&lt;[.$CH3:.$CH27])" office:value-type="float"/>
          <table:table-cell table:number-matrix-columns-spanned="1" table:number-matrix-rows-spanned="1" table:formula="of:=SUM([.AA3:.AA27]&lt;[.$CI3:.$CI27])" office:value-type="float"/>
          <table:table-cell table:number-matrix-columns-spanned="1" table:number-matrix-rows-spanned="1" table:formula="of:=SUM([.AB3:.AB27]&lt;[.$CJ3:.$CJ27])" office:value-type="float"/>
          <table:table-cell table:number-matrix-columns-spanned="1" table:number-matrix-rows-spanned="1" table:formula="of:=SUM([.AC3:.AC27]&lt;[.$CK3:.$CK27])" office:value-type="float"/>
          <table:table-cell table:number-matrix-columns-spanned="1" table:number-matrix-rows-spanned="1" table:formula="of:=SUM([.AD3:.AD27]&lt;[.$CL3:.$CL27])" office:value-type="float"/>
          <table:table-cell table:number-matrix-columns-spanned="1" table:number-matrix-rows-spanned="1" table:formula="of:=SUM([.AE3:.AE27]&lt;[.$CM3:.$CM27])" office:value-type="float"/>
          <table:table-cell table:number-matrix-columns-spanned="1" table:number-matrix-rows-spanned="1" table:formula="of:=SUM([.AF3:.AF27]&lt;[.$CN3:.$CN27])" office:value-type="float"/>
          <table:table-cell table:number-matrix-columns-spanned="1" table:number-matrix-rows-spanned="1" table:formula="of:=SUM([.AG3:.AG27]&lt;[.$CO3:.$CO27])" office:value-type="float"/>
          <table:table-cell table:number-matrix-columns-spanned="1" table:number-matrix-rows-spanned="1" table:formula="of:=SUM([.AH3:.AH27]&lt;[.$CP3:.$CP27])" office:value-type="float"/>
          <table:table-cell table:number-matrix-columns-spanned="1" table:number-matrix-rows-spanned="1" table:formula="of:=SUM([.AI3:.AI27]&lt;[.$CQ3:.$CQ27])" office:value-type="float"/>
          <table:table-cell table:number-matrix-columns-spanned="1" table:number-matrix-rows-spanned="1" table:formula="of:=SUM([.AJ3:.AJ27]&lt;[.$CR3:.$CR27])" office:value-type="float"/>
          <table:table-cell table:number-matrix-columns-spanned="1" table:number-matrix-rows-spanned="1" table:formula="of:=SUM([.AK3:.AK27]&lt;[.$CS3:.$CS27])" office:value-type="float"/>
          <table:table-cell table:number-matrix-columns-spanned="1" table:number-matrix-rows-spanned="1" table:formula="of:=SUM([.AL3:.AL27]&lt;[.$CT3:.$CT27])" office:value-type="float"/>
          <table:table-cell table:number-matrix-columns-spanned="1" table:number-matrix-rows-spanned="1" table:formula="of:=SUM([.AM3:.AM27]&lt;[.$CU3:.$CU27])" office:value-type="float"/>
          <table:table-cell table:number-matrix-columns-spanned="1" table:number-matrix-rows-spanned="1" table:formula="of:=SUM([.AN3:.AN27]&lt;[.$CV3:.$CV27])" office:value-type="float"/>
          <table:table-cell table:number-matrix-columns-spanned="1" table:number-matrix-rows-spanned="1" table:formula="of:=SUM([.AO3:.AO27]&lt;[.$CW3:.$CW27])" office:value-type="float"/>
          <table:table-cell table:number-matrix-columns-spanned="1" table:number-matrix-rows-spanned="1" table:formula="of:=SUM([.AP3:.AP27]&lt;[.$CD3:.$CD27])" office:value-type="float"/>
          <table:table-cell table:number-matrix-columns-spanned="1" table:number-matrix-rows-spanned="1" table:formula="of:=SUM([.AQ3:.AQ27]&lt;[.$CE3:.$CE27])" office:value-type="float"/>
          <table:table-cell table:number-matrix-columns-spanned="1" table:number-matrix-rows-spanned="1" table:formula="of:=SUM([.AR3:.AR27]&lt;[.$CF3:.$CF27])" office:value-type="float"/>
          <table:table-cell table:number-matrix-columns-spanned="1" table:number-matrix-rows-spanned="1" table:formula="of:=SUM([.AS3:.AS27]&lt;[.$CG3:.$CG27])" office:value-type="float"/>
          <table:table-cell table:number-matrix-columns-spanned="1" table:number-matrix-rows-spanned="1" table:formula="of:=SUM([.AT3:.AT27]&lt;[.$CH3:.$CH27])" office:value-type="float"/>
          <table:table-cell table:number-matrix-columns-spanned="1" table:number-matrix-rows-spanned="1" table:formula="of:=SUM([.AU3:.AU27]&lt;[.$CI3:.$CI27])" office:value-type="float"/>
          <table:table-cell table:number-matrix-columns-spanned="1" table:number-matrix-rows-spanned="1" table:formula="of:=SUM([.AV3:.AV27]&lt;[.$CJ3:.$CJ27])" office:value-type="float"/>
          <table:table-cell table:number-matrix-columns-spanned="1" table:number-matrix-rows-spanned="1" table:formula="of:=SUM([.AW3:.AW27]&lt;[.$CK3:.$CK27])" office:value-type="float"/>
          <table:table-cell table:number-matrix-columns-spanned="1" table:number-matrix-rows-spanned="1" table:formula="of:=SUM([.AX3:.AX27]&lt;[.$CL3:.$CL27])" office:value-type="float"/>
          <table:table-cell table:number-matrix-columns-spanned="1" table:number-matrix-rows-spanned="1" table:formula="of:=SUM([.AY3:.AY27]&lt;[.$CM3:.$CM27])" office:value-type="float"/>
          <table:table-cell table:number-matrix-columns-spanned="1" table:number-matrix-rows-spanned="1" table:formula="of:=SUM([.AZ3:.AZ27]&lt;[.$CN3:.$CN27])" office:value-type="float"/>
          <table:table-cell table:number-matrix-columns-spanned="1" table:number-matrix-rows-spanned="1" table:formula="of:=SUM([.BA3:.BA27]&lt;[.$CO3:.$CO27])" office:value-type="float"/>
          <table:table-cell table:number-matrix-columns-spanned="1" table:number-matrix-rows-spanned="1" table:formula="of:=SUM([.BB3:.BB27]&lt;[.$CP3:.$CP27])" office:value-type="float"/>
          <table:table-cell table:number-matrix-columns-spanned="1" table:number-matrix-rows-spanned="1" table:formula="of:=SUM([.BC3:.BC27]&lt;[.$CQ3:.$CQ27])" office:value-type="float"/>
          <table:table-cell table:number-matrix-columns-spanned="1" table:number-matrix-rows-spanned="1" table:formula="of:=SUM([.BD3:.BD27]&lt;[.$CR3:.$CR27])" office:value-type="float"/>
          <table:table-cell table:number-matrix-columns-spanned="1" table:number-matrix-rows-spanned="1" table:formula="of:=SUM([.BE3:.BE27]&lt;[.$CS3:.$CS27])" office:value-type="float"/>
          <table:table-cell table:number-matrix-columns-spanned="1" table:number-matrix-rows-spanned="1" table:formula="of:=SUM([.BF3:.BF27]&lt;[.$CT3:.$CT27])" office:value-type="float"/>
          <table:table-cell table:number-matrix-columns-spanned="1" table:number-matrix-rows-spanned="1" table:formula="of:=SUM([.BG3:.BG27]&lt;[.$CU3:.$CU27])" office:value-type="float"/>
          <table:table-cell table:number-matrix-columns-spanned="1" table:number-matrix-rows-spanned="1" table:formula="of:=SUM([.BH3:.BH27]&lt;[.$CV3:.$CV27])" office:value-type="float"/>
          <table:table-cell table:number-matrix-columns-spanned="1" table:number-matrix-rows-spanned="1" table:formula="of:=SUM([.BI3:.BI27]&lt;[.$CW3:.$CW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CD3:.$CD27])" office:value-type="float"/>
          <table:table-cell table:number-matrix-columns-spanned="1" table:number-matrix-rows-spanned="1" table:formula="of:=SUM([.C3:.C27]&gt;[.$CE3:.$CE27])" office:value-type="float"/>
          <table:table-cell table:number-matrix-columns-spanned="1" table:number-matrix-rows-spanned="1" table:formula="of:=SUM([.D3:.D27]&gt;[.$CF3:.$CF27])" office:value-type="float"/>
          <table:table-cell table:number-matrix-columns-spanned="1" table:number-matrix-rows-spanned="1" table:formula="of:=SUM([.E3:.E27]&gt;[.$CG3:.$CG27])" office:value-type="float"/>
          <table:table-cell table:number-matrix-columns-spanned="1" table:number-matrix-rows-spanned="1" table:formula="of:=SUM([.F3:.F27]&gt;[.$CH3:.$CH27])" office:value-type="float"/>
          <table:table-cell table:number-matrix-columns-spanned="1" table:number-matrix-rows-spanned="1" table:formula="of:=SUM([.G3:.G27]&gt;[.$CI3:.$CI27])" office:value-type="float"/>
          <table:table-cell table:number-matrix-columns-spanned="1" table:number-matrix-rows-spanned="1" table:formula="of:=SUM([.H3:.H27]&gt;[.$CJ3:.$CJ27])" office:value-type="float"/>
          <table:table-cell table:number-matrix-columns-spanned="1" table:number-matrix-rows-spanned="1" table:formula="of:=SUM([.I3:.I27]&gt;[.$CK3:.$CK27])" office:value-type="float"/>
          <table:table-cell table:number-matrix-columns-spanned="1" table:number-matrix-rows-spanned="1" table:formula="of:=SUM([.J3:.J27]&gt;[.$CL3:.$CL27])" office:value-type="float"/>
          <table:table-cell table:number-matrix-columns-spanned="1" table:number-matrix-rows-spanned="1" table:formula="of:=SUM([.K3:.K27]&gt;[.$CM3:.$CM27])" office:value-type="float"/>
          <table:table-cell table:number-matrix-columns-spanned="1" table:number-matrix-rows-spanned="1" table:formula="of:=SUM([.L3:.L27]&gt;[.$CN3:.$CN27])" office:value-type="float"/>
          <table:table-cell table:number-matrix-columns-spanned="1" table:number-matrix-rows-spanned="1" table:formula="of:=SUM([.M3:.M27]&gt;[.$CO3:.$CO27])" office:value-type="float"/>
          <table:table-cell table:number-matrix-columns-spanned="1" table:number-matrix-rows-spanned="1" table:formula="of:=SUM([.N3:.N27]&gt;[.$CP3:.$CP27])" office:value-type="float"/>
          <table:table-cell table:number-matrix-columns-spanned="1" table:number-matrix-rows-spanned="1" table:formula="of:=SUM([.O3:.O27]&gt;[.$CQ3:.$CQ27])" office:value-type="float"/>
          <table:table-cell table:number-matrix-columns-spanned="1" table:number-matrix-rows-spanned="1" table:formula="of:=SUM([.P3:.P27]&gt;[.$CR3:.$CR27])" office:value-type="float"/>
          <table:table-cell table:number-matrix-columns-spanned="1" table:number-matrix-rows-spanned="1" table:formula="of:=SUM([.Q3:.Q27]&gt;[.$CS3:.$CS27])" office:value-type="float"/>
          <table:table-cell table:number-matrix-columns-spanned="1" table:number-matrix-rows-spanned="1" table:formula="of:=SUM([.R3:.R27]&gt;[.$CT3:.$CT27])" office:value-type="float"/>
          <table:table-cell table:number-matrix-columns-spanned="1" table:number-matrix-rows-spanned="1" table:formula="of:=SUM([.S3:.S27]&gt;[.$CU3:.$CU27])" office:value-type="float"/>
          <table:table-cell table:number-matrix-columns-spanned="1" table:number-matrix-rows-spanned="1" table:formula="of:=SUM([.T3:.T27]&gt;[.$CV3:.$CV27])" office:value-type="float"/>
          <table:table-cell table:number-matrix-columns-spanned="1" table:number-matrix-rows-spanned="1" table:formula="of:=SUM([.U3:.U27]&gt;[.$CW3:.$CW27])" office:value-type="float"/>
          <table:table-cell table:number-matrix-columns-spanned="1" table:number-matrix-rows-spanned="1" table:formula="of:=SUM([.V3:.V27]&gt;[.$CD3:.$CD27])" office:value-type="float"/>
          <table:table-cell table:number-matrix-columns-spanned="1" table:number-matrix-rows-spanned="1" table:formula="of:=SUM([.W3:.W27]&gt;[.$CE3:.$CE27])" office:value-type="float"/>
          <table:table-cell table:number-matrix-columns-spanned="1" table:number-matrix-rows-spanned="1" table:formula="of:=SUM([.X3:.X27]&gt;[.$CF3:.$CF27])" office:value-type="float"/>
          <table:table-cell table:number-matrix-columns-spanned="1" table:number-matrix-rows-spanned="1" table:formula="of:=SUM([.Y3:.Y27]&gt;[.$CG3:.$CG27])" office:value-type="float"/>
          <table:table-cell table:number-matrix-columns-spanned="1" table:number-matrix-rows-spanned="1" table:formula="of:=SUM([.Z3:.Z27]&gt;[.$CH3:.$CH27])" office:value-type="float"/>
          <table:table-cell table:number-matrix-columns-spanned="1" table:number-matrix-rows-spanned="1" table:formula="of:=SUM([.AA3:.AA27]&gt;[.$CI3:.$CI27])" office:value-type="float"/>
          <table:table-cell table:number-matrix-columns-spanned="1" table:number-matrix-rows-spanned="1" table:formula="of:=SUM([.AB3:.AB27]&gt;[.$CJ3:.$CJ27])" office:value-type="float"/>
          <table:table-cell table:number-matrix-columns-spanned="1" table:number-matrix-rows-spanned="1" table:formula="of:=SUM([.AC3:.AC27]&gt;[.$CK3:.$CK27])" office:value-type="float"/>
          <table:table-cell table:number-matrix-columns-spanned="1" table:number-matrix-rows-spanned="1" table:formula="of:=SUM([.AD3:.AD27]&gt;[.$CL3:.$CL27])" office:value-type="float"/>
          <table:table-cell table:number-matrix-columns-spanned="1" table:number-matrix-rows-spanned="1" table:formula="of:=SUM([.AE3:.AE27]&gt;[.$CM3:.$CM27])" office:value-type="float"/>
          <table:table-cell table:number-matrix-columns-spanned="1" table:number-matrix-rows-spanned="1" table:formula="of:=SUM([.AF3:.AF27]&gt;[.$CN3:.$CN27])" office:value-type="float"/>
          <table:table-cell table:number-matrix-columns-spanned="1" table:number-matrix-rows-spanned="1" table:formula="of:=SUM([.AG3:.AG27]&gt;[.$CO3:.$CO27])" office:value-type="float"/>
          <table:table-cell table:number-matrix-columns-spanned="1" table:number-matrix-rows-spanned="1" table:formula="of:=SUM([.AH3:.AH27]&gt;[.$CP3:.$CP27])" office:value-type="float"/>
          <table:table-cell table:number-matrix-columns-spanned="1" table:number-matrix-rows-spanned="1" table:formula="of:=SUM([.AI3:.AI27]&gt;[.$CQ3:.$CQ27])" office:value-type="float"/>
          <table:table-cell table:number-matrix-columns-spanned="1" table:number-matrix-rows-spanned="1" table:formula="of:=SUM([.AJ3:.AJ27]&gt;[.$CR3:.$CR27])" office:value-type="float"/>
          <table:table-cell table:number-matrix-columns-spanned="1" table:number-matrix-rows-spanned="1" table:formula="of:=SUM([.AK3:.AK27]&gt;[.$CS3:.$CS27])" office:value-type="float"/>
          <table:table-cell table:number-matrix-columns-spanned="1" table:number-matrix-rows-spanned="1" table:formula="of:=SUM([.AL3:.AL27]&gt;[.$CT3:.$CT27])" office:value-type="float"/>
          <table:table-cell table:number-matrix-columns-spanned="1" table:number-matrix-rows-spanned="1" table:formula="of:=SUM([.AM3:.AM27]&gt;[.$CU3:.$CU27])" office:value-type="float"/>
          <table:table-cell table:number-matrix-columns-spanned="1" table:number-matrix-rows-spanned="1" table:formula="of:=SUM([.AN3:.AN27]&gt;[.$CV3:.$CV27])" office:value-type="float"/>
          <table:table-cell table:number-matrix-columns-spanned="1" table:number-matrix-rows-spanned="1" table:formula="of:=SUM([.AO3:.AO27]&gt;[.$CW3:.$CW27])" office:value-type="float"/>
          <table:table-cell table:number-matrix-columns-spanned="1" table:number-matrix-rows-spanned="1" table:formula="of:=SUM([.AP3:.AP27]&gt;[.$CD3:.$CD27])" office:value-type="float"/>
          <table:table-cell table:number-matrix-columns-spanned="1" table:number-matrix-rows-spanned="1" table:formula="of:=SUM([.AQ3:.AQ27]&gt;[.$CE3:.$CE27])" office:value-type="float"/>
          <table:table-cell table:number-matrix-columns-spanned="1" table:number-matrix-rows-spanned="1" table:formula="of:=SUM([.AR3:.AR27]&gt;[.$CF3:.$CF27])" office:value-type="float"/>
          <table:table-cell table:number-matrix-columns-spanned="1" table:number-matrix-rows-spanned="1" table:formula="of:=SUM([.AS3:.AS27]&gt;[.$CG3:.$CG27])" office:value-type="float"/>
          <table:table-cell table:number-matrix-columns-spanned="1" table:number-matrix-rows-spanned="1" table:formula="of:=SUM([.AT3:.AT27]&gt;[.$CH3:.$CH27])" office:value-type="float"/>
          <table:table-cell table:number-matrix-columns-spanned="1" table:number-matrix-rows-spanned="1" table:formula="of:=SUM([.AU3:.AU27]&gt;[.$CI3:.$CI27])" office:value-type="float"/>
          <table:table-cell table:number-matrix-columns-spanned="1" table:number-matrix-rows-spanned="1" table:formula="of:=SUM([.AV3:.AV27]&gt;[.$CJ3:.$CJ27])" office:value-type="float"/>
          <table:table-cell table:number-matrix-columns-spanned="1" table:number-matrix-rows-spanned="1" table:formula="of:=SUM([.AW3:.AW27]&gt;[.$CK3:.$CK27])" office:value-type="float"/>
          <table:table-cell table:number-matrix-columns-spanned="1" table:number-matrix-rows-spanned="1" table:formula="of:=SUM([.AX3:.AX27]&gt;[.$CL3:.$CL27])" office:value-type="float"/>
          <table:table-cell table:number-matrix-columns-spanned="1" table:number-matrix-rows-spanned="1" table:formula="of:=SUM([.AY3:.AY27]&gt;[.$CM3:.$CM27])" office:value-type="float"/>
          <table:table-cell table:number-matrix-columns-spanned="1" table:number-matrix-rows-spanned="1" table:formula="of:=SUM([.AZ3:.AZ27]&gt;[.$CN3:.$CN27])" office:value-type="float"/>
          <table:table-cell table:number-matrix-columns-spanned="1" table:number-matrix-rows-spanned="1" table:formula="of:=SUM([.BA3:.BA27]&gt;[.$CO3:.$CO27])" office:value-type="float"/>
          <table:table-cell table:number-matrix-columns-spanned="1" table:number-matrix-rows-spanned="1" table:formula="of:=SUM([.BB3:.BB27]&gt;[.$CP3:.$CP27])" office:value-type="float"/>
          <table:table-cell table:number-matrix-columns-spanned="1" table:number-matrix-rows-spanned="1" table:formula="of:=SUM([.BC3:.BC27]&gt;[.$CQ3:.$CQ27])" office:value-type="float"/>
          <table:table-cell table:number-matrix-columns-spanned="1" table:number-matrix-rows-spanned="1" table:formula="of:=SUM([.BD3:.BD27]&gt;[.$CR3:.$CR27])" office:value-type="float"/>
          <table:table-cell table:number-matrix-columns-spanned="1" table:number-matrix-rows-spanned="1" table:formula="of:=SUM([.BE3:.BE27]&gt;[.$CS3:.$CS27])" office:value-type="float"/>
          <table:table-cell table:number-matrix-columns-spanned="1" table:number-matrix-rows-spanned="1" table:formula="of:=SUM([.BF3:.BF27]&gt;[.$CT3:.$CT27])" office:value-type="float"/>
          <table:table-cell table:number-matrix-columns-spanned="1" table:number-matrix-rows-spanned="1" table:formula="of:=SUM([.BG3:.BG27]&gt;[.$CU3:.$CU27])" office:value-type="float"/>
          <table:table-cell table:number-matrix-columns-spanned="1" table:number-matrix-rows-spanned="1" table:formula="of:=SUM([.BH3:.BH27]&gt;[.$CV3:.$CV27])" office:value-type="float"/>
          <table:table-cell table:number-matrix-columns-spanned="1" table:number-matrix-rows-spanned="1" table:formula="of:=SUM([.BI3:.BI27]&gt;[.$CW3:.$CW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CX3:.$CX27])" office:value-type="float"/>
          <table:table-cell table:number-matrix-columns-spanned="1" table:number-matrix-rows-spanned="1" table:formula="of:=SUM([.C3:.C27]=[.$CY3:.$CY27])" office:value-type="float"/>
          <table:table-cell table:number-matrix-columns-spanned="1" table:number-matrix-rows-spanned="1" table:formula="of:=SUM([.D3:.D27]=[.$CZ3:.$CZ27])" office:value-type="float"/>
          <table:table-cell table:number-matrix-columns-spanned="1" table:number-matrix-rows-spanned="1" table:formula="of:=SUM([.E3:.E27]=[.$DA3:.$DA27])" office:value-type="float"/>
          <table:table-cell table:number-matrix-columns-spanned="1" table:number-matrix-rows-spanned="1" table:formula="of:=SUM([.F3:.F27]=[.$DB3:.$DB27])" office:value-type="float"/>
          <table:table-cell table:number-matrix-columns-spanned="1" table:number-matrix-rows-spanned="1" table:formula="of:=SUM([.G3:.G27]=[.$DC3:.$DC27])" office:value-type="float"/>
          <table:table-cell table:number-matrix-columns-spanned="1" table:number-matrix-rows-spanned="1" table:formula="of:=SUM([.H3:.H27]=[.$DD3:.$DD27])" office:value-type="float"/>
          <table:table-cell table:number-matrix-columns-spanned="1" table:number-matrix-rows-spanned="1" table:formula="of:=SUM([.I3:.I27]=[.$DE3:.$DE27])" office:value-type="float"/>
          <table:table-cell table:number-matrix-columns-spanned="1" table:number-matrix-rows-spanned="1" table:formula="of:=SUM([.J3:.J27]=[.$DF3:.$DF27])" office:value-type="float"/>
          <table:table-cell table:number-matrix-columns-spanned="1" table:number-matrix-rows-spanned="1" table:formula="of:=SUM([.K3:.K27]=[.$DG3:.$DG27])" office:value-type="float"/>
          <table:table-cell table:number-matrix-columns-spanned="1" table:number-matrix-rows-spanned="1" table:formula="of:=SUM([.L3:.L27]=[.$DH3:.$DH27])" office:value-type="float"/>
          <table:table-cell table:number-matrix-columns-spanned="1" table:number-matrix-rows-spanned="1" table:formula="of:=SUM([.M3:.M27]=[.$DI3:.$DI27])" office:value-type="float"/>
          <table:table-cell table:number-matrix-columns-spanned="1" table:number-matrix-rows-spanned="1" table:formula="of:=SUM([.N3:.N27]=[.$DJ3:.$DJ27])" office:value-type="float"/>
          <table:table-cell table:number-matrix-columns-spanned="1" table:number-matrix-rows-spanned="1" table:formula="of:=SUM([.O3:.O27]=[.$DK3:.$DK27])" office:value-type="float"/>
          <table:table-cell table:number-matrix-columns-spanned="1" table:number-matrix-rows-spanned="1" table:formula="of:=SUM([.P3:.P27]=[.$DL3:.$DL27])" office:value-type="float"/>
          <table:table-cell table:number-matrix-columns-spanned="1" table:number-matrix-rows-spanned="1" table:formula="of:=SUM([.Q3:.Q27]=[.$DM3:.$DM27])" office:value-type="float"/>
          <table:table-cell table:number-matrix-columns-spanned="1" table:number-matrix-rows-spanned="1" table:formula="of:=SUM([.R3:.R27]=[.$DN3:.$DN27])" office:value-type="float"/>
          <table:table-cell table:number-matrix-columns-spanned="1" table:number-matrix-rows-spanned="1" table:formula="of:=SUM([.S3:.S27]=[.$DO3:.$DO27])" office:value-type="float"/>
          <table:table-cell table:number-matrix-columns-spanned="1" table:number-matrix-rows-spanned="1" table:formula="of:=SUM([.T3:.T27]=[.$DP3:.$DP27])" office:value-type="float"/>
          <table:table-cell table:number-matrix-columns-spanned="1" table:number-matrix-rows-spanned="1" table:formula="of:=SUM([.U3:.U27]=[.$DQ3:.$DQ27])" office:value-type="float"/>
          <table:table-cell table:number-matrix-columns-spanned="1" table:number-matrix-rows-spanned="1" table:formula="of:=SUM([.V3:.V27]=[.$CX3:.$CX27])" office:value-type="float"/>
          <table:table-cell table:number-matrix-columns-spanned="1" table:number-matrix-rows-spanned="1" table:formula="of:=SUM([.W3:.W27]=[.$CY3:.$CY27])" office:value-type="float"/>
          <table:table-cell table:number-matrix-columns-spanned="1" table:number-matrix-rows-spanned="1" table:formula="of:=SUM([.X3:.X27]=[.$CZ3:.$CZ27])" office:value-type="float"/>
          <table:table-cell table:number-matrix-columns-spanned="1" table:number-matrix-rows-spanned="1" table:formula="of:=SUM([.Y3:.Y27]=[.$DA3:.$DA27])" office:value-type="float"/>
          <table:table-cell table:number-matrix-columns-spanned="1" table:number-matrix-rows-spanned="1" table:formula="of:=SUM([.Z3:.Z27]=[.$DB3:.$DB27])" office:value-type="float"/>
          <table:table-cell table:number-matrix-columns-spanned="1" table:number-matrix-rows-spanned="1" table:formula="of:=SUM([.AA3:.AA27]=[.$DC3:.$DC27])" office:value-type="float"/>
          <table:table-cell table:number-matrix-columns-spanned="1" table:number-matrix-rows-spanned="1" table:formula="of:=SUM([.AB3:.AB27]=[.$DD3:.$DD27])" office:value-type="float"/>
          <table:table-cell table:number-matrix-columns-spanned="1" table:number-matrix-rows-spanned="1" table:formula="of:=SUM([.AC3:.AC27]=[.$DE3:.$DE27])" office:value-type="float"/>
          <table:table-cell table:number-matrix-columns-spanned="1" table:number-matrix-rows-spanned="1" table:formula="of:=SUM([.AD3:.AD27]=[.$DF3:.$DF27])" office:value-type="float"/>
          <table:table-cell table:number-matrix-columns-spanned="1" table:number-matrix-rows-spanned="1" table:formula="of:=SUM([.AE3:.AE27]=[.$DG3:.$DG27])" office:value-type="float"/>
          <table:table-cell table:number-matrix-columns-spanned="1" table:number-matrix-rows-spanned="1" table:formula="of:=SUM([.AF3:.AF27]=[.$DH3:.$DH27])" office:value-type="float"/>
          <table:table-cell table:number-matrix-columns-spanned="1" table:number-matrix-rows-spanned="1" table:formula="of:=SUM([.AG3:.AG27]=[.$DI3:.$DI27])" office:value-type="float"/>
          <table:table-cell table:number-matrix-columns-spanned="1" table:number-matrix-rows-spanned="1" table:formula="of:=SUM([.AH3:.AH27]=[.$DJ3:.$DJ27])" office:value-type="float"/>
          <table:table-cell table:number-matrix-columns-spanned="1" table:number-matrix-rows-spanned="1" table:formula="of:=SUM([.AI3:.AI27]=[.$DK3:.$DK27])" office:value-type="float"/>
          <table:table-cell table:number-matrix-columns-spanned="1" table:number-matrix-rows-spanned="1" table:formula="of:=SUM([.AJ3:.AJ27]=[.$DL3:.$DL27])" office:value-type="float"/>
          <table:table-cell table:number-matrix-columns-spanned="1" table:number-matrix-rows-spanned="1" table:formula="of:=SUM([.AK3:.AK27]=[.$DM3:.$DM27])" office:value-type="float"/>
          <table:table-cell table:number-matrix-columns-spanned="1" table:number-matrix-rows-spanned="1" table:formula="of:=SUM([.AL3:.AL27]=[.$DN3:.$DN27])" office:value-type="float"/>
          <table:table-cell table:number-matrix-columns-spanned="1" table:number-matrix-rows-spanned="1" table:formula="of:=SUM([.AM3:.AM27]=[.$DO3:.$DO27])" office:value-type="float"/>
          <table:table-cell table:number-matrix-columns-spanned="1" table:number-matrix-rows-spanned="1" table:formula="of:=SUM([.AN3:.AN27]=[.$DP3:.$DP27])" office:value-type="float"/>
          <table:table-cell table:number-matrix-columns-spanned="1" table:number-matrix-rows-spanned="1" table:formula="of:=SUM([.AO3:.AO27]=[.$DQ3:.$DQ27])" office:value-type="float"/>
          <table:table-cell table:number-matrix-columns-spanned="1" table:number-matrix-rows-spanned="1" table:formula="of:=SUM([.AP3:.AP27]=[.$CX3:.$CX27])" office:value-type="float"/>
          <table:table-cell table:number-matrix-columns-spanned="1" table:number-matrix-rows-spanned="1" table:formula="of:=SUM([.AQ3:.AQ27]=[.$CY3:.$CY27])" office:value-type="float"/>
          <table:table-cell table:number-matrix-columns-spanned="1" table:number-matrix-rows-spanned="1" table:formula="of:=SUM([.AR3:.AR27]=[.$CZ3:.$CZ27])" office:value-type="float"/>
          <table:table-cell table:number-matrix-columns-spanned="1" table:number-matrix-rows-spanned="1" table:formula="of:=SUM([.AS3:.AS27]=[.$DA3:.$DA27])" office:value-type="float"/>
          <table:table-cell table:number-matrix-columns-spanned="1" table:number-matrix-rows-spanned="1" table:formula="of:=SUM([.AT3:.AT27]=[.$DB3:.$DB27])" office:value-type="float"/>
          <table:table-cell table:number-matrix-columns-spanned="1" table:number-matrix-rows-spanned="1" table:formula="of:=SUM([.AU3:.AU27]=[.$DC3:.$DC27])" office:value-type="float"/>
          <table:table-cell table:number-matrix-columns-spanned="1" table:number-matrix-rows-spanned="1" table:formula="of:=SUM([.AV3:.AV27]=[.$DD3:.$DD27])" office:value-type="float"/>
          <table:table-cell table:number-matrix-columns-spanned="1" table:number-matrix-rows-spanned="1" table:formula="of:=SUM([.AW3:.AW27]=[.$DE3:.$DE27])" office:value-type="float"/>
          <table:table-cell table:number-matrix-columns-spanned="1" table:number-matrix-rows-spanned="1" table:formula="of:=SUM([.AX3:.AX27]=[.$DF3:.$DF27])" office:value-type="float"/>
          <table:table-cell table:number-matrix-columns-spanned="1" table:number-matrix-rows-spanned="1" table:formula="of:=SUM([.AY3:.AY27]=[.$DG3:.$DG27])" office:value-type="float"/>
          <table:table-cell table:number-matrix-columns-spanned="1" table:number-matrix-rows-spanned="1" table:formula="of:=SUM([.AZ3:.AZ27]=[.$DH3:.$DH27])" office:value-type="float"/>
          <table:table-cell table:number-matrix-columns-spanned="1" table:number-matrix-rows-spanned="1" table:formula="of:=SUM([.BA3:.BA27]=[.$DI3:.$DI27])" office:value-type="float"/>
          <table:table-cell table:number-matrix-columns-spanned="1" table:number-matrix-rows-spanned="1" table:formula="of:=SUM([.BB3:.BB27]=[.$DJ3:.$DJ27])" office:value-type="float"/>
          <table:table-cell table:number-matrix-columns-spanned="1" table:number-matrix-rows-spanned="1" table:formula="of:=SUM([.BC3:.BC27]=[.$DK3:.$DK27])" office:value-type="float"/>
          <table:table-cell table:number-matrix-columns-spanned="1" table:number-matrix-rows-spanned="1" table:formula="of:=SUM([.BD3:.BD27]=[.$DL3:.$DL27])" office:value-type="float"/>
          <table:table-cell table:number-matrix-columns-spanned="1" table:number-matrix-rows-spanned="1" table:formula="of:=SUM([.BE3:.BE27]=[.$DM3:.$DM27])" office:value-type="float"/>
          <table:table-cell table:number-matrix-columns-spanned="1" table:number-matrix-rows-spanned="1" table:formula="of:=SUM([.BF3:.BF27]=[.$DN3:.$DN27])" office:value-type="float"/>
          <table:table-cell table:number-matrix-columns-spanned="1" table:number-matrix-rows-spanned="1" table:formula="of:=SUM([.BG3:.BG27]=[.$DO3:.$DO27])" office:value-type="float"/>
          <table:table-cell table:number-matrix-columns-spanned="1" table:number-matrix-rows-spanned="1" table:formula="of:=SUM([.BH3:.BH27]=[.$DP3:.$DP27])" office:value-type="float"/>
          <table:table-cell table:number-matrix-columns-spanned="1" table:number-matrix-rows-spanned="1" table:formula="of:=SUM([.BI3:.BI27]=[.$DQ3:.$DQ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SUM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AVERAGE([Instances.AR23:Instances.AR27])" office:value-type="float"/>
          <table:table-cell table:formula="of:=AVERAGE([Instances.AS23:Instances.AS27])" office:value-type="float"/>
          <table:table-cell table:formula="of:=SUM([Instances.AT23:Instances.AT27])" office:value-type="float"/>
          <table:table-cell table:formula="of:=AVERAGE([Instances.AU23:Instances.AU27])" office:value-type="float"/>
          <table:table-cell table:formula="of:=AVERAGE([Instances.AV23:Instances.AV27])" office:value-type="float"/>
          <table:table-cell table:formula="of:=AVERAGE([Instances.AW23:Instances.AW27])" office:value-type="float"/>
          <table:table-cell table:formula="of:=AVERAGE([Instances.AX23:Instances.AX27])" office:value-type="float"/>
          <table:table-cell table:formula="of:=AVERAGE([Instances.AY23:Instances.AY27])" office:value-type="float"/>
          <table:table-cell table:formula="of:=AVERAGE([Instances.AZ23:Instances.AZ27])" office:value-type="float"/>
          <table:table-cell table:formula="of:=AVERAGE([Instances.BA23:Instances.BA27])" office:value-type="float"/>
          <table:table-cell table:formula="of:=AVERAGE([Instances.BB23:Instances.BB27])" office:value-type="float"/>
          <table:table-cell table:formula="of:=AVERAGE([Instances.BC23:Instances.BC27])" office:value-type="float"/>
          <table:table-cell table:formula="of:=AVERAGE([Instances.BD23:Instances.BD27])" office:value-type="float"/>
          <table:table-cell table:formula="of:=AVERAGE([Instances.BE23:Instances.BE27])" office:value-type="float"/>
          <table:table-cell table:formula="of:=AVERAGE([Instances.BF23:Instances.BF27])" office:value-type="float"/>
          <table:table-cell table:formula="of:=AVERAGE([Instances.BG23:Instances.BG27])" office:value-type="float"/>
          <table:table-cell table:formula="of:=AVERAGE([Instances.BH23:Instances.BH27])" office:value-type="float"/>
          <table:table-cell table:formula="of:=AVERAGE([Instances.BI23:Instances.BI27])" office:value-type="float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J3:.$BJ7])^2)^0.5" office:value-type="float"/>
          <table:table-cell table:number-matrix-columns-spanned="1" table:number-matrix-rows-spanned="1" table:formula="of:=SUM(([.C3:.C7]-[.$BK3:.$BK7])^2)^0.5" office:value-type="float"/>
          <table:table-cell table:number-matrix-columns-spanned="1" table:number-matrix-rows-spanned="1" table:formula="of:=SUM(([.D3:.D7]-[.$BL3:.$BL7])^2)^0.5" office:value-type="float"/>
          <table:table-cell table:number-matrix-columns-spanned="1" table:number-matrix-rows-spanned="1" table:formula="of:=SUM(([.E3:.E7]-[.$BM3:.$BM7])^2)^0.5" office:value-type="float"/>
          <table:table-cell table:number-matrix-columns-spanned="1" table:number-matrix-rows-spanned="1" table:formula="of:=SUM(([.F3:.F7]-[.$BN3:.$BN7])^2)^0.5" office:value-type="float"/>
          <table:table-cell table:number-matrix-columns-spanned="1" table:number-matrix-rows-spanned="1" table:formula="of:=SUM(([.G3:.G7]-[.$BO3:.$BO7])^2)^0.5" office:value-type="float"/>
          <table:table-cell table:number-matrix-columns-spanned="1" table:number-matrix-rows-spanned="1" table:formula="of:=SUM(([.H3:.H7]-[.$BP3:.$BP7])^2)^0.5" office:value-type="float"/>
          <table:table-cell table:number-matrix-columns-spanned="1" table:number-matrix-rows-spanned="1" table:formula="of:=SUM(([.I3:.I7]-[.$BQ3:.$BQ7])^2)^0.5" office:value-type="float"/>
          <table:table-cell table:number-matrix-columns-spanned="1" table:number-matrix-rows-spanned="1" table:formula="of:=SUM(([.J3:.J7]-[.$BR3:.$BR7])^2)^0.5" office:value-type="float"/>
          <table:table-cell table:number-matrix-columns-spanned="1" table:number-matrix-rows-spanned="1" table:formula="of:=SUM(([.K3:.K7]-[.$BS3:.$BS7])^2)^0.5" office:value-type="float"/>
          <table:table-cell table:number-matrix-columns-spanned="1" table:number-matrix-rows-spanned="1" table:formula="of:=SUM(([.L3:.L7]-[.$BT3:.$BT7])^2)^0.5" office:value-type="float"/>
          <table:table-cell table:number-matrix-columns-spanned="1" table:number-matrix-rows-spanned="1" table:formula="of:=SUM(([.M3:.M7]-[.$BU3:.$BU7])^2)^0.5" office:value-type="float"/>
          <table:table-cell table:number-matrix-columns-spanned="1" table:number-matrix-rows-spanned="1" table:formula="of:=SUM(([.N3:.N7]-[.$BV3:.$BV7])^2)^0.5" office:value-type="float"/>
          <table:table-cell table:number-matrix-columns-spanned="1" table:number-matrix-rows-spanned="1" table:formula="of:=SUM(([.O3:.O7]-[.$BW3:.$BW7])^2)^0.5" office:value-type="float"/>
          <table:table-cell table:number-matrix-columns-spanned="1" table:number-matrix-rows-spanned="1" table:formula="of:=SUM(([.P3:.P7]-[.$BX3:.$BX7])^2)^0.5" office:value-type="float"/>
          <table:table-cell table:number-matrix-columns-spanned="1" table:number-matrix-rows-spanned="1" table:formula="of:=SUM(([.Q3:.Q7]-[.$BY3:.$BY7])^2)^0.5" office:value-type="float"/>
          <table:table-cell table:number-matrix-columns-spanned="1" table:number-matrix-rows-spanned="1" table:formula="of:=SUM(([.R3:.R7]-[.$BZ3:.$BZ7])^2)^0.5" office:value-type="float"/>
          <table:table-cell table:number-matrix-columns-spanned="1" table:number-matrix-rows-spanned="1" table:formula="of:=SUM(([.S3:.S7]-[.$CA3:.$CA7])^2)^0.5" office:value-type="float"/>
          <table:table-cell table:number-matrix-columns-spanned="1" table:number-matrix-rows-spanned="1" table:formula="of:=SUM(([.T3:.T7]-[.$CB3:.$CB7])^2)^0.5" office:value-type="float"/>
          <table:table-cell table:number-matrix-columns-spanned="1" table:number-matrix-rows-spanned="1" table:formula="of:=SUM(([.U3:.U7]-[.$CC3:.$CC7])^2)^0.5" office:value-type="float"/>
          <table:table-cell table:number-matrix-columns-spanned="1" table:number-matrix-rows-spanned="1" table:formula="of:=SUM(([.V3:.V7]-[.$BJ3:.$BJ7])^2)^0.5" office:value-type="float"/>
          <table:table-cell table:number-matrix-columns-spanned="1" table:number-matrix-rows-spanned="1" table:formula="of:=SUM(([.W3:.W7]-[.$BK3:.$BK7])^2)^0.5" office:value-type="float"/>
          <table:table-cell table:number-matrix-columns-spanned="1" table:number-matrix-rows-spanned="1" table:formula="of:=SUM(([.X3:.X7]-[.$BL3:.$BL7])^2)^0.5" office:value-type="float"/>
          <table:table-cell table:number-matrix-columns-spanned="1" table:number-matrix-rows-spanned="1" table:formula="of:=SUM(([.Y3:.Y7]-[.$BM3:.$BM7])^2)^0.5" office:value-type="float"/>
          <table:table-cell table:number-matrix-columns-spanned="1" table:number-matrix-rows-spanned="1" table:formula="of:=SUM(([.Z3:.Z7]-[.$BN3:.$BN7])^2)^0.5" office:value-type="float"/>
          <table:table-cell table:number-matrix-columns-spanned="1" table:number-matrix-rows-spanned="1" table:formula="of:=SUM(([.AA3:.AA7]-[.$BO3:.$BO7])^2)^0.5" office:value-type="float"/>
          <table:table-cell table:number-matrix-columns-spanned="1" table:number-matrix-rows-spanned="1" table:formula="of:=SUM(([.AB3:.AB7]-[.$BP3:.$BP7])^2)^0.5" office:value-type="float"/>
          <table:table-cell table:number-matrix-columns-spanned="1" table:number-matrix-rows-spanned="1" table:formula="of:=SUM(([.AC3:.AC7]-[.$BQ3:.$BQ7])^2)^0.5" office:value-type="float"/>
          <table:table-cell table:number-matrix-columns-spanned="1" table:number-matrix-rows-spanned="1" table:formula="of:=SUM(([.AD3:.AD7]-[.$BR3:.$BR7])^2)^0.5" office:value-type="float"/>
          <table:table-cell table:number-matrix-columns-spanned="1" table:number-matrix-rows-spanned="1" table:formula="of:=SUM(([.AE3:.AE7]-[.$BS3:.$BS7])^2)^0.5" office:value-type="float"/>
          <table:table-cell table:number-matrix-columns-spanned="1" table:number-matrix-rows-spanned="1" table:formula="of:=SUM(([.AF3:.AF7]-[.$BT3:.$BT7])^2)^0.5" office:value-type="float"/>
          <table:table-cell table:number-matrix-columns-spanned="1" table:number-matrix-rows-spanned="1" table:formula="of:=SUM(([.AG3:.AG7]-[.$BU3:.$BU7])^2)^0.5" office:value-type="float"/>
          <table:table-cell table:number-matrix-columns-spanned="1" table:number-matrix-rows-spanned="1" table:formula="of:=SUM(([.AH3:.AH7]-[.$BV3:.$BV7])^2)^0.5" office:value-type="float"/>
          <table:table-cell table:number-matrix-columns-spanned="1" table:number-matrix-rows-spanned="1" table:formula="of:=SUM(([.AI3:.AI7]-[.$BW3:.$BW7])^2)^0.5" office:value-type="float"/>
          <table:table-cell table:number-matrix-columns-spanned="1" table:number-matrix-rows-spanned="1" table:formula="of:=SUM(([.AJ3:.AJ7]-[.$BX3:.$BX7])^2)^0.5" office:value-type="float"/>
          <table:table-cell table:number-matrix-columns-spanned="1" table:number-matrix-rows-spanned="1" table:formula="of:=SUM(([.AK3:.AK7]-[.$BY3:.$BY7])^2)^0.5" office:value-type="float"/>
          <table:table-cell table:number-matrix-columns-spanned="1" table:number-matrix-rows-spanned="1" table:formula="of:=SUM(([.AL3:.AL7]-[.$BZ3:.$BZ7])^2)^0.5" office:value-type="float"/>
          <table:table-cell table:number-matrix-columns-spanned="1" table:number-matrix-rows-spanned="1" table:formula="of:=SUM(([.AM3:.AM7]-[.$CA3:.$CA7])^2)^0.5" office:value-type="float"/>
          <table:table-cell table:number-matrix-columns-spanned="1" table:number-matrix-rows-spanned="1" table:formula="of:=SUM(([.AN3:.AN7]-[.$CB3:.$CB7])^2)^0.5" office:value-type="float"/>
          <table:table-cell table:number-matrix-columns-spanned="1" table:number-matrix-rows-spanned="1" table:formula="of:=SUM(([.AO3:.AO7]-[.$CC3:.$CC7])^2)^0.5" office:value-type="float"/>
          <table:table-cell table:number-matrix-columns-spanned="1" table:number-matrix-rows-spanned="1" table:formula="of:=SUM(([.AP3:.AP7]-[.$BJ3:.$BJ7])^2)^0.5" office:value-type="float"/>
          <table:table-cell table:number-matrix-columns-spanned="1" table:number-matrix-rows-spanned="1" table:formula="of:=SUM(([.AQ3:.AQ7]-[.$BK3:.$BK7])^2)^0.5" office:value-type="float"/>
          <table:table-cell table:number-matrix-columns-spanned="1" table:number-matrix-rows-spanned="1" table:formula="of:=SUM(([.AR3:.AR7]-[.$BL3:.$BL7])^2)^0.5" office:value-type="float"/>
          <table:table-cell table:number-matrix-columns-spanned="1" table:number-matrix-rows-spanned="1" table:formula="of:=SUM(([.AS3:.AS7]-[.$BM3:.$BM7])^2)^0.5" office:value-type="float"/>
          <table:table-cell table:number-matrix-columns-spanned="1" table:number-matrix-rows-spanned="1" table:formula="of:=SUM(([.AT3:.AT7]-[.$BN3:.$BN7])^2)^0.5" office:value-type="float"/>
          <table:table-cell table:number-matrix-columns-spanned="1" table:number-matrix-rows-spanned="1" table:formula="of:=SUM(([.AU3:.AU7]-[.$BO3:.$BO7])^2)^0.5" office:value-type="float"/>
          <table:table-cell table:number-matrix-columns-spanned="1" table:number-matrix-rows-spanned="1" table:formula="of:=SUM(([.AV3:.AV7]-[.$BP3:.$BP7])^2)^0.5" office:value-type="float"/>
          <table:table-cell table:number-matrix-columns-spanned="1" table:number-matrix-rows-spanned="1" table:formula="of:=SUM(([.AW3:.AW7]-[.$BQ3:.$BQ7])^2)^0.5" office:value-type="float"/>
          <table:table-cell table:number-matrix-columns-spanned="1" table:number-matrix-rows-spanned="1" table:formula="of:=SUM(([.AX3:.AX7]-[.$BR3:.$BR7])^2)^0.5" office:value-type="float"/>
          <table:table-cell table:number-matrix-columns-spanned="1" table:number-matrix-rows-spanned="1" table:formula="of:=SUM(([.AY3:.AY7]-[.$BS3:.$BS7])^2)^0.5" office:value-type="float"/>
          <table:table-cell table:number-matrix-columns-spanned="1" table:number-matrix-rows-spanned="1" table:formula="of:=SUM(([.AZ3:.AZ7]-[.$BT3:.$BT7])^2)^0.5" office:value-type="float"/>
          <table:table-cell table:number-matrix-columns-spanned="1" table:number-matrix-rows-spanned="1" table:formula="of:=SUM(([.BA3:.BA7]-[.$BU3:.$BU7])^2)^0.5" office:value-type="float"/>
          <table:table-cell table:number-matrix-columns-spanned="1" table:number-matrix-rows-spanned="1" table:formula="of:=SUM(([.BB3:.BB7]-[.$BV3:.$BV7])^2)^0.5" office:value-type="float"/>
          <table:table-cell table:number-matrix-columns-spanned="1" table:number-matrix-rows-spanned="1" table:formula="of:=SUM(([.BC3:.BC7]-[.$BW3:.$BW7])^2)^0.5" office:value-type="float"/>
          <table:table-cell table:number-matrix-columns-spanned="1" table:number-matrix-rows-spanned="1" table:formula="of:=SUM(([.BD3:.BD7]-[.$BX3:.$BX7])^2)^0.5" office:value-type="float"/>
          <table:table-cell table:number-matrix-columns-spanned="1" table:number-matrix-rows-spanned="1" table:formula="of:=SUM(([.BE3:.BE7]-[.$BY3:.$BY7])^2)^0.5" office:value-type="float"/>
          <table:table-cell table:number-matrix-columns-spanned="1" table:number-matrix-rows-spanned="1" table:formula="of:=SUM(([.BF3:.BF7]-[.$BZ3:.$BZ7])^2)^0.5" office:value-type="float"/>
          <table:table-cell table:number-matrix-columns-spanned="1" table:number-matrix-rows-spanned="1" table:formula="of:=SUM(([.BG3:.BG7]-[.$CA3:.$CA7])^2)^0.5" office:value-type="float"/>
          <table:table-cell table:number-matrix-columns-spanned="1" table:number-matrix-rows-spanned="1" table:formula="of:=SUM(([.BH3:.BH7]-[.$CB3:.$CB7])^2)^0.5" office:value-type="float"/>
          <table:table-cell table:number-matrix-columns-spanned="1" table:number-matrix-rows-spanned="1" table:formula="of:=SUM(([.BI3:.BI7]-[.$CC3:.$C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  <table:table-cell table:number-matrix-columns-spanned="1" table:number-matrix-rows-spanned="1" table:formula="of:=SUM([.V3:.V7]=[.$BJ3:.$BJ7])" office:value-type="float"/>
          <table:table-cell table:number-matrix-columns-spanned="1" table:number-matrix-rows-spanned="1" table:formula="of:=SUM([.W3:.W7]=[.$BK3:.$BK7])" office:value-type="float"/>
          <table:table-cell table:number-matrix-columns-spanned="1" table:number-matrix-rows-spanned="1" table:formula="of:=SUM([.X3:.X7]=[.$BL3:.$BL7])" office:value-type="float"/>
          <table:table-cell table:number-matrix-columns-spanned="1" table:number-matrix-rows-spanned="1" table:formula="of:=SUM([.Y3:.Y7]=[.$BM3:.$BM7])" office:value-type="float"/>
          <table:table-cell table:number-matrix-columns-spanned="1" table:number-matrix-rows-spanned="1" table:formula="of:=SUM([.Z3:.Z7]=[.$BN3:.$BN7])" office:value-type="float"/>
          <table:table-cell table:number-matrix-columns-spanned="1" table:number-matrix-rows-spanned="1" table:formula="of:=SUM([.AA3:.AA7]=[.$BO3:.$BO7])" office:value-type="float"/>
          <table:table-cell table:number-matrix-columns-spanned="1" table:number-matrix-rows-spanned="1" table:formula="of:=SUM([.AB3:.AB7]=[.$BP3:.$BP7])" office:value-type="float"/>
          <table:table-cell table:number-matrix-columns-spanned="1" table:number-matrix-rows-spanned="1" table:formula="of:=SUM([.AC3:.AC7]=[.$BQ3:.$BQ7])" office:value-type="float"/>
          <table:table-cell table:number-matrix-columns-spanned="1" table:number-matrix-rows-spanned="1" table:formula="of:=SUM([.AD3:.AD7]=[.$BR3:.$BR7])" office:value-type="float"/>
          <table:table-cell table:number-matrix-columns-spanned="1" table:number-matrix-rows-spanned="1" table:formula="of:=SUM([.AE3:.AE7]=[.$BS3:.$BS7])" office:value-type="float"/>
          <table:table-cell table:number-matrix-columns-spanned="1" table:number-matrix-rows-spanned="1" table:formula="of:=SUM([.AF3:.AF7]=[.$BT3:.$BT7])" office:value-type="float"/>
          <table:table-cell table:number-matrix-columns-spanned="1" table:number-matrix-rows-spanned="1" table:formula="of:=SUM([.AG3:.AG7]=[.$BU3:.$BU7])" office:value-type="float"/>
          <table:table-cell table:number-matrix-columns-spanned="1" table:number-matrix-rows-spanned="1" table:formula="of:=SUM([.AH3:.AH7]=[.$BV3:.$BV7])" office:value-type="float"/>
          <table:table-cell table:number-matrix-columns-spanned="1" table:number-matrix-rows-spanned="1" table:formula="of:=SUM([.AI3:.AI7]=[.$BW3:.$BW7])" office:value-type="float"/>
          <table:table-cell table:number-matrix-columns-spanned="1" table:number-matrix-rows-spanned="1" table:formula="of:=SUM([.AJ3:.AJ7]=[.$BX3:.$BX7])" office:value-type="float"/>
          <table:table-cell table:number-matrix-columns-spanned="1" table:number-matrix-rows-spanned="1" table:formula="of:=SUM([.AK3:.AK7]=[.$BY3:.$BY7])" office:value-type="float"/>
          <table:table-cell table:number-matrix-columns-spanned="1" table:number-matrix-rows-spanned="1" table:formula="of:=SUM([.AL3:.AL7]=[.$BZ3:.$BZ7])" office:value-type="float"/>
          <table:table-cell table:number-matrix-columns-spanned="1" table:number-matrix-rows-spanned="1" table:formula="of:=SUM([.AM3:.AM7]=[.$CA3:.$CA7])" office:value-type="float"/>
          <table:table-cell table:number-matrix-columns-spanned="1" table:number-matrix-rows-spanned="1" table:formula="of:=SUM([.AN3:.AN7]=[.$CB3:.$CB7])" office:value-type="float"/>
          <table:table-cell table:number-matrix-columns-spanned="1" table:number-matrix-rows-spanned="1" table:formula="of:=SUM([.AO3:.AO7]=[.$CC3:.$CC7])" office:value-type="float"/>
          <table:table-cell table:number-matrix-columns-spanned="1" table:number-matrix-rows-spanned="1" table:formula="of:=SUM([.AP3:.AP7]=[.$BJ3:.$BJ7])" office:value-type="float"/>
          <table:table-cell table:number-matrix-columns-spanned="1" table:number-matrix-rows-spanned="1" table:formula="of:=SUM([.AQ3:.AQ7]=[.$BK3:.$BK7])" office:value-type="float"/>
          <table:table-cell table:number-matrix-columns-spanned="1" table:number-matrix-rows-spanned="1" table:formula="of:=SUM([.AR3:.AR7]=[.$BL3:.$BL7])" office:value-type="float"/>
          <table:table-cell table:number-matrix-columns-spanned="1" table:number-matrix-rows-spanned="1" table:formula="of:=SUM([.AS3:.AS7]=[.$BM3:.$BM7])" office:value-type="float"/>
          <table:table-cell table:number-matrix-columns-spanned="1" table:number-matrix-rows-spanned="1" table:formula="of:=SUM([.AT3:.AT7]=[.$BN3:.$BN7])" office:value-type="float"/>
          <table:table-cell table:number-matrix-columns-spanned="1" table:number-matrix-rows-spanned="1" table:formula="of:=SUM([.AU3:.AU7]=[.$BO3:.$BO7])" office:value-type="float"/>
          <table:table-cell table:number-matrix-columns-spanned="1" table:number-matrix-rows-spanned="1" table:formula="of:=SUM([.AV3:.AV7]=[.$BP3:.$BP7])" office:value-type="float"/>
          <table:table-cell table:number-matrix-columns-spanned="1" table:number-matrix-rows-spanned="1" table:formula="of:=SUM([.AW3:.AW7]=[.$BQ3:.$BQ7])" office:value-type="float"/>
          <table:table-cell table:number-matrix-columns-spanned="1" table:number-matrix-rows-spanned="1" table:formula="of:=SUM([.AX3:.AX7]=[.$BR3:.$BR7])" office:value-type="float"/>
          <table:table-cell table:number-matrix-columns-spanned="1" table:number-matrix-rows-spanned="1" table:formula="of:=SUM([.AY3:.AY7]=[.$BS3:.$BS7])" office:value-type="float"/>
          <table:table-cell table:number-matrix-columns-spanned="1" table:number-matrix-rows-spanned="1" table:formula="of:=SUM([.AZ3:.AZ7]=[.$BT3:.$BT7])" office:value-type="float"/>
          <table:table-cell table:number-matrix-columns-spanned="1" table:number-matrix-rows-spanned="1" table:formula="of:=SUM([.BA3:.BA7]=[.$BU3:.$BU7])" office:value-type="float"/>
          <table:table-cell table:number-matrix-columns-spanned="1" table:number-matrix-rows-spanned="1" table:formula="of:=SUM([.BB3:.BB7]=[.$BV3:.$BV7])" office:value-type="float"/>
          <table:table-cell table:number-matrix-columns-spanned="1" table:number-matrix-rows-spanned="1" table:formula="of:=SUM([.BC3:.BC7]=[.$BW3:.$BW7])" office:value-type="float"/>
          <table:table-cell table:number-matrix-columns-spanned="1" table:number-matrix-rows-spanned="1" table:formula="of:=SUM([.BD3:.BD7]=[.$BX3:.$BX7])" office:value-type="float"/>
          <table:table-cell table:number-matrix-columns-spanned="1" table:number-matrix-rows-spanned="1" table:formula="of:=SUM([.BE3:.BE7]=[.$BY3:.$BY7])" office:value-type="float"/>
          <table:table-cell table:number-matrix-columns-spanned="1" table:number-matrix-rows-spanned="1" table:formula="of:=SUM([.BF3:.BF7]=[.$BZ3:.$BZ7])" office:value-type="float"/>
          <table:table-cell table:number-matrix-columns-spanned="1" table:number-matrix-rows-spanned="1" table:formula="of:=SUM([.BG3:.BG7]=[.$CA3:.$CA7])" office:value-type="float"/>
          <table:table-cell table:number-matrix-columns-spanned="1" table:number-matrix-rows-spanned="1" table:formula="of:=SUM([.BH3:.BH7]=[.$CB3:.$CB7])" office:value-type="float"/>
          <table:table-cell table:number-matrix-columns-spanned="1" table:number-matrix-rows-spanned="1" table:formula="of:=SUM([.BI3:.BI7]=[.$CC3:.$C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D3:.$CD7])" office:value-type="float"/>
          <table:table-cell table:number-matrix-columns-spanned="1" table:number-matrix-rows-spanned="1" table:formula="of:=SUM([.C3:.C7]&lt;[.$CE3:.$CE7])" office:value-type="float"/>
          <table:table-cell table:number-matrix-columns-spanned="1" table:number-matrix-rows-spanned="1" table:formula="of:=SUM([.D3:.D7]&lt;[.$CF3:.$CF7])" office:value-type="float"/>
          <table:table-cell table:number-matrix-columns-spanned="1" table:number-matrix-rows-spanned="1" table:formula="of:=SUM([.E3:.E7]&lt;[.$CG3:.$CG7])" office:value-type="float"/>
          <table:table-cell table:number-matrix-columns-spanned="1" table:number-matrix-rows-spanned="1" table:formula="of:=SUM([.F3:.F7]&lt;[.$CH3:.$CH7])" office:value-type="float"/>
          <table:table-cell table:number-matrix-columns-spanned="1" table:number-matrix-rows-spanned="1" table:formula="of:=SUM([.G3:.G7]&lt;[.$CI3:.$CI7])" office:value-type="float"/>
          <table:table-cell table:number-matrix-columns-spanned="1" table:number-matrix-rows-spanned="1" table:formula="of:=SUM([.H3:.H7]&lt;[.$CJ3:.$CJ7])" office:value-type="float"/>
          <table:table-cell table:number-matrix-columns-spanned="1" table:number-matrix-rows-spanned="1" table:formula="of:=SUM([.I3:.I7]&lt;[.$CK3:.$CK7])" office:value-type="float"/>
          <table:table-cell table:number-matrix-columns-spanned="1" table:number-matrix-rows-spanned="1" table:formula="of:=SUM([.J3:.J7]&lt;[.$CL3:.$CL7])" office:value-type="float"/>
          <table:table-cell table:number-matrix-columns-spanned="1" table:number-matrix-rows-spanned="1" table:formula="of:=SUM([.K3:.K7]&lt;[.$CM3:.$CM7])" office:value-type="float"/>
          <table:table-cell table:number-matrix-columns-spanned="1" table:number-matrix-rows-spanned="1" table:formula="of:=SUM([.L3:.L7]&lt;[.$CN3:.$CN7])" office:value-type="float"/>
          <table:table-cell table:number-matrix-columns-spanned="1" table:number-matrix-rows-spanned="1" table:formula="of:=SUM([.M3:.M7]&lt;[.$CO3:.$CO7])" office:value-type="float"/>
          <table:table-cell table:number-matrix-columns-spanned="1" table:number-matrix-rows-spanned="1" table:formula="of:=SUM([.N3:.N7]&lt;[.$CP3:.$CP7])" office:value-type="float"/>
          <table:table-cell table:number-matrix-columns-spanned="1" table:number-matrix-rows-spanned="1" table:formula="of:=SUM([.O3:.O7]&lt;[.$CQ3:.$CQ7])" office:value-type="float"/>
          <table:table-cell table:number-matrix-columns-spanned="1" table:number-matrix-rows-spanned="1" table:formula="of:=SUM([.P3:.P7]&lt;[.$CR3:.$CR7])" office:value-type="float"/>
          <table:table-cell table:number-matrix-columns-spanned="1" table:number-matrix-rows-spanned="1" table:formula="of:=SUM([.Q3:.Q7]&lt;[.$CS3:.$CS7])" office:value-type="float"/>
          <table:table-cell table:number-matrix-columns-spanned="1" table:number-matrix-rows-spanned="1" table:formula="of:=SUM([.R3:.R7]&lt;[.$CT3:.$CT7])" office:value-type="float"/>
          <table:table-cell table:number-matrix-columns-spanned="1" table:number-matrix-rows-spanned="1" table:formula="of:=SUM([.S3:.S7]&lt;[.$CU3:.$CU7])" office:value-type="float"/>
          <table:table-cell table:number-matrix-columns-spanned="1" table:number-matrix-rows-spanned="1" table:formula="of:=SUM([.T3:.T7]&lt;[.$CV3:.$CV7])" office:value-type="float"/>
          <table:table-cell table:number-matrix-columns-spanned="1" table:number-matrix-rows-spanned="1" table:formula="of:=SUM([.U3:.U7]&lt;[.$CW3:.$CW7])" office:value-type="float"/>
          <table:table-cell table:number-matrix-columns-spanned="1" table:number-matrix-rows-spanned="1" table:formula="of:=SUM([.V3:.V7]&lt;[.$CD3:.$CD7])" office:value-type="float"/>
          <table:table-cell table:number-matrix-columns-spanned="1" table:number-matrix-rows-spanned="1" table:formula="of:=SUM([.W3:.W7]&lt;[.$CE3:.$CE7])" office:value-type="float"/>
          <table:table-cell table:number-matrix-columns-spanned="1" table:number-matrix-rows-spanned="1" table:formula="of:=SUM([.X3:.X7]&lt;[.$CF3:.$CF7])" office:value-type="float"/>
          <table:table-cell table:number-matrix-columns-spanned="1" table:number-matrix-rows-spanned="1" table:formula="of:=SUM([.Y3:.Y7]&lt;[.$CG3:.$CG7])" office:value-type="float"/>
          <table:table-cell table:number-matrix-columns-spanned="1" table:number-matrix-rows-spanned="1" table:formula="of:=SUM([.Z3:.Z7]&lt;[.$CH3:.$CH7])" office:value-type="float"/>
          <table:table-cell table:number-matrix-columns-spanned="1" table:number-matrix-rows-spanned="1" table:formula="of:=SUM([.AA3:.AA7]&lt;[.$CI3:.$CI7])" office:value-type="float"/>
          <table:table-cell table:number-matrix-columns-spanned="1" table:number-matrix-rows-spanned="1" table:formula="of:=SUM([.AB3:.AB7]&lt;[.$CJ3:.$CJ7])" office:value-type="float"/>
          <table:table-cell table:number-matrix-columns-spanned="1" table:number-matrix-rows-spanned="1" table:formula="of:=SUM([.AC3:.AC7]&lt;[.$CK3:.$CK7])" office:value-type="float"/>
          <table:table-cell table:number-matrix-columns-spanned="1" table:number-matrix-rows-spanned="1" table:formula="of:=SUM([.AD3:.AD7]&lt;[.$CL3:.$CL7])" office:value-type="float"/>
          <table:table-cell table:number-matrix-columns-spanned="1" table:number-matrix-rows-spanned="1" table:formula="of:=SUM([.AE3:.AE7]&lt;[.$CM3:.$CM7])" office:value-type="float"/>
          <table:table-cell table:number-matrix-columns-spanned="1" table:number-matrix-rows-spanned="1" table:formula="of:=SUM([.AF3:.AF7]&lt;[.$CN3:.$CN7])" office:value-type="float"/>
          <table:table-cell table:number-matrix-columns-spanned="1" table:number-matrix-rows-spanned="1" table:formula="of:=SUM([.AG3:.AG7]&lt;[.$CO3:.$CO7])" office:value-type="float"/>
          <table:table-cell table:number-matrix-columns-spanned="1" table:number-matrix-rows-spanned="1" table:formula="of:=SUM([.AH3:.AH7]&lt;[.$CP3:.$CP7])" office:value-type="float"/>
          <table:table-cell table:number-matrix-columns-spanned="1" table:number-matrix-rows-spanned="1" table:formula="of:=SUM([.AI3:.AI7]&lt;[.$CQ3:.$CQ7])" office:value-type="float"/>
          <table:table-cell table:number-matrix-columns-spanned="1" table:number-matrix-rows-spanned="1" table:formula="of:=SUM([.AJ3:.AJ7]&lt;[.$CR3:.$CR7])" office:value-type="float"/>
          <table:table-cell table:number-matrix-columns-spanned="1" table:number-matrix-rows-spanned="1" table:formula="of:=SUM([.AK3:.AK7]&lt;[.$CS3:.$CS7])" office:value-type="float"/>
          <table:table-cell table:number-matrix-columns-spanned="1" table:number-matrix-rows-spanned="1" table:formula="of:=SUM([.AL3:.AL7]&lt;[.$CT3:.$CT7])" office:value-type="float"/>
          <table:table-cell table:number-matrix-columns-spanned="1" table:number-matrix-rows-spanned="1" table:formula="of:=SUM([.AM3:.AM7]&lt;[.$CU3:.$CU7])" office:value-type="float"/>
          <table:table-cell table:number-matrix-columns-spanned="1" table:number-matrix-rows-spanned="1" table:formula="of:=SUM([.AN3:.AN7]&lt;[.$CV3:.$CV7])" office:value-type="float"/>
          <table:table-cell table:number-matrix-columns-spanned="1" table:number-matrix-rows-spanned="1" table:formula="of:=SUM([.AO3:.AO7]&lt;[.$CW3:.$CW7])" office:value-type="float"/>
          <table:table-cell table:number-matrix-columns-spanned="1" table:number-matrix-rows-spanned="1" table:formula="of:=SUM([.AP3:.AP7]&lt;[.$CD3:.$CD7])" office:value-type="float"/>
          <table:table-cell table:number-matrix-columns-spanned="1" table:number-matrix-rows-spanned="1" table:formula="of:=SUM([.AQ3:.AQ7]&lt;[.$CE3:.$CE7])" office:value-type="float"/>
          <table:table-cell table:number-matrix-columns-spanned="1" table:number-matrix-rows-spanned="1" table:formula="of:=SUM([.AR3:.AR7]&lt;[.$CF3:.$CF7])" office:value-type="float"/>
          <table:table-cell table:number-matrix-columns-spanned="1" table:number-matrix-rows-spanned="1" table:formula="of:=SUM([.AS3:.AS7]&lt;[.$CG3:.$CG7])" office:value-type="float"/>
          <table:table-cell table:number-matrix-columns-spanned="1" table:number-matrix-rows-spanned="1" table:formula="of:=SUM([.AT3:.AT7]&lt;[.$CH3:.$CH7])" office:value-type="float"/>
          <table:table-cell table:number-matrix-columns-spanned="1" table:number-matrix-rows-spanned="1" table:formula="of:=SUM([.AU3:.AU7]&lt;[.$CI3:.$CI7])" office:value-type="float"/>
          <table:table-cell table:number-matrix-columns-spanned="1" table:number-matrix-rows-spanned="1" table:formula="of:=SUM([.AV3:.AV7]&lt;[.$CJ3:.$CJ7])" office:value-type="float"/>
          <table:table-cell table:number-matrix-columns-spanned="1" table:number-matrix-rows-spanned="1" table:formula="of:=SUM([.AW3:.AW7]&lt;[.$CK3:.$CK7])" office:value-type="float"/>
          <table:table-cell table:number-matrix-columns-spanned="1" table:number-matrix-rows-spanned="1" table:formula="of:=SUM([.AX3:.AX7]&lt;[.$CL3:.$CL7])" office:value-type="float"/>
          <table:table-cell table:number-matrix-columns-spanned="1" table:number-matrix-rows-spanned="1" table:formula="of:=SUM([.AY3:.AY7]&lt;[.$CM3:.$CM7])" office:value-type="float"/>
          <table:table-cell table:number-matrix-columns-spanned="1" table:number-matrix-rows-spanned="1" table:formula="of:=SUM([.AZ3:.AZ7]&lt;[.$CN3:.$CN7])" office:value-type="float"/>
          <table:table-cell table:number-matrix-columns-spanned="1" table:number-matrix-rows-spanned="1" table:formula="of:=SUM([.BA3:.BA7]&lt;[.$CO3:.$CO7])" office:value-type="float"/>
          <table:table-cell table:number-matrix-columns-spanned="1" table:number-matrix-rows-spanned="1" table:formula="of:=SUM([.BB3:.BB7]&lt;[.$CP3:.$CP7])" office:value-type="float"/>
          <table:table-cell table:number-matrix-columns-spanned="1" table:number-matrix-rows-spanned="1" table:formula="of:=SUM([.BC3:.BC7]&lt;[.$CQ3:.$CQ7])" office:value-type="float"/>
          <table:table-cell table:number-matrix-columns-spanned="1" table:number-matrix-rows-spanned="1" table:formula="of:=SUM([.BD3:.BD7]&lt;[.$CR3:.$CR7])" office:value-type="float"/>
          <table:table-cell table:number-matrix-columns-spanned="1" table:number-matrix-rows-spanned="1" table:formula="of:=SUM([.BE3:.BE7]&lt;[.$CS3:.$CS7])" office:value-type="float"/>
          <table:table-cell table:number-matrix-columns-spanned="1" table:number-matrix-rows-spanned="1" table:formula="of:=SUM([.BF3:.BF7]&lt;[.$CT3:.$CT7])" office:value-type="float"/>
          <table:table-cell table:number-matrix-columns-spanned="1" table:number-matrix-rows-spanned="1" table:formula="of:=SUM([.BG3:.BG7]&lt;[.$CU3:.$CU7])" office:value-type="float"/>
          <table:table-cell table:number-matrix-columns-spanned="1" table:number-matrix-rows-spanned="1" table:formula="of:=SUM([.BH3:.BH7]&lt;[.$CV3:.$CV7])" office:value-type="float"/>
          <table:table-cell table:number-matrix-columns-spanned="1" table:number-matrix-rows-spanned="1" table:formula="of:=SUM([.BI3:.BI7]&lt;[.$CW3:.$CW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D3:.$CD7])" office:value-type="float"/>
          <table:table-cell table:number-matrix-columns-spanned="1" table:number-matrix-rows-spanned="1" table:formula="of:=SUM([.C3:.C7]&gt;[.$CE3:.$CE7])" office:value-type="float"/>
          <table:table-cell table:number-matrix-columns-spanned="1" table:number-matrix-rows-spanned="1" table:formula="of:=SUM([.D3:.D7]&gt;[.$CF3:.$CF7])" office:value-type="float"/>
          <table:table-cell table:number-matrix-columns-spanned="1" table:number-matrix-rows-spanned="1" table:formula="of:=SUM([.E3:.E7]&gt;[.$CG3:.$CG7])" office:value-type="float"/>
          <table:table-cell table:number-matrix-columns-spanned="1" table:number-matrix-rows-spanned="1" table:formula="of:=SUM([.F3:.F7]&gt;[.$CH3:.$CH7])" office:value-type="float"/>
          <table:table-cell table:number-matrix-columns-spanned="1" table:number-matrix-rows-spanned="1" table:formula="of:=SUM([.G3:.G7]&gt;[.$CI3:.$CI7])" office:value-type="float"/>
          <table:table-cell table:number-matrix-columns-spanned="1" table:number-matrix-rows-spanned="1" table:formula="of:=SUM([.H3:.H7]&gt;[.$CJ3:.$CJ7])" office:value-type="float"/>
          <table:table-cell table:number-matrix-columns-spanned="1" table:number-matrix-rows-spanned="1" table:formula="of:=SUM([.I3:.I7]&gt;[.$CK3:.$CK7])" office:value-type="float"/>
          <table:table-cell table:number-matrix-columns-spanned="1" table:number-matrix-rows-spanned="1" table:formula="of:=SUM([.J3:.J7]&gt;[.$CL3:.$CL7])" office:value-type="float"/>
          <table:table-cell table:number-matrix-columns-spanned="1" table:number-matrix-rows-spanned="1" table:formula="of:=SUM([.K3:.K7]&gt;[.$CM3:.$CM7])" office:value-type="float"/>
          <table:table-cell table:number-matrix-columns-spanned="1" table:number-matrix-rows-spanned="1" table:formula="of:=SUM([.L3:.L7]&gt;[.$CN3:.$CN7])" office:value-type="float"/>
          <table:table-cell table:number-matrix-columns-spanned="1" table:number-matrix-rows-spanned="1" table:formula="of:=SUM([.M3:.M7]&gt;[.$CO3:.$CO7])" office:value-type="float"/>
          <table:table-cell table:number-matrix-columns-spanned="1" table:number-matrix-rows-spanned="1" table:formula="of:=SUM([.N3:.N7]&gt;[.$CP3:.$CP7])" office:value-type="float"/>
          <table:table-cell table:number-matrix-columns-spanned="1" table:number-matrix-rows-spanned="1" table:formula="of:=SUM([.O3:.O7]&gt;[.$CQ3:.$CQ7])" office:value-type="float"/>
          <table:table-cell table:number-matrix-columns-spanned="1" table:number-matrix-rows-spanned="1" table:formula="of:=SUM([.P3:.P7]&gt;[.$CR3:.$CR7])" office:value-type="float"/>
          <table:table-cell table:number-matrix-columns-spanned="1" table:number-matrix-rows-spanned="1" table:formula="of:=SUM([.Q3:.Q7]&gt;[.$CS3:.$CS7])" office:value-type="float"/>
          <table:table-cell table:number-matrix-columns-spanned="1" table:number-matrix-rows-spanned="1" table:formula="of:=SUM([.R3:.R7]&gt;[.$CT3:.$CT7])" office:value-type="float"/>
          <table:table-cell table:number-matrix-columns-spanned="1" table:number-matrix-rows-spanned="1" table:formula="of:=SUM([.S3:.S7]&gt;[.$CU3:.$CU7])" office:value-type="float"/>
          <table:table-cell table:number-matrix-columns-spanned="1" table:number-matrix-rows-spanned="1" table:formula="of:=SUM([.T3:.T7]&gt;[.$CV3:.$CV7])" office:value-type="float"/>
          <table:table-cell table:number-matrix-columns-spanned="1" table:number-matrix-rows-spanned="1" table:formula="of:=SUM([.U3:.U7]&gt;[.$CW3:.$CW7])" office:value-type="float"/>
          <table:table-cell table:number-matrix-columns-spanned="1" table:number-matrix-rows-spanned="1" table:formula="of:=SUM([.V3:.V7]&gt;[.$CD3:.$CD7])" office:value-type="float"/>
          <table:table-cell table:number-matrix-columns-spanned="1" table:number-matrix-rows-spanned="1" table:formula="of:=SUM([.W3:.W7]&gt;[.$CE3:.$CE7])" office:value-type="float"/>
          <table:table-cell table:number-matrix-columns-spanned="1" table:number-matrix-rows-spanned="1" table:formula="of:=SUM([.X3:.X7]&gt;[.$CF3:.$CF7])" office:value-type="float"/>
          <table:table-cell table:number-matrix-columns-spanned="1" table:number-matrix-rows-spanned="1" table:formula="of:=SUM([.Y3:.Y7]&gt;[.$CG3:.$CG7])" office:value-type="float"/>
          <table:table-cell table:number-matrix-columns-spanned="1" table:number-matrix-rows-spanned="1" table:formula="of:=SUM([.Z3:.Z7]&gt;[.$CH3:.$CH7])" office:value-type="float"/>
          <table:table-cell table:number-matrix-columns-spanned="1" table:number-matrix-rows-spanned="1" table:formula="of:=SUM([.AA3:.AA7]&gt;[.$CI3:.$CI7])" office:value-type="float"/>
          <table:table-cell table:number-matrix-columns-spanned="1" table:number-matrix-rows-spanned="1" table:formula="of:=SUM([.AB3:.AB7]&gt;[.$CJ3:.$CJ7])" office:value-type="float"/>
          <table:table-cell table:number-matrix-columns-spanned="1" table:number-matrix-rows-spanned="1" table:formula="of:=SUM([.AC3:.AC7]&gt;[.$CK3:.$CK7])" office:value-type="float"/>
          <table:table-cell table:number-matrix-columns-spanned="1" table:number-matrix-rows-spanned="1" table:formula="of:=SUM([.AD3:.AD7]&gt;[.$CL3:.$CL7])" office:value-type="float"/>
          <table:table-cell table:number-matrix-columns-spanned="1" table:number-matrix-rows-spanned="1" table:formula="of:=SUM([.AE3:.AE7]&gt;[.$CM3:.$CM7])" office:value-type="float"/>
          <table:table-cell table:number-matrix-columns-spanned="1" table:number-matrix-rows-spanned="1" table:formula="of:=SUM([.AF3:.AF7]&gt;[.$CN3:.$CN7])" office:value-type="float"/>
          <table:table-cell table:number-matrix-columns-spanned="1" table:number-matrix-rows-spanned="1" table:formula="of:=SUM([.AG3:.AG7]&gt;[.$CO3:.$CO7])" office:value-type="float"/>
          <table:table-cell table:number-matrix-columns-spanned="1" table:number-matrix-rows-spanned="1" table:formula="of:=SUM([.AH3:.AH7]&gt;[.$CP3:.$CP7])" office:value-type="float"/>
          <table:table-cell table:number-matrix-columns-spanned="1" table:number-matrix-rows-spanned="1" table:formula="of:=SUM([.AI3:.AI7]&gt;[.$CQ3:.$CQ7])" office:value-type="float"/>
          <table:table-cell table:number-matrix-columns-spanned="1" table:number-matrix-rows-spanned="1" table:formula="of:=SUM([.AJ3:.AJ7]&gt;[.$CR3:.$CR7])" office:value-type="float"/>
          <table:table-cell table:number-matrix-columns-spanned="1" table:number-matrix-rows-spanned="1" table:formula="of:=SUM([.AK3:.AK7]&gt;[.$CS3:.$CS7])" office:value-type="float"/>
          <table:table-cell table:number-matrix-columns-spanned="1" table:number-matrix-rows-spanned="1" table:formula="of:=SUM([.AL3:.AL7]&gt;[.$CT3:.$CT7])" office:value-type="float"/>
          <table:table-cell table:number-matrix-columns-spanned="1" table:number-matrix-rows-spanned="1" table:formula="of:=SUM([.AM3:.AM7]&gt;[.$CU3:.$CU7])" office:value-type="float"/>
          <table:table-cell table:number-matrix-columns-spanned="1" table:number-matrix-rows-spanned="1" table:formula="of:=SUM([.AN3:.AN7]&gt;[.$CV3:.$CV7])" office:value-type="float"/>
          <table:table-cell table:number-matrix-columns-spanned="1" table:number-matrix-rows-spanned="1" table:formula="of:=SUM([.AO3:.AO7]&gt;[.$CW3:.$CW7])" office:value-type="float"/>
          <table:table-cell table:number-matrix-columns-spanned="1" table:number-matrix-rows-spanned="1" table:formula="of:=SUM([.AP3:.AP7]&gt;[.$CD3:.$CD7])" office:value-type="float"/>
          <table:table-cell table:number-matrix-columns-spanned="1" table:number-matrix-rows-spanned="1" table:formula="of:=SUM([.AQ3:.AQ7]&gt;[.$CE3:.$CE7])" office:value-type="float"/>
          <table:table-cell table:number-matrix-columns-spanned="1" table:number-matrix-rows-spanned="1" table:formula="of:=SUM([.AR3:.AR7]&gt;[.$CF3:.$CF7])" office:value-type="float"/>
          <table:table-cell table:number-matrix-columns-spanned="1" table:number-matrix-rows-spanned="1" table:formula="of:=SUM([.AS3:.AS7]&gt;[.$CG3:.$CG7])" office:value-type="float"/>
          <table:table-cell table:number-matrix-columns-spanned="1" table:number-matrix-rows-spanned="1" table:formula="of:=SUM([.AT3:.AT7]&gt;[.$CH3:.$CH7])" office:value-type="float"/>
          <table:table-cell table:number-matrix-columns-spanned="1" table:number-matrix-rows-spanned="1" table:formula="of:=SUM([.AU3:.AU7]&gt;[.$CI3:.$CI7])" office:value-type="float"/>
          <table:table-cell table:number-matrix-columns-spanned="1" table:number-matrix-rows-spanned="1" table:formula="of:=SUM([.AV3:.AV7]&gt;[.$CJ3:.$CJ7])" office:value-type="float"/>
          <table:table-cell table:number-matrix-columns-spanned="1" table:number-matrix-rows-spanned="1" table:formula="of:=SUM([.AW3:.AW7]&gt;[.$CK3:.$CK7])" office:value-type="float"/>
          <table:table-cell table:number-matrix-columns-spanned="1" table:number-matrix-rows-spanned="1" table:formula="of:=SUM([.AX3:.AX7]&gt;[.$CL3:.$CL7])" office:value-type="float"/>
          <table:table-cell table:number-matrix-columns-spanned="1" table:number-matrix-rows-spanned="1" table:formula="of:=SUM([.AY3:.AY7]&gt;[.$CM3:.$CM7])" office:value-type="float"/>
          <table:table-cell table:number-matrix-columns-spanned="1" table:number-matrix-rows-spanned="1" table:formula="of:=SUM([.AZ3:.AZ7]&gt;[.$CN3:.$CN7])" office:value-type="float"/>
          <table:table-cell table:number-matrix-columns-spanned="1" table:number-matrix-rows-spanned="1" table:formula="of:=SUM([.BA3:.BA7]&gt;[.$CO3:.$CO7])" office:value-type="float"/>
          <table:table-cell table:number-matrix-columns-spanned="1" table:number-matrix-rows-spanned="1" table:formula="of:=SUM([.BB3:.BB7]&gt;[.$CP3:.$CP7])" office:value-type="float"/>
          <table:table-cell table:number-matrix-columns-spanned="1" table:number-matrix-rows-spanned="1" table:formula="of:=SUM([.BC3:.BC7]&gt;[.$CQ3:.$CQ7])" office:value-type="float"/>
          <table:table-cell table:number-matrix-columns-spanned="1" table:number-matrix-rows-spanned="1" table:formula="of:=SUM([.BD3:.BD7]&gt;[.$CR3:.$CR7])" office:value-type="float"/>
          <table:table-cell table:number-matrix-columns-spanned="1" table:number-matrix-rows-spanned="1" table:formula="of:=SUM([.BE3:.BE7]&gt;[.$CS3:.$CS7])" office:value-type="float"/>
          <table:table-cell table:number-matrix-columns-spanned="1" table:number-matrix-rows-spanned="1" table:formula="of:=SUM([.BF3:.BF7]&gt;[.$CT3:.$CT7])" office:value-type="float"/>
          <table:table-cell table:number-matrix-columns-spanned="1" table:number-matrix-rows-spanned="1" table:formula="of:=SUM([.BG3:.BG7]&gt;[.$CU3:.$CU7])" office:value-type="float"/>
          <table:table-cell table:number-matrix-columns-spanned="1" table:number-matrix-rows-spanned="1" table:formula="of:=SUM([.BH3:.BH7]&gt;[.$CV3:.$CV7])" office:value-type="float"/>
          <table:table-cell table:number-matrix-columns-spanned="1" table:number-matrix-rows-spanned="1" table:formula="of:=SUM([.BI3:.BI7]&gt;[.$CW3:.$CW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CX3:.$CX7])" office:value-type="float"/>
          <table:table-cell table:number-matrix-columns-spanned="1" table:number-matrix-rows-spanned="1" table:formula="of:=SUM([.C3:.C7]=[.$CY3:.$CY7])" office:value-type="float"/>
          <table:table-cell table:number-matrix-columns-spanned="1" table:number-matrix-rows-spanned="1" table:formula="of:=SUM([.D3:.D7]=[.$CZ3:.$CZ7])" office:value-type="float"/>
          <table:table-cell table:number-matrix-columns-spanned="1" table:number-matrix-rows-spanned="1" table:formula="of:=SUM([.E3:.E7]=[.$DA3:.$DA7])" office:value-type="float"/>
          <table:table-cell table:number-matrix-columns-spanned="1" table:number-matrix-rows-spanned="1" table:formula="of:=SUM([.F3:.F7]=[.$DB3:.$DB7])" office:value-type="float"/>
          <table:table-cell table:number-matrix-columns-spanned="1" table:number-matrix-rows-spanned="1" table:formula="of:=SUM([.G3:.G7]=[.$DC3:.$DC7])" office:value-type="float"/>
          <table:table-cell table:number-matrix-columns-spanned="1" table:number-matrix-rows-spanned="1" table:formula="of:=SUM([.H3:.H7]=[.$DD3:.$DD7])" office:value-type="float"/>
          <table:table-cell table:number-matrix-columns-spanned="1" table:number-matrix-rows-spanned="1" table:formula="of:=SUM([.I3:.I7]=[.$DE3:.$DE7])" office:value-type="float"/>
          <table:table-cell table:number-matrix-columns-spanned="1" table:number-matrix-rows-spanned="1" table:formula="of:=SUM([.J3:.J7]=[.$DF3:.$DF7])" office:value-type="float"/>
          <table:table-cell table:number-matrix-columns-spanned="1" table:number-matrix-rows-spanned="1" table:formula="of:=SUM([.K3:.K7]=[.$DG3:.$DG7])" office:value-type="float"/>
          <table:table-cell table:number-matrix-columns-spanned="1" table:number-matrix-rows-spanned="1" table:formula="of:=SUM([.L3:.L7]=[.$DH3:.$DH7])" office:value-type="float"/>
          <table:table-cell table:number-matrix-columns-spanned="1" table:number-matrix-rows-spanned="1" table:formula="of:=SUM([.M3:.M7]=[.$DI3:.$DI7])" office:value-type="float"/>
          <table:table-cell table:number-matrix-columns-spanned="1" table:number-matrix-rows-spanned="1" table:formula="of:=SUM([.N3:.N7]=[.$DJ3:.$DJ7])" office:value-type="float"/>
          <table:table-cell table:number-matrix-columns-spanned="1" table:number-matrix-rows-spanned="1" table:formula="of:=SUM([.O3:.O7]=[.$DK3:.$DK7])" office:value-type="float"/>
          <table:table-cell table:number-matrix-columns-spanned="1" table:number-matrix-rows-spanned="1" table:formula="of:=SUM([.P3:.P7]=[.$DL3:.$DL7])" office:value-type="float"/>
          <table:table-cell table:number-matrix-columns-spanned="1" table:number-matrix-rows-spanned="1" table:formula="of:=SUM([.Q3:.Q7]=[.$DM3:.$DM7])" office:value-type="float"/>
          <table:table-cell table:number-matrix-columns-spanned="1" table:number-matrix-rows-spanned="1" table:formula="of:=SUM([.R3:.R7]=[.$DN3:.$DN7])" office:value-type="float"/>
          <table:table-cell table:number-matrix-columns-spanned="1" table:number-matrix-rows-spanned="1" table:formula="of:=SUM([.S3:.S7]=[.$DO3:.$DO7])" office:value-type="float"/>
          <table:table-cell table:number-matrix-columns-spanned="1" table:number-matrix-rows-spanned="1" table:formula="of:=SUM([.T3:.T7]=[.$DP3:.$DP7])" office:value-type="float"/>
          <table:table-cell table:number-matrix-columns-spanned="1" table:number-matrix-rows-spanned="1" table:formula="of:=SUM([.U3:.U7]=[.$DQ3:.$DQ7])" office:value-type="float"/>
          <table:table-cell table:number-matrix-columns-spanned="1" table:number-matrix-rows-spanned="1" table:formula="of:=SUM([.V3:.V7]=[.$CX3:.$CX7])" office:value-type="float"/>
          <table:table-cell table:number-matrix-columns-spanned="1" table:number-matrix-rows-spanned="1" table:formula="of:=SUM([.W3:.W7]=[.$CY3:.$CY7])" office:value-type="float"/>
          <table:table-cell table:number-matrix-columns-spanned="1" table:number-matrix-rows-spanned="1" table:formula="of:=SUM([.X3:.X7]=[.$CZ3:.$CZ7])" office:value-type="float"/>
          <table:table-cell table:number-matrix-columns-spanned="1" table:number-matrix-rows-spanned="1" table:formula="of:=SUM([.Y3:.Y7]=[.$DA3:.$DA7])" office:value-type="float"/>
          <table:table-cell table:number-matrix-columns-spanned="1" table:number-matrix-rows-spanned="1" table:formula="of:=SUM([.Z3:.Z7]=[.$DB3:.$DB7])" office:value-type="float"/>
          <table:table-cell table:number-matrix-columns-spanned="1" table:number-matrix-rows-spanned="1" table:formula="of:=SUM([.AA3:.AA7]=[.$DC3:.$DC7])" office:value-type="float"/>
          <table:table-cell table:number-matrix-columns-spanned="1" table:number-matrix-rows-spanned="1" table:formula="of:=SUM([.AB3:.AB7]=[.$DD3:.$DD7])" office:value-type="float"/>
          <table:table-cell table:number-matrix-columns-spanned="1" table:number-matrix-rows-spanned="1" table:formula="of:=SUM([.AC3:.AC7]=[.$DE3:.$DE7])" office:value-type="float"/>
          <table:table-cell table:number-matrix-columns-spanned="1" table:number-matrix-rows-spanned="1" table:formula="of:=SUM([.AD3:.AD7]=[.$DF3:.$DF7])" office:value-type="float"/>
          <table:table-cell table:number-matrix-columns-spanned="1" table:number-matrix-rows-spanned="1" table:formula="of:=SUM([.AE3:.AE7]=[.$DG3:.$DG7])" office:value-type="float"/>
          <table:table-cell table:number-matrix-columns-spanned="1" table:number-matrix-rows-spanned="1" table:formula="of:=SUM([.AF3:.AF7]=[.$DH3:.$DH7])" office:value-type="float"/>
          <table:table-cell table:number-matrix-columns-spanned="1" table:number-matrix-rows-spanned="1" table:formula="of:=SUM([.AG3:.AG7]=[.$DI3:.$DI7])" office:value-type="float"/>
          <table:table-cell table:number-matrix-columns-spanned="1" table:number-matrix-rows-spanned="1" table:formula="of:=SUM([.AH3:.AH7]=[.$DJ3:.$DJ7])" office:value-type="float"/>
          <table:table-cell table:number-matrix-columns-spanned="1" table:number-matrix-rows-spanned="1" table:formula="of:=SUM([.AI3:.AI7]=[.$DK3:.$DK7])" office:value-type="float"/>
          <table:table-cell table:number-matrix-columns-spanned="1" table:number-matrix-rows-spanned="1" table:formula="of:=SUM([.AJ3:.AJ7]=[.$DL3:.$DL7])" office:value-type="float"/>
          <table:table-cell table:number-matrix-columns-spanned="1" table:number-matrix-rows-spanned="1" table:formula="of:=SUM([.AK3:.AK7]=[.$DM3:.$DM7])" office:value-type="float"/>
          <table:table-cell table:number-matrix-columns-spanned="1" table:number-matrix-rows-spanned="1" table:formula="of:=SUM([.AL3:.AL7]=[.$DN3:.$DN7])" office:value-type="float"/>
          <table:table-cell table:number-matrix-columns-spanned="1" table:number-matrix-rows-spanned="1" table:formula="of:=SUM([.AM3:.AM7]=[.$DO3:.$DO7])" office:value-type="float"/>
          <table:table-cell table:number-matrix-columns-spanned="1" table:number-matrix-rows-spanned="1" table:formula="of:=SUM([.AN3:.AN7]=[.$DP3:.$DP7])" office:value-type="float"/>
          <table:table-cell table:number-matrix-columns-spanned="1" table:number-matrix-rows-spanned="1" table:formula="of:=SUM([.AO3:.AO7]=[.$DQ3:.$DQ7])" office:value-type="float"/>
          <table:table-cell table:number-matrix-columns-spanned="1" table:number-matrix-rows-spanned="1" table:formula="of:=SUM([.AP3:.AP7]=[.$CX3:.$CX7])" office:value-type="float"/>
          <table:table-cell table:number-matrix-columns-spanned="1" table:number-matrix-rows-spanned="1" table:formula="of:=SUM([.AQ3:.AQ7]=[.$CY3:.$CY7])" office:value-type="float"/>
          <table:table-cell table:number-matrix-columns-spanned="1" table:number-matrix-rows-spanned="1" table:formula="of:=SUM([.AR3:.AR7]=[.$CZ3:.$CZ7])" office:value-type="float"/>
          <table:table-cell table:number-matrix-columns-spanned="1" table:number-matrix-rows-spanned="1" table:formula="of:=SUM([.AS3:.AS7]=[.$DA3:.$DA7])" office:value-type="float"/>
          <table:table-cell table:number-matrix-columns-spanned="1" table:number-matrix-rows-spanned="1" table:formula="of:=SUM([.AT3:.AT7]=[.$DB3:.$DB7])" office:value-type="float"/>
          <table:table-cell table:number-matrix-columns-spanned="1" table:number-matrix-rows-spanned="1" table:formula="of:=SUM([.AU3:.AU7]=[.$DC3:.$DC7])" office:value-type="float"/>
          <table:table-cell table:number-matrix-columns-spanned="1" table:number-matrix-rows-spanned="1" table:formula="of:=SUM([.AV3:.AV7]=[.$DD3:.$DD7])" office:value-type="float"/>
          <table:table-cell table:number-matrix-columns-spanned="1" table:number-matrix-rows-spanned="1" table:formula="of:=SUM([.AW3:.AW7]=[.$DE3:.$DE7])" office:value-type="float"/>
          <table:table-cell table:number-matrix-columns-spanned="1" table:number-matrix-rows-spanned="1" table:formula="of:=SUM([.AX3:.AX7]=[.$DF3:.$DF7])" office:value-type="float"/>
          <table:table-cell table:number-matrix-columns-spanned="1" table:number-matrix-rows-spanned="1" table:formula="of:=SUM([.AY3:.AY7]=[.$DG3:.$DG7])" office:value-type="float"/>
          <table:table-cell table:number-matrix-columns-spanned="1" table:number-matrix-rows-spanned="1" table:formula="of:=SUM([.AZ3:.AZ7]=[.$DH3:.$DH7])" office:value-type="float"/>
          <table:table-cell table:number-matrix-columns-spanned="1" table:number-matrix-rows-spanned="1" table:formula="of:=SUM([.BA3:.BA7]=[.$DI3:.$DI7])" office:value-type="float"/>
          <table:table-cell table:number-matrix-columns-spanned="1" table:number-matrix-rows-spanned="1" table:formula="of:=SUM([.BB3:.BB7]=[.$DJ3:.$DJ7])" office:value-type="float"/>
          <table:table-cell table:number-matrix-columns-spanned="1" table:number-matrix-rows-spanned="1" table:formula="of:=SUM([.BC3:.BC7]=[.$DK3:.$DK7])" office:value-type="float"/>
          <table:table-cell table:number-matrix-columns-spanned="1" table:number-matrix-rows-spanned="1" table:formula="of:=SUM([.BD3:.BD7]=[.$DL3:.$DL7])" office:value-type="float"/>
          <table:table-cell table:number-matrix-columns-spanned="1" table:number-matrix-rows-spanned="1" table:formula="of:=SUM([.BE3:.BE7]=[.$DM3:.$DM7])" office:value-type="float"/>
          <table:table-cell table:number-matrix-columns-spanned="1" table:number-matrix-rows-spanned="1" table:formula="of:=SUM([.BF3:.BF7]=[.$DN3:.$DN7])" office:value-type="float"/>
          <table:table-cell table:number-matrix-columns-spanned="1" table:number-matrix-rows-spanned="1" table:formula="of:=SUM([.BG3:.BG7]=[.$DO3:.$DO7])" office:value-type="float"/>
          <table:table-cell table:number-matrix-columns-spanned="1" table:number-matrix-rows-spanned="1" table:formula="of:=SUM([.BH3:.BH7]=[.$DP3:.$DP7])" office:value-type="float"/>
          <table:table-cell table:number-matrix-columns-spanned="1" table:number-matrix-rows-spanned="1" table:formula="of:=SUM([.BI3:.BI7]=[.$DQ3:.$DQ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